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1" svg:font-family="'Tibetan Machine Un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betan Machine Uni" officeooo:rsid="00014dd1" officeooo:paragraph-rsid="00014dd1"/>
    </style:style>
    <style:style style:name="P2" style:family="paragraph" style:parent-style-name="Standard">
      <style:paragraph-properties fo:text-align="center" style:justify-single-word="false"/>
      <style:text-properties style:font-name="Tibetan Machine Uni" fo:font-size="16pt" officeooo:rsid="00014dd1" officeooo:paragraph-rsid="00014dd1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betan Machine Uni" fo:font-size="18pt" officeooo:rsid="00014dd1" officeooo:paragraph-rsid="00014dd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Tibetan Machine Uni" fo:font-size="18pt" officeooo:rsid="00022f9b" officeooo:paragraph-rsid="0007a0a6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Tibetan Machine Uni" fo:font-size="12pt" officeooo:rsid="00022f9b" officeooo:paragraph-rsid="0007a0a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022f9b" officeooo:paragraph-rsid="0007a0a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022f9b" officeooo:paragraph-rsid="0086d87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042339" officeooo:paragraph-rsid="0007a0a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042339" officeooo:paragraph-rsid="000b976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042339" officeooo:paragraph-rsid="008de9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042339" officeooo:paragraph-rsid="008dfb7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1a0e87" officeooo:paragraph-rsid="001a0e8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1a0e87" officeooo:paragraph-rsid="008dfb7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310e86" officeooo:paragraph-rsid="00310e8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58370a" officeooo:paragraph-rsid="0058370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599173" officeooo:paragraph-rsid="0059917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599173" officeooo:paragraph-rsid="005b840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599173" officeooo:paragraph-rsid="0062dd6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599173" officeooo:paragraph-rsid="006d54f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7b7f93" officeooo:paragraph-rsid="007b7f9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824536" officeooo:paragraph-rsid="007e549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892e09" officeooo:paragraph-rsid="00892e09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0b9760" officeooo:paragraph-rsid="008dfb7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0b9760" officeooo:paragraph-rsid="008deee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119147" officeooo:paragraph-rsid="008dfb7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134084" officeooo:paragraph-rsid="008dfb7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150ae8" officeooo:paragraph-rsid="008dfb7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26dfb9" officeooo:paragraph-rsid="008dfb7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52cc61" officeooo:paragraph-rsid="0052cc6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27f0cd" officeooo:paragraph-rsid="008de95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10a6c2" officeooo:paragraph-rsid="008dfb7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2066ca" officeooo:paragraph-rsid="008dfb7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15f66a" officeooo:paragraph-rsid="008dfb7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184f1b" officeooo:paragraph-rsid="008dfb7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184f1b" officeooo:paragraph-rsid="00beead5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e38e11" officeooo:paragraph-rsid="00e38e1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24af60" officeooo:paragraph-rsid="008dfb7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2f6ce9" officeooo:paragraph-rsid="00ee8532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1034fe1" officeooo:paragraph-rsid="01034fe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065122" officeooo:paragraph-rsid="0007a0a6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0b9760" officeooo:paragraph-rsid="000b976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0b9760" officeooo:paragraph-rsid="008dfb7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119147" officeooo:paragraph-rsid="0011914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24af60" officeooo:paragraph-rsid="0024efa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134084" officeooo:paragraph-rsid="0007a0a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134084" officeooo:paragraph-rsid="0013408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134084" officeooo:paragraph-rsid="008dfb7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26dfb9" officeooo:paragraph-rsid="0007a0a6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1a0e87" officeooo:paragraph-rsid="001a0e8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betan Machine Uni" fo:font-size="12pt" fo:font-weight="normal" officeooo:rsid="00c0ae77" officeooo:paragraph-rsid="0007a0a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betan Machine Uni" fo:font-weight="normal" officeooo:rsid="00065122" officeooo:paragraph-rsid="00094099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betan Machine Uni" fo:font-size="13pt" fo:font-weight="bold" officeooo:rsid="00022f9b" officeooo:paragraph-rsid="00310e86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betan Machine Uni" fo:font-size="13pt" fo:font-weight="bold" officeooo:rsid="00022f9b" officeooo:paragraph-rsid="0086d870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betan Machine Uni" fo:font-size="13pt" fo:font-weight="bold" officeooo:rsid="00042339" officeooo:paragraph-rsid="008dfb70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Tibetan Machine Uni" fo:font-size="11pt" fo:font-weight="normal" officeooo:rsid="003719a7" officeooo:paragraph-rsid="00310e86" style:font-size-asian="9.60000038146973pt" style:font-weight-asian="normal" style:font-size-complex="11pt" style:font-weight-complex="normal"/>
    </style:style>
    <style:style style:name="P56" style:family="paragraph" style:parent-style-name="Standard">
      <style:text-properties style:font-name="Tibetan Machine Uni" fo:font-weight="bold" officeooo:rsid="00b997ed" officeooo:paragraph-rsid="00b997ed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paragraph-rsid="00094099"/>
    </style:style>
    <style:style style:name="P58" style:family="paragraph" style:parent-style-name="Standard">
      <style:paragraph-properties fo:text-align="start" style:justify-single-word="false"/>
      <style:text-properties officeooo:paragraph-rsid="00ba9fe6"/>
    </style:style>
    <style:style style:name="P59" style:family="paragraph" style:parent-style-name="Standard">
      <style:paragraph-properties fo:text-align="start" style:justify-single-word="false"/>
      <style:text-properties officeooo:paragraph-rsid="00ee8532"/>
    </style:style>
    <style:style style:name="P60" style:family="paragraph" style:parent-style-name="Standard">
      <style:paragraph-properties fo:text-align="start" style:justify-single-word="false"/>
      <style:text-properties officeooo:paragraph-rsid="00f03af8"/>
    </style:style>
    <style:style style:name="P61" style:family="paragraph" style:parent-style-name="Standard">
      <style:paragraph-properties fo:text-align="start" style:justify-single-word="false"/>
      <style:text-properties officeooo:paragraph-rsid="00fbc7d3"/>
    </style:style>
    <style:style style:name="P62" style:family="paragraph" style:parent-style-name="Standard">
      <style:text-properties fo:font-size="12pt" fo:font-weight="normal" officeooo:paragraph-rsid="0073b6d5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officeooo:rsid="01042ce5" officeooo:paragraph-rsid="01042ce5" style:font-size-asian="12pt" style:font-size-complex="12pt"/>
    </style:style>
    <style:style style:name="P64" style:family="paragraph" style:parent-style-name="Standard">
      <style:text-properties style:font-name="Liberation Serif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719a7" officeooo:paragraph-rsid="003719a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f8e9" officeooo:paragraph-rsid="003bf8e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cdce" officeooo:paragraph-rsid="0042cdc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11ab" officeooo:paragraph-rsid="004811ab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0339" officeooo:paragraph-rsid="004a0339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2cc61" officeooo:paragraph-rsid="0052cc6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370a" officeooo:paragraph-rsid="0058370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2020" officeooo:paragraph-rsid="00592020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9173" officeooo:paragraph-rsid="0059917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9173" officeooo:paragraph-rsid="005b840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9173" officeooo:paragraph-rsid="0062dd6c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aea90" officeooo:paragraph-rsid="005aea9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42339" officeooo:paragraph-rsid="0007a0a6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42339" officeooo:paragraph-rsid="0073b6d5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42339" officeooo:paragraph-rsid="008dee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42339" officeooo:paragraph-rsid="008dfb70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b7f93" officeooo:paragraph-rsid="007b7f9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1f0f" officeooo:paragraph-rsid="008c1f0f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b9760" officeooo:paragraph-rsid="008dfb7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19147" officeooo:paragraph-rsid="008dfb7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ee598" officeooo:paragraph-rsid="009ee59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4084" officeooo:paragraph-rsid="008dfb7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c3c19" officeooo:paragraph-rsid="00ac3c1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f04b5" officeooo:paragraph-rsid="00af04b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50ae8" officeooo:paragraph-rsid="008dfb7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bb560c" officeooo:paragraph-rsid="00bb560c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Liberation Serif" fo:font-size="12pt" fo:font-weight="normal" officeooo:rsid="00bb560c" officeooo:paragraph-rsid="0112ce1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4f1b" officeooo:paragraph-rsid="008dfb7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4f1b" officeooo:paragraph-rsid="00beead5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bbed1a" officeooo:paragraph-rsid="00bbed1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6dfb9" officeooo:paragraph-rsid="008dfb70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278dd" officeooo:paragraph-rsid="00c278d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278dd" officeooo:paragraph-rsid="00c34cf6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475ec" officeooo:paragraph-rsid="00c475e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066ca" officeooo:paragraph-rsid="008dfb7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7520" officeooo:paragraph-rsid="00c67520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7520" officeooo:paragraph-rsid="00c8aa1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7520" officeooo:paragraph-rsid="00ca823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7520" officeooo:paragraph-rsid="00cb7e87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7520" officeooo:paragraph-rsid="00cc95d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7520" officeooo:paragraph-rsid="00cdc3e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7520" officeooo:paragraph-rsid="00ce8ee6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7520" officeooo:paragraph-rsid="00d0721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67520" officeooo:paragraph-rsid="00d2113c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899cc" officeooo:paragraph-rsid="00c899c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f0cd" officeooo:paragraph-rsid="008de955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65653" officeooo:paragraph-rsid="00d6565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65653" officeooo:paragraph-rsid="00d71bd9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65653" officeooo:paragraph-rsid="00dc2d3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65653" officeooo:paragraph-rsid="00de1336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71bd9" officeooo:paragraph-rsid="00d71bd9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0a0b" officeooo:paragraph-rsid="00d90a0b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38e11" officeooo:paragraph-rsid="00e38e1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af60" officeooo:paragraph-rsid="008dfb70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4fbcd" officeooo:paragraph-rsid="00e4fbcd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22d8" officeooo:paragraph-rsid="010d22d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6ce9" officeooo:paragraph-rsid="00ba9fe6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6ce9" officeooo:paragraph-rsid="00fbc7d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2b719" officeooo:paragraph-rsid="00f2b719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4fe1" officeooo:paragraph-rsid="01034fe1" style:font-size-asian="10.5pt" style:font-weight-asian="normal" style:font-size-complex="12pt" style:font-weight-complex="normal"/>
    </style:style>
    <style:style style:name="P125" style:family="paragraph" style:parent-style-name="Standard">
      <style:text-properties style:font-name="Liberation Serif" fo:font-size="12pt" fo:font-weight="normal" officeooo:paragraph-rsid="007e5498" style:font-size-asian="12pt" style:font-weight-asian="normal" style:font-size-complex="12pt" style:font-weight-complex="normal"/>
    </style:style>
    <style:style style:name="P126" style:family="paragraph" style:parent-style-name="Standard">
      <style:text-properties style:font-name="Liberation Serif" fo:font-size="12pt" fo:font-weight="normal" officeooo:paragraph-rsid="009eb3a8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19147" officeooo:paragraph-rsid="009eb3a8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4084" officeooo:paragraph-rsid="00a1fccd" style:font-size-asian="12pt" style:font-weight-asian="normal" style:font-size-complex="12pt" style:font-weight-complex="normal"/>
    </style:style>
    <style:style style:name="P129" style:family="paragraph" style:parent-style-name="Standard">
      <style:text-properties style:font-name="Liberation Serif" fo:font-size="12pt" fo:font-weight="normal" officeooo:paragraph-rsid="009efd79" style:font-size-asian="12pt" style:font-weight-asian="normal" style:font-size-complex="12pt" style:font-weight-complex="normal"/>
    </style:style>
    <style:style style:name="P130" style:family="paragraph" style:parent-style-name="Standard">
      <style:text-properties style:font-name="Liberation Serif" fo:font-size="12pt" fo:font-weight="normal" officeooo:paragraph-rsid="00a1fccd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42339" officeooo:paragraph-rsid="0073b6d5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b7f93" officeooo:paragraph-rsid="007e5498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42339" officeooo:paragraph-rsid="0007a0a6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2b719" officeooo:paragraph-rsid="00f2b719" style:font-size-asian="10.5pt" style:font-weight-asian="bold" style:font-size-complex="12pt" style:font-weight-complex="bold"/>
    </style:style>
    <style:style style:name="P135" style:family="paragraph" style:parent-style-name="Standard">
      <style:text-properties style:font-name="Liberation Serif" fo:font-size="12pt" officeooo:paragraph-rsid="00a1fccd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19147" officeooo:paragraph-rsid="009eb3a8" style:font-size-asian="11pt" style:font-weight-asian="normal" style:font-size-complex="11pt" style:font-weight-complex="normal"/>
    </style:style>
    <style:style style:name="P137" style:family="paragraph" style:parent-style-name="Standard">
      <style:text-properties style:font-name="Liberation Serif" fo:font-weight="normal" style:font-weight-asian="normal" style:font-weight-complex="normal"/>
    </style:style>
    <style:style style:name="P138" style:family="paragraph" style:parent-style-name="Standard">
      <style:text-properties style:font-name="Liberation Serif" fo:font-weight="normal" officeooo:rsid="00b997ed" officeooo:paragraph-rsid="00b997ed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weight="normal" officeooo:paragraph-rsid="00ba9fe6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weight="normal" officeooo:paragraph-rsid="00fbc7d3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weight="normal" officeooo:rsid="00fd4365" officeooo:paragraph-rsid="00fd4365" style:font-weight-asian="normal" style:font-weight-complex="normal"/>
    </style:style>
    <style:style style:name="P142" style:family="paragraph" style:parent-style-name="Standard">
      <style:text-properties style:font-name="Liberation Serif" fo:font-weight="bold" officeooo:rsid="00f8b2a8" officeooo:paragraph-rsid="00f8b2a8" style:font-weight-asian="bold" style:font-weight-complex="bold"/>
    </style:style>
    <style:style style:name="P143" style:family="paragraph" style:parent-style-name="Standard">
      <style:text-properties officeooo:paragraph-rsid="0073b6d5"/>
    </style:style>
    <style:style style:name="P144" style:family="paragraph" style:parent-style-name="Standard">
      <style:text-properties officeooo:paragraph-rsid="00eb3ca0"/>
    </style:style>
    <style:style style:name="P145" style:family="paragraph" style:parent-style-name="Standard">
      <style:text-properties officeooo:rsid="01054855" officeooo:paragraph-rsid="01054855"/>
    </style:style>
    <style:style style:name="P146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52cc61" officeooo:paragraph-rsid="0052cc61" style:font-size-asian="12pt" style:font-weight-asian="normal" style:font-size-complex="12pt" style:font-weight-complex="normal"/>
    </style:style>
    <style:style style:name="P147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599173" officeooo:paragraph-rsid="005b8409" style:font-size-asian="12pt" style:font-weight-asian="normal" style:font-size-complex="12pt" style:font-weight-complex="normal"/>
    </style:style>
    <style:style style:name="P148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042339" officeooo:paragraph-rsid="008deeec" style:font-size-asian="12pt" style:font-weight-asian="normal" style:font-size-complex="12pt" style:font-weight-complex="normal"/>
    </style:style>
    <style:style style:name="P149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042339" officeooo:paragraph-rsid="0007a0a6" style:font-size-asian="12pt" style:font-weight-asian="normal" style:font-size-complex="12pt" style:font-weight-complex="normal"/>
    </style:style>
    <style:style style:name="P150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042339" officeooo:paragraph-rsid="008dfb70" style:font-size-asian="12pt" style:font-weight-asian="normal" style:font-size-complex="12pt" style:font-weight-complex="normal"/>
    </style:style>
    <style:style style:name="P151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0b9760" officeooo:paragraph-rsid="008dfb70" style:font-size-asian="12pt" style:font-weight-asian="normal" style:font-size-complex="12pt" style:font-weight-complex="normal"/>
    </style:style>
    <style:style style:name="P152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34084" officeooo:paragraph-rsid="008dfb70" style:font-size-asian="12pt" style:font-weight-asian="normal" style:font-size-complex="12pt" style:font-weight-complex="normal"/>
    </style:style>
    <style:style style:name="P153" style:family="paragraph" style:parent-style-name="Preformatted_20_Text">
      <style:text-properties style:font-name="Liberation Serif" fo:font-size="12pt" style:font-size-asian="12pt" style:font-size-complex="12pt"/>
    </style:style>
    <style:style style:name="P154" style:family="paragraph" style:parent-style-name="Preformatted_20_Text">
      <style:paragraph-properties fo:text-align="start" style:justify-single-word="false"/>
      <style:text-properties style:font-name="Liberation Serif" fo:font-size="12pt" officeooo:rsid="006a4b50" officeooo:paragraph-rsid="006a4b50" style:font-size-asian="12pt" style:font-size-complex="12pt"/>
    </style:style>
    <style:style style:name="P155" style:family="paragraph" style:parent-style-name="Preformatted_20_Text">
      <style:paragraph-properties fo:margin-top="0in" fo:margin-bottom="0.1965in" style:contextual-spacing="false"/>
      <style:text-properties style:font-name="Liberation Serif" fo:font-size="12pt" style:font-size-asian="12pt" style:font-size-complex="12pt"/>
    </style:style>
    <style:style style:name="P15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ab8e72" style:font-size-asian="12pt" style:font-size-complex="12pt"/>
    </style:style>
    <style:style style:name="P157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228eee" officeooo:paragraph-rsid="008dfb70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Tibetan Machine Uni" fo:font-size="12pt" fo:font-weight="bold" officeooo:rsid="002f6ce9" officeooo:paragraph-rsid="00ba9fe6" style:font-size-asian="10.5pt" style:font-weight-asian="bold" style:font-size-complex="12pt" style:font-weight-complex="bold"/>
    </style:style>
    <style:style style:name="P159" style:family="paragraph" style:parent-style-name="Standard">
      <style:text-properties style:font-name="Liberation Serif" fo:font-size="12pt" fo:font-weight="normal" officeooo:rsid="011df6b0" officeooo:paragraph-rsid="011df6b0" style:font-size-asian="12pt" style:font-weight-asian="normal" style:font-size-complex="12pt" style:font-weight-complex="normal"/>
    </style:style>
    <style:style style:name="T1" style:family="text">
      <style:text-properties officeooo:rsid="0004233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5122" style:font-weight-asian="normal" style:font-weight-complex="normal"/>
    </style:style>
    <style:style style:name="T4" style:family="text">
      <style:text-properties fo:font-weight="normal" officeooo:rsid="000b9760" style:font-weight-asian="normal" style:font-weight-complex="normal"/>
    </style:style>
    <style:style style:name="T5" style:family="text">
      <style:text-properties fo:font-weight="normal" officeooo:rsid="000ebd9e" style:font-weight-asian="normal" style:font-weight-complex="normal"/>
    </style:style>
    <style:style style:name="T6" style:family="text">
      <style:text-properties fo:font-weight="normal" officeooo:rsid="0010a6c2" style:font-weight-asian="normal" style:font-weight-complex="normal"/>
    </style:style>
    <style:style style:name="T7" style:family="text">
      <style:text-properties fo:font-weight="normal" officeooo:rsid="00119147" style:font-weight-asian="normal" style:font-weight-complex="normal"/>
    </style:style>
    <style:style style:name="T8" style:family="text">
      <style:text-properties fo:font-weight="normal" officeooo:rsid="00150ae8" style:font-weight-asian="normal" style:font-weight-complex="normal"/>
    </style:style>
    <style:style style:name="T9" style:family="text">
      <style:text-properties fo:font-weight="normal" officeooo:rsid="0015f66a" style:font-weight-asian="normal" style:font-weight-complex="normal"/>
    </style:style>
    <style:style style:name="T10" style:family="text">
      <style:text-properties fo:font-weight="normal" officeooo:rsid="00184f1b" style:font-weight-asian="normal" style:font-weight-complex="normal"/>
    </style:style>
    <style:style style:name="T11" style:family="text">
      <style:text-properties fo:font-weight="normal" officeooo:rsid="001a0e87" style:font-weight-asian="normal" style:font-weight-complex="normal"/>
    </style:style>
    <style:style style:name="T12" style:family="text">
      <style:text-properties fo:font-weight="normal" officeooo:rsid="001dd7c6" style:font-weight-asian="normal" style:font-weight-complex="normal"/>
    </style:style>
    <style:style style:name="T13" style:family="text">
      <style:text-properties fo:font-weight="normal" officeooo:rsid="002066ca" style:font-weight-asian="normal" style:font-weight-complex="normal"/>
    </style:style>
    <style:style style:name="T14" style:family="text">
      <style:text-properties fo:font-weight="normal" officeooo:rsid="00228eee" style:font-weight-asian="normal" style:font-weight-complex="normal"/>
    </style:style>
    <style:style style:name="T15" style:family="text">
      <style:text-properties fo:font-weight="normal" officeooo:rsid="0023c4df" style:font-weight-asian="normal" style:font-weight-complex="normal"/>
    </style:style>
    <style:style style:name="T16" style:family="text">
      <style:text-properties fo:font-weight="normal" officeooo:rsid="0024efa2" style:font-weight-asian="normal" style:font-weight-complex="normal"/>
    </style:style>
    <style:style style:name="T17" style:family="text">
      <style:text-properties fo:font-weight="normal" officeooo:rsid="0026dfb9" style:font-weight-asian="normal" style:font-weight-complex="normal"/>
    </style:style>
    <style:style style:name="T18" style:family="text">
      <style:text-properties fo:font-weight="normal" officeooo:rsid="0027f0cd" style:font-weight-asian="normal" style:font-weight-complex="normal"/>
    </style:style>
    <style:style style:name="T19" style:family="text">
      <style:text-properties fo:font-weight="normal" officeooo:rsid="002995a9" style:font-weight-asian="normal" style:font-weight-complex="normal"/>
    </style:style>
    <style:style style:name="T20" style:family="text">
      <style:text-properties fo:font-weight="normal" officeooo:rsid="002b51e7" style:font-weight-asian="normal" style:font-weight-complex="normal"/>
    </style:style>
    <style:style style:name="T21" style:family="text">
      <style:text-properties fo:font-weight="normal" officeooo:rsid="002f6ce9" style:font-weight-asian="normal" style:font-weight-complex="normal"/>
    </style:style>
    <style:style style:name="T22" style:family="text">
      <style:text-properties fo:font-weight="normal" officeooo:rsid="00a1fccd" style:font-weight-asian="normal" style:font-weight-complex="normal"/>
    </style:style>
    <style:style style:name="T23" style:family="text">
      <style:text-properties fo:font-weight="normal" officeooo:rsid="00a39245" style:font-weight-asian="normal" style:font-weight-complex="normal"/>
    </style:style>
    <style:style style:name="T24" style:family="text">
      <style:text-properties fo:font-weight="normal" officeooo:rsid="00ac3a71" style:font-weight-asian="normal" style:font-weight-complex="normal"/>
    </style:style>
    <style:style style:name="T25" style:family="text">
      <style:text-properties fo:font-weight="normal" officeooo:rsid="00c0ae77" style:font-weight-asian="normal" style:font-weight-complex="normal"/>
    </style:style>
    <style:style style:name="T26" style:family="text">
      <style:text-properties fo:font-weight="normal" officeooo:rsid="010f1d2e" style:font-weight-asian="normal" style:font-weight-complex="normal"/>
    </style:style>
    <style:style style:name="T27" style:family="text">
      <style:text-properties style:font-name="Tibetan Machine Uni" fo:font-size="12pt" fo:font-weight="normal" officeooo:rsid="00065122" style:font-size-asian="10.5pt" style:font-weight-asian="normal" style:font-size-complex="12pt" style:font-weight-complex="normal"/>
    </style:style>
    <style:style style:name="T28" style:family="text">
      <style:text-properties style:font-name="Tibetan Machine Uni" fo:font-size="12pt" fo:font-weight="normal" officeooo:rsid="007d2e2b" style:font-size-asian="10.5pt" style:font-weight-asian="normal" style:font-size-complex="12pt" style:font-weight-complex="normal"/>
    </style:style>
    <style:style style:name="T29" style:family="text">
      <style:text-properties style:font-name="Tibetan Machine Uni" fo:font-size="12pt" fo:font-weight="normal" officeooo:rsid="0101c013" style:font-size-asian="10.5pt" style:font-weight-asian="normal" style:font-size-complex="12pt" style:font-weight-complex="normal"/>
    </style:style>
    <style:style style:name="T30" style:family="text">
      <style:text-properties style:font-name="Tibetan Machine Uni" fo:font-weight="normal" officeooo:rsid="00065122" style:font-weight-asian="normal" style:font-weight-complex="normal"/>
    </style:style>
    <style:style style:name="T31" style:family="text">
      <style:text-properties style:font-name="Tibetan Machine Uni1" fo:font-weight="normal" officeooo:rsid="000b9760" style:font-name-asian="Tibetan Machine Uni1" style:font-weight-asian="normal" style:font-name-complex="Tibetan Machine Uni1" style:font-weight-complex="normal"/>
    </style:style>
    <style:style style:name="T32" style:family="text">
      <style:text-properties style:font-name="Tibetan Machine Uni1" officeooo:rsid="000b9760" style:font-name-asian="Tibetan Machine Uni1" style:font-name-complex="Tibetan Machine Uni1"/>
    </style:style>
    <style:style style:name="T33" style:family="text">
      <style:text-properties officeooo:rsid="000d05b4"/>
    </style:style>
    <style:style style:name="T34" style:family="text">
      <style:text-properties officeooo:rsid="003846b6"/>
    </style:style>
    <style:style style:name="T35" style:family="text">
      <style:text-properties officeooo:rsid="003f414e"/>
    </style:style>
    <style:style style:name="T36" style:family="text">
      <style:text-properties officeooo:rsid="00410c59"/>
    </style:style>
    <style:style style:name="T37" style:family="text">
      <style:text-properties officeooo:rsid="00438280"/>
    </style:style>
    <style:style style:name="T38" style:family="text">
      <style:text-properties officeooo:rsid="0043a761"/>
    </style:style>
    <style:style style:name="T39" style:family="text">
      <style:text-properties officeooo:rsid="0045efb9"/>
    </style:style>
    <style:style style:name="T40" style:family="text">
      <style:text-properties officeooo:rsid="004870c2"/>
    </style:style>
    <style:style style:name="T41" style:family="text">
      <style:text-properties officeooo:rsid="004a0339"/>
    </style:style>
    <style:style style:name="T42" style:family="text">
      <style:text-properties officeooo:rsid="004b2ed7"/>
    </style:style>
    <style:style style:name="T43" style:family="text">
      <style:text-properties officeooo:rsid="004df142"/>
    </style:style>
    <style:style style:name="T44" style:family="text">
      <style:text-properties officeooo:rsid="004ef710"/>
    </style:style>
    <style:style style:name="T45" style:family="text">
      <style:text-properties officeooo:rsid="0058fadc"/>
    </style:style>
    <style:style style:name="T46" style:family="text">
      <style:text-properties officeooo:rsid="005ce391"/>
    </style:style>
    <style:style style:name="T47" style:family="text">
      <style:text-properties officeooo:rsid="00612179"/>
    </style:style>
    <style:style style:name="T48" style:family="text">
      <style:text-properties officeooo:rsid="006f1f59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749c49" style:font-size-asian="12pt" style:font-weight-asian="normal" style:font-size-complex="12pt" style:font-weight-complex="normal"/>
    </style:style>
    <style:style style:name="T51" style:family="text">
      <style:text-properties officeooo:rsid="0086d870"/>
    </style:style>
    <style:style style:name="T52" style:family="text">
      <style:text-properties officeooo:rsid="000b9760"/>
    </style:style>
    <style:style style:name="T53" style:family="text">
      <style:text-properties officeooo:rsid="0094b1c1"/>
    </style:style>
    <style:style style:name="T54" style:family="text">
      <style:text-properties officeooo:rsid="0098854c"/>
    </style:style>
    <style:style style:name="T55" style:family="text">
      <style:text-properties officeooo:rsid="009ad675"/>
    </style:style>
    <style:style style:name="T56" style:family="text">
      <style:text-properties officeooo:rsid="009c6793"/>
    </style:style>
    <style:style style:name="T57" style:family="text">
      <style:text-properties officeooo:rsid="009d3f3a"/>
    </style:style>
    <style:style style:name="T58" style:family="text">
      <style:text-properties style:font-name="Liberation Serif" fo:font-size="12pt" style:font-size-asian="12pt" style:font-size-complex="12pt"/>
    </style:style>
    <style:style style:name="T59" style:family="text">
      <style:text-properties style:font-name="Liberation Serif" fo:font-size="12pt" fo:font-weight="normal" officeooo:rsid="00ee8532" style:font-size-asian="10.5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f03af8" style:font-size-asian="10.5pt" style:font-weight-asian="normal" style:font-size-complex="12pt" style:font-weight-complex="normal"/>
    </style:style>
    <style:style style:name="T61" style:family="text">
      <style:text-properties style:font-name="Liberation Serif" style:font-size-asian="12pt"/>
    </style:style>
    <style:style style:name="T62" style:family="text">
      <style:text-properties style:font-name="Liberation Serif" officeooo:rsid="00e8d1c4" style:font-size-asian="12pt"/>
    </style:style>
    <style:style style:name="T63" style:family="text">
      <style:text-properties style:font-name="Liberation Serif" officeooo:rsid="00c8aa1a" style:font-size-asian="12pt"/>
    </style:style>
    <style:style style:name="T64" style:family="text">
      <style:text-properties style:font-name="Liberation Serif" officeooo:rsid="008c1f0f"/>
    </style:style>
    <style:style style:name="T65" style:family="text">
      <style:text-properties style:font-name="Liberation Serif" officeooo:rsid="0112ce13"/>
    </style:style>
    <style:style style:name="T66" style:family="text">
      <style:text-properties officeooo:rsid="00bd2639"/>
    </style:style>
    <style:style style:name="T67" style:family="text">
      <style:text-properties officeooo:rsid="00beead5"/>
    </style:style>
    <style:style style:name="T68" style:family="text">
      <style:text-properties officeooo:rsid="00bbed1a"/>
    </style:style>
    <style:style style:name="T69" style:family="text">
      <style:text-properties officeooo:rsid="00c7db07"/>
    </style:style>
    <style:style style:name="T70" style:family="text">
      <style:text-properties officeooo:rsid="00c899cc"/>
    </style:style>
    <style:style style:name="T71" style:family="text">
      <style:text-properties style:text-position="sub 58%" fo:font-size="16pt" fo:font-style="italic" style:font-size-asian="16pt" style:font-size-complex="16pt"/>
    </style:style>
    <style:style style:name="T72" style:family="text">
      <style:text-properties style:text-position="sub 58%" fo:font-size="16pt" style:font-size-asian="16pt" style:font-size-complex="16pt"/>
    </style:style>
    <style:style style:name="T73" style:family="text">
      <style:text-properties style:text-position="sub 58%" fo:font-size="18pt" fo:font-style="italic" officeooo:rsid="00eff976" style:font-size-asian="18pt" style:font-size-complex="18pt"/>
    </style:style>
    <style:style style:name="T74" style:family="text">
      <style:text-properties style:text-position="sub 58%" fo:font-size="18pt" style:font-size-asian="18pt" style:font-size-complex="18pt"/>
    </style:style>
    <style:style style:name="T75" style:family="text">
      <style:text-properties fo:font-size="16pt" style:font-size-asian="16pt" style:font-size-complex="16pt"/>
    </style:style>
    <style:style style:name="T76" style:family="text">
      <style:text-properties fo:font-size="16pt" fo:font-style="italic" style:font-size-asian="16pt" style:font-size-complex="16pt"/>
    </style:style>
    <style:style style:name="T77" style:family="text">
      <style:text-properties fo:font-size="18pt" style:font-size-asian="18pt" style:font-size-complex="18pt"/>
    </style:style>
    <style:style style:name="T78" style:family="text">
      <style:text-properties fo:font-size="18pt" officeooo:rsid="00f13e14" style:font-size-asian="18pt" style:font-size-complex="18pt"/>
    </style:style>
    <style:style style:name="T79" style:family="text">
      <style:text-properties fo:font-size="18pt" fo:font-style="italic" style:font-size-asian="18pt" style:font-size-complex="18pt"/>
    </style:style>
    <style:style style:name="T80" style:family="text">
      <style:text-properties fo:font-size="18pt" fo:font-style="italic" officeooo:rsid="00eff976" style:font-size-asian="18pt" style:font-size-complex="18pt"/>
    </style:style>
    <style:style style:name="T81" style:family="text">
      <style:text-properties officeooo:rsid="00f91c6e"/>
    </style:style>
    <style:style style:name="T82" style:family="text">
      <style:text-properties officeooo:rsid="010b2ed9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>2017 ACM-ICPC Reference</text:p>
      <text:p text:style-name="P3">Arthur Vinícius Tomé Rodrigues</text:p>
      <text:p text:style-name="P3">Federal University of Campina Grande</text:p>
      <text:p text:style-name="P3"/>
      <text:p text:style-name="P3"/>
      <text:p text:style-name="P3"/>
      <text:p text:style-name="P3"/>
      <text:p text:style-name="P3"/>
      <text:p text:style-name="P3"/>
      <text:section text:style-name="Sect1" text:name="Section1">
        <text:p text:style-name="P4"><text:soft-page-break/>Conte<text:span text:style-name="T33">nts</text:span></text:p>
        <text:p text:style-name="P5"/>
        <text:p text:style-name="P6">1 <text:span text:style-name="T1">Data Structures</text:span></text:p>
        <text:p text:style-name="P6"><text:s text:c="2"/><text:span text:style-name="T3">Union-Fin</text:span><text:span text:style-name="T16">d</text:span></text:p>
        <text:p text:style-name="P40"><text:s text:c="2"/>Trie</text:p>
        <text:p text:style-name="P6"><text:span text:style-name="T3"><text:s text:c="2"/></text:span><text:span text:style-name="T15">RMQ</text:span></text:p>
        <text:p text:style-name="P40"><text:s text:c="2"/>Segment Tree</text:p>
        <text:p text:style-name="P40"><text:s text:c="2"/>Segment Tree – Lazy Propagation</text:p>
        <text:p text:style-name="P40"><text:s text:c="2"/>Segment Tree – Lazy Allocation</text:p>
        <text:p text:style-name="P57"><text:span text:style-name="T27"><text:s text:c="2"/>Segment Tree – Persisten</text:span><text:span text:style-name="T28">t</text:span></text:p>
        <text:p text:style-name="P57"><text:span text:style-name="T28"><text:s text:c="2"/></text:span><text:span text:style-name="T29">2D Segment Tree</text:span></text:p>
        <text:p text:style-name="P57"><text:span text:style-name="T27"><text:s text:c="2"/></text:span><text:span text:style-name="T30">Treap</text:span></text:p>
        <text:p text:style-name="P51"/>
        <text:p text:style-name="P8">2 Graphs</text:p>
        <text:p text:style-name="P8"><text:s text:c="2"/><text:span text:style-name="T5">LCA</text:span></text:p>
        <text:p text:style-name="P8"><text:span text:style-name="T5"><text:s text:c="2"/></text:span><text:span text:style-name="T18">Short</text:span><text:span text:style-name="T19">est </text:span><text:span text:style-name="T20">Path Faster Algorithm</text:span></text:p>
        <text:p text:style-name="P9"><text:s text:c="2"/><text:span text:style-name="T4">Alternating Path – Max Matching O(VE)</text:span></text:p>
        <text:p text:style-name="P9"><text:span text:style-name="T4"><text:s text:c="2"/>Hopcroft-Karp – Max Matching O(</text:span><text:span text:style-name="T31">√VE</text:span><text:span text:style-name="T4">)</text:span></text:p>
        <text:p text:style-name="P41"><text:s text:c="2"/>Edmond's Karp – Max Flow O(VE²)</text:p>
        <text:p text:style-name="P9"><text:span text:style-name="T4"><text:s text:c="2"/>Dinic – Max Flow O</text:span><text:span text:style-name="T5">(V²E)</text:span></text:p>
        <text:p text:style-name="P9"><text:span text:style-name="T5"><text:s text:c="2"/></text:span><text:span text:style-name="T7">2-SAT</text:span></text:p>
        <text:p text:style-name="P9"><text:span text:style-name="T5"><text:s text:c="2"/></text:span><text:span text:style-name="T6">Heavy Light Decomposition</text:span></text:p>
        <text:p text:style-name="P43"><text:s text:c="2"/>Centroid Decomposition</text:p>
        <text:p text:style-name="P44"><text:s text:c="2"/>Dynamic Union-Find</text:p>
        <text:p text:style-name="P41"><text:s text:c="3"/></text:p>
        <text:p text:style-name="P8">3 Strings</text:p>
        <text:p text:style-name="P8"><text:s text:c="2"/><text:span text:style-name="T13">Hashing</text:span></text:p>
        <text:p text:style-name="P45"><text:s text:c="2"/>Z-function</text:p>
        <text:p text:style-name="P45"><text:s text:c="2"/>Manacher</text:p>
        <text:p text:style-name="P46"><text:s text:c="2"/>Suffix Array + LCP</text:p>
        <text:p text:style-name="P46"><text:s text:c="2"/>Aho-Corasick</text:p>
        <text:p text:style-name="P46"/>
        <text:p text:style-name="P8">4 Geometry</text:p>
        <text:p text:style-name="P8"><text:s text:c="2"/><text:span text:style-name="T26">General</text:span><text:span text:style-name="T8"> Geometry</text:span></text:p>
        <text:p text:style-name="P8"><text:span text:style-name="T8"><text:s text:c="2"/></text:span><text:span text:style-name="T9">3D Geometry</text:span></text:p>
        <text:p text:style-name="P8"/>
        <text:p text:style-name="P8">5 Math</text:p>
        <text:p text:style-name="P8"><text:span text:style-name="T12"><text:s text:c="2"/></text:span><text:span text:style-name="T14">Numerical Integration</text:span></text:p>
        <text:p text:style-name="P8"><text:span text:style-name="T14"><text:s text:c="2"/></text:span><text:span text:style-name="T17">Floyd's Cycle-Finding Algorithm</text:span></text:p>
        <text:p text:style-name="P48"><text:soft-page-break/></text:p>
        <text:p text:style-name="P8">6 General</text:p>
        <text:p text:style-name="P8"><text:s text:c="2"/><text:span text:style-name="T24">Random Number Gerenator</text:span></text:p>
        <text:p text:style-name="P8"><text:s text:c="2"/><text:span text:style-name="T10">Ternary Search – </text:span><text:span text:style-name="T25">Double</text:span></text:p>
        <text:p text:style-name="P50"><text:s text:c="2"/>Ternary Search – Integer</text:p>
        <text:p text:style-name="P8"><text:span text:style-name="T10"><text:s text:c="2"/></text:span><text:span text:style-name="T11">Matrix Exponenciation</text:span></text:p>
        <text:p text:style-name="P49"><text:s text:c="2"/>FFT</text:p>
        <text:p text:style-name="P12"><text:span text:style-name="T2"><text:s text:c="2"/></text:span><text:span text:style-name="T21">DP – Convex Hull Optimization</text:span></text:p>
        <text:p text:style-name="P12"><text:span text:style-name="T2"><text:s text:c="2"/></text:span><text:span text:style-name="T21">DP – Divide &amp; Conquer Optimization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52"/>
        <text:p text:style-name="P52"/>
        <text:p text:style-name="P52"/>
        <text:p text:style-name="P52"/>
        <text:p text:style-name="P52"><text:soft-page-break/>1 <text:span text:style-name="T1">Data Structures</text:span></text:p>
        <text:p text:style-name="P8"/>
        <text:p text:style-name="P14">Union-Find</text:p>
        <text:p text:style-name="P55"/>
        <text:p text:style-name="P65">#define <text:span text:style-name="T34">N 100100</text:span></text:p>
        <text:p text:style-name="P65"/>
        <text:p text:style-name="P66">struct subset {</text:p>
        <text:p text:style-name="P66"><text:tab/>int <text:span text:style-name="T35">parent, _rank;</text:span></text:p>
        <text:p text:style-name="P66">} <text:span text:style-name="T36">subsets[N];</text:span></text:p>
        <text:p text:style-name="P66"/>
        <text:p text:style-name="P67">int <text:span text:style-name="T40">F</text:span>ind(int i) {</text:p>
        <text:p text:style-name="P67"><text:tab/>if (subsets[i].parent !<text:span text:style-name="T37">= i</text:span>)</text:p>
        <text:p text:style-name="P67"><text:tab/><text:tab/><text:span text:style-name="T38">subsets[i].parent = Find(subsets[i].parent);</text:span></text:p>
        <text:p text:style-name="P67"><text:tab/><text:span text:style-name="T39">return subsets[i].parent;</text:span></text:p>
        <text:p text:style-name="P67">}</text:p>
        <text:p text:style-name="P67"/>
        <text:p text:style-name="P68">void Union(<text:span text:style-name="T41">int x, int y</text:span>) <text:span text:style-name="T41">{</text:span></text:p>
        <text:p text:style-name="P68"><text:tab/><text:span text:style-name="T41">int xroot = Find(x), yroot = Find(y);</text:span></text:p>
        <text:p text:style-name="P68"><text:tab/></text:p>
        <text:p text:style-name="P68"><text:tab/><text:span text:style-name="T42">if (subsets[xroot]._rank &lt; subsets[yroot]._rank)</text:span></text:p>
        <text:p text:style-name="P68"><text:tab/><text:tab/><text:span text:style-name="T43">subsets[xroot].parent = yroot;</text:span></text:p>
        <text:p text:style-name="P68"><text:tab/><text:span text:style-name="T43">else if (subsets[xroot]._rank &gt; subsets[yroot]._rank)</text:span></text:p>
        <text:p text:style-name="P68"><text:tab/><text:tab/><text:span text:style-name="T43">subsets[yroot].parent = xroot;</text:span></text:p>
        <text:p text:style-name="P68"><text:tab/><text:span text:style-name="T43">else {</text:span></text:p>
        <text:p text:style-name="P68"><text:tab/><text:tab/><text:span text:style-name="T44">subsets[yroot].parent = xroot;</text:span></text:p>
        <text:p text:style-name="P68"><text:tab/><text:tab/><text:span text:style-name="T44">subsets[xroot]._rank++;</text:span></text:p>
        <text:p text:style-name="P68"><text:tab/><text:span text:style-name="T43">}</text:span></text:p>
        <text:p text:style-name="P69">}</text:p>
        <text:p text:style-name="P69"/>
        <text:p text:style-name="P69"/>
        <text:p text:style-name="P69"/>
        <text:p text:style-name="P29">Trie</text:p>
        <text:p text:style-name="P70"/>
        <text:p text:style-name="P146">#define ALPHABET_SIZE 20</text:p>
        <text:p text:style-name="P153"/>
        <text:p text:style-name="P153">struct TrieNode {</text:p>
        <text:p text:style-name="P153"><text:s text:c="4"/>TrieNode *child[ALPHABET_SIZE];</text:p>
        <text:p text:style-name="P153"><text:s text:c="4"/>bool isLeaf = false;</text:p>
        <text:p text:style-name="P153"/>
        <text:p text:style-name="P153"><text:s text:c="4"/>TrieNode() {</text:p>
        <text:p text:style-name="P153"><text:s text:c="8"/>for (int i = 0; i &lt; ALPHABET_SIZE; i++)</text:p>
        <text:p text:style-name="P153"><text:s text:c="12"/>child[i] = NULL;</text:p>
        <text:p text:style-name="P153"><text:s text:c="4"/>}</text:p>
        <text:p text:style-name="P153">};</text:p>
        <text:p text:style-name="P153"/>
        <text:p text:style-name="P153">void insertWord(TrieNode *root, string s) {</text:p>
        <text:p text:style-name="P153"><text:s text:c="4"/>TrieNode *aux = root;</text:p>
        <text:p text:style-name="P153"/>
        <text:p text:style-name="P153"><text:s text:c="4"/>for (int level = 0; level &lt; s.size(); level++) {</text:p>
        <text:p text:style-name="P153"><text:s text:c="8"/>if (!aux-&gt;child[s[level] - '0'])</text:p>
        <text:p text:style-name="P153"><text:s text:c="12"/>aux-&gt;child[s[level] - '0'] = new TrieNode();</text:p>
        <text:p text:style-name="P153"/>
        <text:p text:style-name="P153"><text:s text:c="8"/>aux = aux-&gt;child[s[level] - '0'];</text:p>
        <text:p text:style-name="P153"><text:s text:c="4"/>}</text:p>
        <text:p text:style-name="P153"/>
        <text:p text:style-name="P153"><text:s text:c="4"/>aux-&gt;isLeaf = true;</text:p>
        <text:p text:style-name="P155">}</text:p>
        <text:p text:style-name="P70"/>
        <text:p text:style-name="P8"/>
        <text:p text:style-name="P8"/>
        <text:p text:style-name="P8"/>
        <text:p text:style-name="P15"><text:soft-page-break/>RMQ</text:p>
        <text:p text:style-name="P71"/>
        <text:p text:style-name="P71">//<text:span text:style-name="T45">1 based index RMQ</text:span></text:p>
        <text:p text:style-name="P71"/>
        <text:p text:style-name="P72">#define N 100100</text:p>
        <text:p text:style-name="P72"/>
        <text:p text:style-name="P72">int M[N][25], LOG[N], A[N];</text:p>
        <text:p text:style-name="P72"/>
        <text:p text:style-name="P72">void process(int siz) {</text:p>
        <text:p text:style-name="P72"><text:s text:c="4"/>for (int i = 0; i &lt;= siz; i++) M[i][0] = i;</text:p>
        <text:p text:style-name="P72"><text:s text:c="4"/>for (int j = 1; (1 &lt;&lt; j) &lt;= siz; j++)</text:p>
        <text:p text:style-name="P72"><text:s text:c="8"/>for (int i = 1; i + (1 &lt;&lt; j) - 1 &lt;= siz; i++) {</text:p>
        <text:p text:style-name="P72"><text:s text:c="12"/>if (A[M[i][j-1]] &lt; A[M[i + (1 &lt;&lt; (j-1))][j-1]]) {</text:p>
        <text:p text:style-name="P72"><text:s text:c="16"/>M[i][j] = M[i][j-1];</text:p>
        <text:p text:style-name="P72"><text:s text:c="12"/>}</text:p>
        <text:p text:style-name="P72"><text:s text:c="12"/>else {</text:p>
        <text:p text:style-name="P72"><text:s text:c="16"/>M[i][j] = M[i + (1 &lt;&lt; (j-1))][j-1];</text:p>
        <text:p text:style-name="P72"><text:s text:c="12"/>}</text:p>
        <text:p text:style-name="P72"><text:s text:c="8"/>}</text:p>
        <text:p text:style-name="P72">}</text:p>
        <text:p text:style-name="P72"/>
        <text:p text:style-name="P72">void init() {</text:p>
        <text:p text:style-name="P72"><text:s text:c="4"/>for (int i = 0, ret = 0; i &lt; N; i++)</text:p>
        <text:p text:style-name="P72"><text:s text:c="8"/>LOG[i] = ret += (i &gt; 1 &amp;&amp; !(i &amp; (i-1)));</text:p>
        <text:p text:style-name="P72">}</text:p>
        <text:p text:style-name="P72"/>
        <text:p text:style-name="P72">int query(int i, int j) {</text:p>
        <text:p text:style-name="P72"><text:s text:c="4"/>int k = LOG[j - i + 1];</text:p>
        <text:p text:style-name="P72"><text:s text:c="4"/>return min(A[M[i][k]], A[M[j - (1 &lt;&lt; k) + 1][k]]);</text:p>
        <text:p text:style-name="P72">}</text:p>
        <text:p text:style-name="P8"/>
        <text:p text:style-name="P8"/>
        <text:p text:style-name="P16">Segment Tree</text:p>
        <text:p text:style-name="P73"/>
        <text:p text:style-name="P76">#define N 100100</text:p>
        <text:p text:style-name="P76"/>
        <text:p text:style-name="P76">int seg[4*N], nums[N];</text:p>
        <text:p text:style-name="P76"/>
        <text:p text:style-name="P76">void build(int id, int ini, int fim) {</text:p>
        <text:p text:style-name="P76"><text:s text:c="4"/>if (ini == fim) {</text:p>
        <text:p text:style-name="P76"><text:s text:c="8"/>seg[id] = nums[ini];</text:p>
        <text:p text:style-name="P76"><text:s text:c="8"/>return;</text:p>
        <text:p text:style-name="P76"><text:s text:c="4"/>}</text:p>
        <text:p text:style-name="P76"><text:s text:c="4"/>int meio = (ini + fim) / 2;</text:p>
        <text:p text:style-name="P76"/>
        <text:p text:style-name="P76"><text:s text:c="4"/>build(2*id, ini, meio);</text:p>
        <text:p text:style-name="P76"><text:s text:c="4"/>build(2*id+1, meio+1, fim);</text:p>
        <text:p text:style-name="P76"/>
        <text:p text:style-name="P76"><text:s text:c="4"/>seg[id] = seg[2*id] + seg[2*id+1];</text:p>
        <text:p text:style-name="P76">}</text:p>
        <text:p text:style-name="P76"/>
        <text:p text:style-name="P76">void update(int id, int ini, int fim, int pos, int val) {</text:p>
        <text:p text:style-name="P76"><text:s text:c="4"/>if (ini == fim) {</text:p>
        <text:p text:style-name="P76"><text:s text:c="8"/>seg[id] = val;</text:p>
        <text:p text:style-name="P76"><text:s text:c="8"/>return;</text:p>
        <text:p text:style-name="P76"><text:s text:c="4"/>}</text:p>
        <text:p text:style-name="P76"><text:s text:c="4"/>int meio = (ini + fim) / 2;</text:p>
        <text:p text:style-name="P76"/>
        <text:p text:style-name="P76"><text:s text:c="4"/>if (pos &lt;= meio) update(2*id, ini, meio, pos, val);</text:p>
        <text:p text:style-name="P76"><text:s text:c="4"/>else update(2*id+1, meio+1, fim, pos, val);</text:p>
        <text:p text:style-name="P76"/>
        <text:p text:style-name="P76"><text:s text:c="4"/>seg[id] = seg[2*id] + seg[2*id+1];</text:p>
        <text:p text:style-name="P76">}</text:p>
        <text:p text:style-name="P76"/>
        <text:p text:style-name="P76">int query(int id, int ini, int fim, int start, int end) {</text:p>
        <text:p text:style-name="P76"><text:s text:c="4"/>if (start &gt; fim || end &lt; ini)</text:p>
        <text:p text:style-name="P76"><text:soft-page-break/><text:s text:c="8"/>return 0;</text:p>
        <text:p text:style-name="P76"><text:s text:c="4"/>if (ini &gt;= start &amp;&amp; fim &lt;= end)</text:p>
        <text:p text:style-name="P76"><text:s text:c="8"/>return seg[id];</text:p>
        <text:p text:style-name="P76"/>
        <text:p text:style-name="P76"><text:s text:c="4"/>int meio = (ini + fim) / 2;</text:p>
        <text:p text:style-name="P76"/>
        <text:p text:style-name="P76"><text:tab/>return query(2*id, ini, meio, start, end) + query(2*id+1, meio+1, fim, start, end);</text:p>
        <text:p text:style-name="P76">}</text:p>
        <text:p text:style-name="P8"/>
        <text:p text:style-name="P17">Segment Tree – <text:span text:style-name="T46">Lazy Propagation</text:span></text:p>
        <text:p text:style-name="P74"/>
        <text:p text:style-name="P147">#define N 100<text:span text:style-name="T47">1</text:span>00</text:p>
        <text:p text:style-name="P153"/>
        <text:p text:style-name="P153">struct Node {</text:p>
        <text:p text:style-name="P153"><text:s text:c="4"/>int val, acum;</text:p>
        <text:p text:style-name="P153"/>
        <text:p text:style-name="P153"><text:s text:c="4"/>//atualize node value and add x to 'acum'</text:p>
        <text:p text:style-name="P153"><text:s text:c="4"/>void atualize(int x) {</text:p>
        <text:p text:style-name="P153"/>
        <text:p text:style-name="P153"><text:s text:c="4"/>}</text:p>
        <text:p text:style-name="P153"/>
        <text:p text:style-name="P153"><text:s text:c="4"/>//shift the acumulation to childs</text:p>
        <text:p text:style-name="P153"><text:s text:c="4"/>void shift(Node&amp; left, Node&amp; right) {</text:p>
        <text:p text:style-name="P153"><text:s text:c="8"/>left.atualize(acum);</text:p>
        <text:p text:style-name="P153"><text:s text:c="8"/>right.atualize(acum);</text:p>
        <text:p text:style-name="P153"><text:s text:c="8"/>acum = 0;</text:p>
        <text:p text:style-name="P153"><text:s text:c="4"/>}</text:p>
        <text:p text:style-name="P153"/>
        <text:p text:style-name="P153"><text:s text:c="4"/>//merge node according to his child values</text:p>
        <text:p text:style-name="P153"><text:s text:c="4"/>void _merge(Node&amp; left, Node&amp; right) {</text:p>
        <text:p text:style-name="P153"/>
        <text:p text:style-name="P153"><text:s text:c="4"/>}</text:p>
        <text:p text:style-name="P153"/>
        <text:p text:style-name="P153">} seg[4*N];</text:p>
        <text:p text:style-name="P153"/>
        <text:p text:style-name="P153">//array with initial numbers</text:p>
        <text:p text:style-name="P153">int nums[N];</text:p>
        <text:p text:style-name="P153"/>
        <text:p text:style-name="P153">void build(int id, int ini, int fim) {</text:p>
        <text:p text:style-name="P153"><text:s text:c="4"/>if (ini == fim) {</text:p>
        <text:p text:style-name="P153"><text:s text:c="8"/>seg[id].val = nums[ini];</text:p>
        <text:p text:style-name="P153"><text:s text:c="8"/>return;</text:p>
        <text:p text:style-name="P153"><text:s text:c="4"/>}</text:p>
        <text:p text:style-name="P153"/>
        <text:p text:style-name="P153"><text:s text:c="4"/>int meio = (ini + fim) / 2;</text:p>
        <text:p text:style-name="P153"/>
        <text:p text:style-name="P153"><text:s text:c="4"/>build(2*id, ini, meio);</text:p>
        <text:p text:style-name="P153"><text:s text:c="4"/>build(2*id+1, meio+1, fim);</text:p>
        <text:p text:style-name="P153"/>
        <text:p text:style-name="P153"><text:s text:c="4"/>seg[id]._merge(seg[2*id], seg[2*id+1]);</text:p>
        <text:p text:style-name="P153">}</text:p>
        <text:p text:style-name="P153"/>
        <text:p text:style-name="P153">void update(int id, int ini, int fim, int start, int end, int val) {</text:p>
        <text:p text:style-name="P153"><text:s text:c="4"/>if (start &gt; fim || end &lt; ini)</text:p>
        <text:p text:style-name="P153"><text:s text:c="8"/>return;</text:p>
        <text:p text:style-name="P153"><text:s text:c="4"/>if (ini &gt;= start &amp;&amp; fim &lt;= end) {</text:p>
        <text:p text:style-name="P153"><text:s text:c="8"/>seg[id].atualize(val);</text:p>
        <text:p text:style-name="P153"><text:s text:c="8"/>return;</text:p>
        <text:p text:style-name="P153"><text:s text:c="4"/>}</text:p>
        <text:p text:style-name="P153"/>
        <text:p text:style-name="P153"><text:s text:c="4"/>int meio = (ini + fim) / 2;</text:p>
        <text:p text:style-name="P153"><text:s text:c="4"/>seg[id].shift(seg[2*id], seg[2*id+1]);</text:p>
        <text:p text:style-name="P153"/>
        <text:p text:style-name="P153"><text:s text:c="4"/>update(2*id, ini, meio, start, end, val);</text:p>
        <text:p text:style-name="P153"><text:s text:c="4"/>update(2*id+1, meio+1, fim, start, end, val);</text:p>
        <text:p text:style-name="P153"/>
        <text:p text:style-name="P153"><text:soft-page-break/><text:s text:c="4"/>seg[id]._merge(seg[2*id], seg[2*id+1]);</text:p>
        <text:p text:style-name="P153">}</text:p>
        <text:p text:style-name="P153"/>
        <text:p text:style-name="P153">int query(int id, int ini, int fim, int start, int end) {</text:p>
        <text:p text:style-name="P153"><text:s text:c="4"/>if (start &gt; fim || end &lt; ini)</text:p>
        <text:p text:style-name="P153"><text:s text:c="8"/>return 0;</text:p>
        <text:p text:style-name="P153"><text:s text:c="4"/>if (ini &gt;= start &amp;&amp; fim &lt;= end)</text:p>
        <text:p text:style-name="P153"><text:s text:c="8"/>return seg[id].val;</text:p>
        <text:p text:style-name="P153"/>
        <text:p text:style-name="P153"><text:s text:c="4"/>int meio = (ini + fim) / 2;</text:p>
        <text:p text:style-name="P153"><text:s text:c="4"/>seg[id].shift(seg[2*id], seg[2*id+1]);</text:p>
        <text:p text:style-name="P153"/>
        <text:p text:style-name="P153"><text:s text:c="4"/>return query(2*id, ini, meio, start, end) + query(2*id+1, meio+1, fim, start, end);</text:p>
        <text:p text:style-name="P155">}</text:p>
        <text:p text:style-name="P74"/>
        <text:p text:style-name="P18">Segment Tree – <text:span text:style-name="T46">Lazy Allocation</text:span></text:p>
        <text:p text:style-name="P75"/>
        <text:p text:style-name="P154">struct Node {</text:p>
        <text:p text:style-name="P154"><text:s text:c="4"/>int val = 0;</text:p>
        <text:p text:style-name="P154"/>
        <text:p text:style-name="P154"><text:s text:c="4"/>vector &lt; Node &gt; children;</text:p>
        <text:p text:style-name="P154"/>
        <text:p text:style-name="P154"><text:s text:c="4"/>Node &amp;left() {</text:p>
        <text:p text:style-name="P154"><text:s text:c="8"/>if (children.empty())</text:p>
        <text:p text:style-name="P154"><text:s text:c="12"/>children.resize(2);</text:p>
        <text:p text:style-name="P154"><text:s text:c="8"/>return children[0];</text:p>
        <text:p text:style-name="P154"><text:s text:c="4"/>}</text:p>
        <text:p text:style-name="P154"/>
        <text:p text:style-name="P154"><text:s text:c="4"/>Node &amp;right() {</text:p>
        <text:p text:style-name="P154"><text:s text:c="8"/>if (children.empty())</text:p>
        <text:p text:style-name="P154"><text:s text:c="12"/>children.resize(2);</text:p>
        <text:p text:style-name="P154"><text:s text:c="8"/>return children[1];</text:p>
        <text:p text:style-name="P154"><text:s text:c="4"/>}</text:p>
        <text:p text:style-name="P154"/>
        <text:p text:style-name="P154"><text:s text:c="4"/>void update(int ini, int fim, int pos, int x) {</text:p>
        <text:p text:style-name="P154"><text:s text:c="8"/>if (ini == fim) {</text:p>
        <text:p text:style-name="P154"><text:s text:c="12"/>val = x;</text:p>
        <text:p text:style-name="P154"><text:s text:c="12"/>return;</text:p>
        <text:p text:style-name="P154"><text:s text:c="8"/>}</text:p>
        <text:p text:style-name="P154"><text:s text:c="8"/>int meio = (ini + fim) / 2;</text:p>
        <text:p text:style-name="P154"/>
        <text:p text:style-name="P154"><text:s text:c="8"/>if (pos &lt;= meio) left().update(ini, meio, pos, x);</text:p>
        <text:p text:style-name="P154"><text:s text:c="8"/>else right().update(meio+1, fim, pos, x);</text:p>
        <text:p text:style-name="P154"/>
        <text:p text:style-name="P154"><text:s text:c="8"/>val = left().val + right().val;</text:p>
        <text:p text:style-name="P154"><text:s text:c="4"/>}</text:p>
        <text:p text:style-name="P154"/>
        <text:p text:style-name="P154"><text:s text:c="4"/>int query(int ini, int fim, int start, int end) {</text:p>
        <text:p text:style-name="P154"><text:s text:c="8"/>if (start &gt; fim || end &lt; ini)</text:p>
        <text:p text:style-name="P154"><text:s text:c="12"/>return 0;</text:p>
        <text:p text:style-name="P154"><text:s text:c="8"/>if (ini &gt;= start &amp;&amp; fim &lt;= end)</text:p>
        <text:p text:style-name="P154"><text:s text:c="12"/>return val;</text:p>
        <text:p text:style-name="P154"/>
        <text:p text:style-name="P154"><text:s text:c="8"/>int meio = (ini + fim) / 2;</text:p>
        <text:p text:style-name="P154"/>
        <text:p text:style-name="P154"><text:s text:c="8"/>return left().query(ini, meio, start, end) + right().query(meio+1, fim, start, end);</text:p>
        <text:p text:style-name="P154"><text:s text:c="4"/>}</text:p>
        <text:p text:style-name="P154">};</text:p>
        <text:p text:style-name="P75"/>
        <text:p text:style-name="P133"/>
        <text:p text:style-name="P19"/>
        <text:p text:style-name="P19"/>
        <text:p text:style-name="P19"/>
        <text:p text:style-name="P19"><text:soft-page-break/>Segment Tree – <text:span text:style-name="T48">Persistent</text:span></text:p>
        <text:p text:style-name="P77"/>
        <text:p text:style-name="P62">#include &lt;bits/stdc++.h&gt;</text:p>
        <text:p text:style-name="P62"/>
        <text:p text:style-name="P62">using namespace std;</text:p>
        <text:p text:style-name="P62"/>
        <text:p text:style-name="P143"><text:span text:style-name="T49">#define N </text:span><text:span text:style-name="T50">1</text:span><text:span text:style-name="T49">00100</text:span></text:p>
        <text:p text:style-name="P62"/>
        <text:p text:style-name="P62">struct Node {</text:p>
        <text:p text:style-name="P62"><text:s text:c="4"/>int acum;</text:p>
        <text:p text:style-name="P62"><text:s text:c="4"/>Node *left, *right;</text:p>
        <text:p text:style-name="P62"/>
        <text:p text:style-name="P62"><text:s text:c="4"/>Node(int acum, Node *left, Node *right) : acum(acum), left(left), right(right) {}</text:p>
        <text:p text:style-name="P62"/>
        <text:p text:style-name="P62"><text:s text:c="4"/>Node* update(int ini, int fim, int pos, int val);</text:p>
        <text:p text:style-name="P62">};</text:p>
        <text:p text:style-name="P62"/>
        <text:p text:style-name="P62">Node *null = new Node(0, NULL, NULL);</text:p>
        <text:p text:style-name="P62"/>
        <text:p text:style-name="P62">Node* Node::update(int ini, int fim, int pos, int val) {</text:p>
        <text:p text:style-name="P62"><text:s text:c="4"/>if (ini &gt; pos || fim &lt; pos) return this;</text:p>
        <text:p text:style-name="P62"/>
        <text:p text:style-name="P62"><text:s text:c="4"/>if (ini == fim)</text:p>
        <text:p text:style-name="P62"><text:s text:c="8"/>return new Node(this-&gt;acum + val, null, null);</text:p>
        <text:p text:style-name="P62"/>
        <text:p text:style-name="P62"><text:s text:c="4"/>int meio = (ini + fim) / 2;</text:p>
        <text:p text:style-name="P62"/>
        <text:p text:style-name="P62"><text:s text:c="4"/>return new Node(this-&gt;acum + val, this-&gt;left-&gt;update(ini, meio, pos, val), this-&gt;right-&gt;update(meio+1, fim, pos, val));</text:p>
        <text:p text:style-name="P62">}</text:p>
        <text:p text:style-name="P62"/>
        <text:p text:style-name="P62">int persQuery(int ini, int fim, int start, int end, Node *atual) {</text:p>
        <text:p text:style-name="P62"><text:s text:c="4"/>if (start &gt; fim || end &lt; ini)</text:p>
        <text:p text:style-name="P62"><text:s text:c="8"/>return 0;</text:p>
        <text:p text:style-name="P62"><text:s text:c="4"/>if (ini &gt;= start &amp;&amp; fim &lt;= end)</text:p>
        <text:p text:style-name="P62"><text:s text:c="8"/>return atual-&gt;acum;</text:p>
        <text:p text:style-name="P62"/>
        <text:p text:style-name="P62"><text:s text:c="4"/>int meio = (ini + fim) / 2;</text:p>
        <text:p text:style-name="P62"/>
        <text:p text:style-name="P62"><text:s text:c="4"/>return persQuery(ini, meio, start, end, atual-&gt;left) + persQuery(meio+1, fim, start, end, atual-&gt;right);</text:p>
        <text:p text:style-name="P62">}</text:p>
        <text:p text:style-name="P62"/>
        <text:p text:style-name="P131">Node *root[N];</text:p>
        <text:p text:style-name="P78"/>
        <text:p text:style-name="P78"/>
        <text:p text:style-name="P39">2D Segment Tree</text:p>
        <text:p text:style-name="P124"/>
        <text:p text:style-name="P63">#define tmax 1010</text:p>
        <text:p text:style-name="P63"/>
        <text:p text:style-name="P63">int st[tmax*4][tmax*4], sizem;</text:p>
        <text:p text:style-name="P63"/>
        <text:p text:style-name="P63">//Implicit function, DO NOT CALL IT !</text:p>
        <text:p text:style-name="P63">int gety(int nodex, int nodey, int iniy, int fimy, int y, int y1) {</text:p>
        <text:p text:style-name="P63"><text:s text:c="4"/>if (y &gt; fimy || y1 &lt; iniy || iniy &gt; fimy) return 0;</text:p>
        <text:p text:style-name="P63"><text:s text:c="4"/>if (y &lt;= iniy &amp;&amp; y1 &gt;= fimy) return st[nodex][nodey];</text:p>
        <text:p text:style-name="P63"/>
        <text:p text:style-name="P63"><text:s text:c="4"/>int mid = (iniy + fimy) / 2;</text:p>
        <text:p text:style-name="P63"><text:s text:c="4"/>return gety(nodex, nodey*2, iniy, mid, y, y1) + gety(nodex, nodey*2+1, mid+1, fimy, y, y1);</text:p>
        <text:p text:style-name="P63">}</text:p>
        <text:p text:style-name="P63"/>
        <text:p text:style-name="P63">int get (int nodex, int inix, int fimx, int x, int y, int x1, int y1) {</text:p>
        <text:p text:style-name="P63"><text:s text:c="4"/>if (x &gt; fimx || x1 &lt; inix || inix &gt; fimx) return 0;</text:p>
        <text:p text:style-name="P63"><text:s text:c="4"/>if (x &lt;= inix &amp;&amp; x1 &gt;= fimx) return gety(nodex, 1, 0, sizem-1, y, y1);</text:p>
        <text:p text:style-name="P63"/>
        <text:p text:style-name="P63"><text:s text:c="4"/>int mid = (inix + fimx) / 2;</text:p>
        <text:p text:style-name="P63"><text:soft-page-break/><text:s text:c="4"/>return get(nodex*2, inix, mid, x, y, x1, y1) + get(nodex*2+1, mid+1, fimx, x, y, x1, y1);</text:p>
        <text:p text:style-name="P63">}</text:p>
        <text:p text:style-name="P63"/>
        <text:p text:style-name="P63">//Implicit function, DO NOT CALL IT !</text:p>
        <text:p text:style-name="P63">void updatey(int nodex, int inix, int fimx, int nodey, int iniy, int fimy, int y, int val) {</text:p>
        <text:p text:style-name="P63"><text:s text:c="4"/>if (iniy == fimy) {</text:p>
        <text:p text:style-name="P63"><text:s text:c="8"/>if (inix == fimx) st[nodex][nodey] = val;</text:p>
        <text:p text:style-name="P63"><text:s text:c="8"/>else st[nodex][nodey] = st[nodex*2][nodey] + st[nodex*2 + 1][nodey];</text:p>
        <text:p text:style-name="P63"><text:s text:c="8"/>return;</text:p>
        <text:p text:style-name="P63"><text:s text:c="4"/>}</text:p>
        <text:p text:style-name="P63"/>
        <text:p text:style-name="P63"><text:s text:c="4"/>int mid = (iniy + fimy) / 2;</text:p>
        <text:p text:style-name="P63"><text:s text:c="4"/>if (y &lt;= mid) updatey(nodex, inix, fimx, nodey*2, iniy, mid, y, val);</text:p>
        <text:p text:style-name="P63"><text:s text:c="4"/>else updatey(nodex, inix, fimx, nodey*2+1, mid+1, fimy, y, val);</text:p>
        <text:p text:style-name="P63"/>
        <text:p text:style-name="P63"><text:s text:c="4"/>st[nodex][nodey] = st[nodex][nodey*2] + st[nodex][nodey*2 + 1];</text:p>
        <text:p text:style-name="P63">}</text:p>
        <text:p text:style-name="P63"/>
        <text:p text:style-name="P63">void update(int nodex, int inix, int fimx, int x, int y, int val) {</text:p>
        <text:p text:style-name="P63"><text:s text:c="4"/>if (inix != fimx) {</text:p>
        <text:p text:style-name="P63"><text:s text:c="8"/>int mid = (inix + fimx) / 2;</text:p>
        <text:p text:style-name="P63"><text:s text:c="8"/>if (x &lt;= mid) update(nodex*2, inix, mid, x, y, val);</text:p>
        <text:p text:style-name="P63"><text:s text:c="8"/>else update(nodex*2+1, mid+1, fimx, x, y, val);</text:p>
        <text:p text:style-name="P63"><text:s text:c="4"/>}</text:p>
        <text:p text:style-name="P63"><text:s text:c="4"/>updatey(nodex, inix, fimx, 1, 0, sizem-1, y, val);</text:p>
        <text:p text:style-name="P63">}</text:p>
        <text:p text:style-name="P20"/>
        <text:p text:style-name="P20"/>
        <text:p text:style-name="P20"/>
        <text:p text:style-name="P20">Treap</text:p>
        <text:p text:style-name="P81"/>
        <text:p text:style-name="P125">typedef struct item * pitem;</text:p>
        <text:p text:style-name="P125">struct item {</text:p>
        <text:p text:style-name="P125"><text:s text:c="4"/>int prior, value, cnt, acum;</text:p>
        <text:p text:style-name="P125"><text:s text:c="4"/>bool rev;</text:p>
        <text:p text:style-name="P125"><text:s text:c="4"/>pitem l, r;</text:p>
        <text:p text:style-name="P125"/>
        <text:p text:style-name="P125"><text:s text:c="4"/>item(int v) {</text:p>
        <text:p text:style-name="P125"><text:s text:c="8"/>prior = rand(); value = v; cnt = 1;</text:p>
        <text:p text:style-name="P125"><text:s text:c="8"/>l = r = NULL;</text:p>
        <text:p text:style-name="P125"><text:s text:c="8"/>rev = false; acum = 0;</text:p>
        <text:p text:style-name="P125"><text:s text:c="4"/>}</text:p>
        <text:p text:style-name="P125">};</text:p>
        <text:p text:style-name="P125"/>
        <text:p text:style-name="P125">int cnt (pitem it) {</text:p>
        <text:p text:style-name="P125"><text:s text:c="4"/>return it ? it-&gt;cnt : 0;</text:p>
        <text:p text:style-name="P125">}</text:p>
        <text:p text:style-name="P125"/>
        <text:p text:style-name="P125">void upd_cnt (pitem it) {</text:p>
        <text:p text:style-name="P125"><text:s text:c="4"/>if (it)</text:p>
        <text:p text:style-name="P125"><text:s text:c="8"/>it-&gt;cnt = cnt(it-&gt;l) + cnt(it-&gt;r) + 1;</text:p>
        <text:p text:style-name="P125">}</text:p>
        <text:p text:style-name="P125"/>
        <text:p text:style-name="P125">void push (pitem it) {</text:p>
        <text:p text:style-name="P125"><text:s text:c="4"/>if (it &amp;&amp; it-&gt;rev) {</text:p>
        <text:p text:style-name="P125"><text:s text:c="8"/>it-&gt;rev = false;</text:p>
        <text:p text:style-name="P125"><text:s text:c="8"/>swap (it-&gt;l, it-&gt;r);</text:p>
        <text:p text:style-name="P125"><text:s text:c="8"/>if (it-&gt;l) <text:s/>it-&gt;l-&gt;rev ^= true;</text:p>
        <text:p text:style-name="P125"><text:s text:c="8"/>if (it-&gt;r) <text:s/>it-&gt;r-&gt;rev ^= true;</text:p>
        <text:p text:style-name="P125"><text:s text:c="4"/>}</text:p>
        <text:p text:style-name="P125"><text:s text:c="4"/>if (it &amp;&amp; it-&gt;acum) {</text:p>
        <text:p text:style-name="P125"><text:s text:c="8"/>if (it-&gt;l) it-&gt;l-&gt;acum += it-&gt;acum;</text:p>
        <text:p text:style-name="P125"><text:s text:c="8"/>if (it-&gt;r) it-&gt;r-&gt;acum += it-&gt;acum;</text:p>
        <text:p text:style-name="P125"><text:soft-page-break/><text:s text:c="8"/>it-&gt;value += it-&gt;acum;</text:p>
        <text:p text:style-name="P125"><text:s text:c="8"/>it-&gt;value %= 26;</text:p>
        <text:p text:style-name="P125"><text:s text:c="8"/>it-&gt;acum = 0;</text:p>
        <text:p text:style-name="P125"><text:s text:c="4"/>}</text:p>
        <text:p text:style-name="P125">}</text:p>
        <text:p text:style-name="P125"/>
        <text:p text:style-name="P125">void merge (pitem &amp; t, pitem l, pitem r) {</text:p>
        <text:p text:style-name="P125"><text:s text:c="4"/>push (l);</text:p>
        <text:p text:style-name="P125"><text:s text:c="4"/>push (r);</text:p>
        <text:p text:style-name="P125"><text:s text:c="4"/>if (!l || !r)</text:p>
        <text:p text:style-name="P125"><text:s text:c="8"/>t = l ? l : r;</text:p>
        <text:p text:style-name="P125"><text:s text:c="4"/>else if (l-&gt;prior &gt; r-&gt;prior)</text:p>
        <text:p text:style-name="P125"><text:s text:c="8"/>merge (l-&gt;r, l-&gt;r, r), <text:s/>t = l;</text:p>
        <text:p text:style-name="P125"><text:s text:c="4"/>else</text:p>
        <text:p text:style-name="P125"><text:s text:c="8"/>merge (r-&gt;l, l, r-&gt;l), <text:s/>t = r;</text:p>
        <text:p text:style-name="P125"><text:s text:c="4"/>upd_cnt (t);</text:p>
        <text:p text:style-name="P125">}</text:p>
        <text:p text:style-name="P125"/>
        <text:p text:style-name="P125">void split (pitem t, pitem &amp; l, pitem &amp; r, int key, int add = 0) {</text:p>
        <text:p text:style-name="P125"><text:s text:c="4"/>if (!t)</text:p>
        <text:p text:style-name="P125"><text:s text:c="8"/>return void( l = r = 0 );</text:p>
        <text:p text:style-name="P125"><text:s text:c="4"/>push (t);</text:p>
        <text:p text:style-name="P125"><text:s text:c="4"/>int cur_key = add + cnt(t-&gt;l);</text:p>
        <text:p text:style-name="P125"><text:s text:c="4"/>if (key &lt;= cur_key)</text:p>
        <text:p text:style-name="P125"><text:s text:c="8"/>split (t-&gt;l, l, t-&gt;l, key, add), <text:s/>r = t;</text:p>
        <text:p text:style-name="P125"><text:s text:c="4"/>else</text:p>
        <text:p text:style-name="P125"><text:s text:c="8"/>split (t-&gt;r, t-&gt;r, r, key, add + 1 + cnt(t-&gt;l)), <text:s/>l = t;</text:p>
        <text:p text:style-name="P125"><text:s text:c="4"/>upd_cnt (t);</text:p>
        <text:p text:style-name="P125">}</text:p>
        <text:p text:style-name="P125"/>
        <text:p text:style-name="P125">void reverse (pitem t, int l, int r) {</text:p>
        <text:p text:style-name="P125"><text:s text:c="4"/>pitem t1, t2, t3;</text:p>
        <text:p text:style-name="P125"><text:s text:c="4"/>split (t, t1, t2, l);</text:p>
        <text:p text:style-name="P125"><text:s text:c="4"/>split (t2, t2, t3, r-l+1);</text:p>
        <text:p text:style-name="P125"><text:s text:c="4"/>t2-&gt;rev ^= true;</text:p>
        <text:p text:style-name="P125"><text:s text:c="4"/>merge (t, t1, t2);</text:p>
        <text:p text:style-name="P125"><text:s text:c="4"/>merge (t, t, t3);</text:p>
        <text:p text:style-name="P125">}</text:p>
        <text:p text:style-name="P125"/>
        <text:p text:style-name="P125">void output (pitem t) {</text:p>
        <text:p text:style-name="P125"><text:s text:c="4"/>if (!t) <text:s/>return;</text:p>
        <text:p text:style-name="P125"><text:s text:c="4"/>push (t);</text:p>
        <text:p text:style-name="P125"><text:s text:c="4"/>output (t-&gt;l);</text:p>
        <text:p text:style-name="P125"><text:s text:c="4"/>printf ("%c", t-&gt;value + 'a');</text:p>
        <text:p text:style-name="P125"><text:s text:c="4"/>output (t-&gt;r);</text:p>
        <text:p text:style-name="P125">}</text:p>
        <text:p text:style-name="P125"/>
        <text:p text:style-name="P125">void increase(pitem t, int l, int r) {</text:p>
        <text:p text:style-name="P125"><text:s text:c="4"/>pitem t1, t2, t3;</text:p>
        <text:p text:style-name="P125"><text:s text:c="4"/>split (t, t1, t2, l);</text:p>
        <text:p text:style-name="P125"><text:s text:c="4"/>split (t2, t2, t3, r-l+1);</text:p>
        <text:p text:style-name="P125"><text:s text:c="4"/>t2-&gt;acum++;</text:p>
        <text:p text:style-name="P125"><text:s text:c="4"/>merge (t, t1, t2);</text:p>
        <text:p text:style-name="P125"><text:s text:c="4"/>merge (t, t, t3);</text:p>
        <text:p text:style-name="P125">}</text:p>
        <text:p text:style-name="P125"/>
        <text:p text:style-name="P125">void change(pitem t, int i, int j, int k, int l) {</text:p>
        <text:p text:style-name="P125"><text:s text:c="4"/>pitem t1, t2, t3, t4, t5;</text:p>
        <text:p text:style-name="P125"><text:s text:c="4"/>split (t, t1, t2, i);</text:p>
        <text:p text:style-name="P125"><text:s text:c="4"/>split (t2, t2, t3, j-i+1);</text:p>
        <text:p text:style-name="P125"><text:s text:c="4"/>split (t3, t3, t4, k-j-1);</text:p>
        <text:p text:style-name="P125"><text:s text:c="4"/>split (t4, t4, t5, l-k+1);</text:p>
        <text:p text:style-name="P125"><text:s text:c="4"/>merge(t, t1, t4);</text:p>
        <text:p text:style-name="P125"><text:s text:c="4"/>merge(t, t, t3);</text:p>
        <text:p text:style-name="P125"><text:s text:c="4"/>merge(t, t, t2);</text:p>
        <text:p text:style-name="P125"><text:s text:c="4"/>merge(t, t, t5);</text:p>
        <text:p text:style-name="P132">}</text:p>
        <text:p text:style-name="P21"/>
        <text:p text:style-name="P53"><text:soft-page-break/><text:span text:style-name="T51">2</text:span> <text:span text:style-name="T51">Graphs</text:span></text:p>
        <text:p text:style-name="P7"/>
        <text:p text:style-name="P22">LCA</text:p>
        <text:p text:style-name="P77"/>
        <text:p text:style-name="P82">#define N 100100</text:p>
        <text:p text:style-name="P82">#define LOG 20</text:p>
        <text:p text:style-name="P82"/>
        <text:p text:style-name="P82">int T[N], P[N][LOG], L[N];</text:p>
        <text:p text:style-name="P82">vector &lt; int &gt; graph[N];</text:p>
        <text:p text:style-name="P82"/>
        <text:p text:style-name="P82">void dfs(int u, int father, int lvl) {</text:p>
        <text:p text:style-name="P82"><text:s text:c="4"/>T[u] = father;</text:p>
        <text:p text:style-name="P82"><text:s text:c="4"/>L[u] = lvl;</text:p>
        <text:p text:style-name="P82"><text:s text:c="4"/>for (int v : graph[u])</text:p>
        <text:p text:style-name="P82"><text:s text:c="8"/>if (v != father)</text:p>
        <text:p text:style-name="P82"><text:s text:c="12"/>dfs(v, u, lvl+1);</text:p>
        <text:p text:style-name="P82">}</text:p>
        <text:p text:style-name="P82"/>
        <text:p text:style-name="P82">void process() {</text:p>
        <text:p text:style-name="P82"><text:s text:c="4"/>for (int i = 0; i &lt; N; i++)</text:p>
        <text:p text:style-name="P82"><text:s text:c="8"/>for (int j = 0; 1 &lt;&lt; j &lt; N; j++)</text:p>
        <text:p text:style-name="P82"><text:s text:c="12"/>P[i][j] = -1;</text:p>
        <text:p text:style-name="P82"/>
        <text:p text:style-name="P82"><text:s text:c="4"/>for (int i = 0; i &lt; N; i++)</text:p>
        <text:p text:style-name="P82"><text:s text:c="8"/>P[i][0] = T[i];</text:p>
        <text:p text:style-name="P82"/>
        <text:p text:style-name="P82"><text:s text:c="4"/>for (int j = 1; 1 &lt;&lt; j &lt; N; j++)</text:p>
        <text:p text:style-name="P82"><text:s text:c="8"/>for (int i = 0; i &lt; N; i++)</text:p>
        <text:p text:style-name="P82"><text:s text:c="12"/>if (P[i][j - 1] != -1)</text:p>
        <text:p text:style-name="P82"><text:s text:c="16"/>P[i][j] = P[P[i][j - 1]][j - 1];</text:p>
        <text:p text:style-name="P82">}</text:p>
        <text:p text:style-name="P82"/>
        <text:p text:style-name="P82">int query(int p, int q) {</text:p>
        <text:p text:style-name="P82"><text:s text:c="4"/>int tmp, log;</text:p>
        <text:p text:style-name="P82"/>
        <text:p text:style-name="P82"><text:s text:c="4"/>if (L[p] &lt; L[q])</text:p>
        <text:p text:style-name="P82"><text:s text:c="8"/>tmp = p, p = q, q = tmp;</text:p>
        <text:p text:style-name="P82"/>
        <text:p text:style-name="P82"><text:s text:c="4"/>for (log = 1; 1 &lt;&lt; log &lt;= L[p]; log++);</text:p>
        <text:p text:style-name="P82"><text:s text:c="4"/>log--;</text:p>
        <text:p text:style-name="P82"/>
        <text:p text:style-name="P82"><text:s text:c="4"/>for (int i = log; i &gt;= 0; i--)</text:p>
        <text:p text:style-name="P82"><text:s text:c="8"/>if (L[p] - (1 &lt;&lt; i) &gt;= L[q])</text:p>
        <text:p text:style-name="P82"><text:s text:c="12"/>p = P[p][i];</text:p>
        <text:p text:style-name="P82"/>
        <text:p text:style-name="P82"><text:s text:c="4"/>if (p == q) return p;</text:p>
        <text:p text:style-name="P82"/>
        <text:p text:style-name="P82"><text:s text:c="4"/>for (int i = log; i &gt;= 0; i--)</text:p>
        <text:p text:style-name="P82"><text:s text:c="8"/>if (P[p][i] != -1 &amp;&amp; P[p][i] != P[q][i])</text:p>
        <text:p text:style-name="P82"><text:s text:c="12"/>p = P[p][i], q = P[q][i];</text:p>
        <text:p text:style-name="P82"/>
        <text:p text:style-name="P82"><text:s text:c="4"/>return T[p];</text:p>
        <text:p text:style-name="P82">}</text:p>
        <text:p text:style-name="P8"/>
        <text:p text:style-name="P30">Shortest Path Faster Algorithm</text:p>
        <text:p text:style-name="P110"/>
        <text:p text:style-name="P115">#define INF 2000000000</text:p>
        <text:p text:style-name="P116">#define MAXN 100100</text:p>
        <text:p text:style-name="P112"/>
        <text:p text:style-name="P111">int dist[MAXN]; </text:p>
        <text:p text:style-name="P111">bool inqueue[MAXN]; </text:p>
        <text:p text:style-name="P111">vector&lt; pair&lt;int,int&gt; &gt; adj[MAXN]; </text:p>
        <text:p text:style-name="P111"/>
        <text:p text:style-name="P111">void SPFA(int node) { </text:p>
        <text:p text:style-name="P113"><text:span text:style-name="T64"><text:s text:c="4"/></text:span>for(int i=0;i&lt;MAXN;i++) </text:p>
        <text:p text:style-name="P113"><text:soft-page-break/><text:span text:style-name="T64"><text:s text:c="8"/></text:span>dist[i] = INF; </text:p>
        <text:p text:style-name="P111"/>
        <text:p text:style-name="P113"><text:span text:style-name="T64"><text:s text:c="4"/></text:span>dist[node] = 0; </text:p>
        <text:p text:style-name="P111"/>
        <text:p text:style-name="P113"><text:span text:style-name="T64"><text:s text:c="4"/></text:span>queue &lt;int&gt; fila; </text:p>
        <text:p text:style-name="P113"><text:span text:style-name="T64"><text:s text:c="4"/></text:span>fila.push(node); </text:p>
        <text:p text:style-name="P113"><text:span text:style-name="T64"><text:s text:c="4"/></text:span>inqueue[node] = 1; </text:p>
        <text:p text:style-name="P111"/>
        <text:p text:style-name="P114"><text:span text:style-name="T64"><text:s text:c="4"/></text:span>while(!fila.empty()) { </text:p>
        <text:p text:style-name="P114"><text:span text:style-name="T64"><text:s text:c="8"/></text:span>int u = fila.front(); </text:p>
        <text:p text:style-name="P114"><text:span text:style-name="T64"><text:s text:c="8"/></text:span>fila.pop(); </text:p>
        <text:p text:style-name="P114"><text:span text:style-name="T64"><text:s text:c="8"/></text:span>inqueue[u] = 0; </text:p>
        <text:p text:style-name="P111"/>
        <text:p text:style-name="P114"><text:span text:style-name="T64"><text:s text:c="8"/></text:span>for(int i=0; i&lt;adj[u].size(); i++) { </text:p>
        <text:p text:style-name="P114"><text:span text:style-name="T64"><text:s text:c="12"/></text:span>int v = adj[u][i].first; </text:p>
        <text:p text:style-name="P114"><text:span text:style-name="T64"><text:s text:c="12"/></text:span>ll cost = adj[u][i].second; </text:p>
        <text:p text:style-name="P114"><text:span text:style-name="T64"><text:s text:c="12"/></text:span>if(dist[u] + cost &lt; dist[v]) { </text:p>
        <text:p text:style-name="P114"><text:span text:style-name="T64"><text:s text:c="16"/></text:span>dist[v] = dist[u] + cost; </text:p>
        <text:p text:style-name="P114"><text:span text:style-name="T64"><text:s text:c="16"/></text:span>if(!inqueue[v]) { </text:p>
        <text:p text:style-name="P114"><text:span text:style-name="T64"><text:s text:c="20"/></text:span>fila.push(v); </text:p>
        <text:p text:style-name="P114"><text:span text:style-name="T64"><text:s text:c="20"/></text:span>inqueue[v] = 1; </text:p>
        <text:p text:style-name="P114"><text:span text:style-name="T64"><text:s text:c="16"/></text:span>} </text:p>
        <text:p text:style-name="P114"><text:span text:style-name="T64"><text:s text:c="12"/></text:span>} </text:p>
        <text:p text:style-name="P114"><text:span text:style-name="T64"><text:s text:c="8"/></text:span>} </text:p>
        <text:p text:style-name="P114"><text:span text:style-name="T64"><text:s text:c="4"/></text:span>} </text:p>
        <text:p text:style-name="P111">}</text:p>
        <text:p text:style-name="P10"/>
        <text:p text:style-name="P24">Alternating Path – Max Matching O(VE)</text:p>
        <text:p text:style-name="P79"/>
        <text:p text:style-name="P148">#define N <text:span text:style-name="T53">110</text:span></text:p>
        <text:p text:style-name="P153">#define M <text:span text:style-name="T53">110</text:span></text:p>
        <text:p text:style-name="P153"/>
        <text:p text:style-name="P153">vector &lt; int &gt; graph[M];</text:p>
        <text:p text:style-name="P153">bool visited[N];</text:p>
        <text:p text:style-name="P153">int matchs[N];</text:p>
        <text:p text:style-name="P153">int n, m;</text:p>
        <text:p text:style-name="P153"/>
        <text:p text:style-name="P153">bool match_vertex(int u) {</text:p>
        <text:p text:style-name="P153"><text:s text:c="4"/>for (int v : graph[u])</text:p>
        <text:p text:style-name="P153"><text:s text:c="8"/>if (!visited[v]) {</text:p>
        <text:p text:style-name="P153"><text:s text:c="12"/>visited[v] = true;</text:p>
        <text:p text:style-name="P153"><text:s text:c="12"/>if (matchs[v] &lt; 0 || match_vertex(matchs[v])) {</text:p>
        <text:p text:style-name="P153"><text:s text:c="16"/>matchs[v] = u;</text:p>
        <text:p text:style-name="P153"><text:s text:c="16"/>return true;</text:p>
        <text:p text:style-name="P153"><text:s text:c="12"/>}</text:p>
        <text:p text:style-name="P153"><text:s text:c="8"/>}</text:p>
        <text:p text:style-name="P153"><text:s text:c="4"/>return false;</text:p>
        <text:p text:style-name="P153">}</text:p>
        <text:p text:style-name="P153"/>
        <text:p text:style-name="P153">int max_match() {</text:p>
        <text:p text:style-name="P153"><text:s text:c="4"/>memset(matchs, -1, sizeof(matchs));</text:p>
        <text:p text:style-name="P153"><text:s text:c="4"/>int result = 0;</text:p>
        <text:p text:style-name="P153"><text:s text:c="4"/>for (int u = 0; u &lt; m; u++) {</text:p>
        <text:p text:style-name="P153"><text:s text:c="8"/>memset(visited, 0, sizeof(visited));</text:p>
        <text:p text:style-name="P153"><text:s text:c="8"/>if (match_vertex(u)) result++;</text:p>
        <text:p text:style-name="P153"><text:s text:c="4"/>}</text:p>
        <text:p text:style-name="P153"><text:s text:c="4"/>return result;</text:p>
        <text:p text:style-name="P155">}</text:p>
        <text:p text:style-name="P8"/>
        <text:p text:style-name="P11"><text:span text:style-name="T52">Hopcroft-Karp – Max Matching O(</text:span><text:span text:style-name="T32">√VE</text:span><text:span text:style-name="T52">)</text:span></text:p>
        <text:p text:style-name="P77"/>
        <text:p text:style-name="P149">#define INF 2000000000</text:p>
        <text:p text:style-name="P153">#define N 100100</text:p>
        <text:p text:style-name="P153">#define AUX 50010</text:p>
        <text:p text:style-name="P153"/>
        <text:p text:style-name="P153"><text:soft-page-break/>int n, m, p, a, b;</text:p>
        <text:p text:style-name="P153">int pairU[AUX], pairV[AUX], dist[AUX];</text:p>
        <text:p text:style-name="P153">vector &lt; int &gt; graph[N];</text:p>
        <text:p text:style-name="P153"/>
        <text:p text:style-name="P153">bool hopBfs() {</text:p>
        <text:p text:style-name="P153"><text:s text:c="4"/>queue &lt; int &gt; fila;</text:p>
        <text:p text:style-name="P153"/>
        <text:p text:style-name="P153"><text:s text:c="4"/>for (int u = 1; u &lt;= n; u++) {</text:p>
        <text:p text:style-name="P153"><text:s text:c="8"/>if (pairU[u] == 0) {</text:p>
        <text:p text:style-name="P153"><text:s text:c="12"/>dist[u] = 0;</text:p>
        <text:p text:style-name="P153"><text:s text:c="12"/>fila.push(u);</text:p>
        <text:p text:style-name="P153"><text:s text:c="8"/>}</text:p>
        <text:p text:style-name="P153"><text:s text:c="8"/>else dist[u] = INF;</text:p>
        <text:p text:style-name="P153"><text:s text:c="4"/>}</text:p>
        <text:p text:style-name="P153"/>
        <text:p text:style-name="P153"><text:s text:c="4"/>dist[0] = INF;</text:p>
        <text:p text:style-name="P153"/>
        <text:p text:style-name="P153"><text:s text:c="4"/>while (!fila.empty()) {</text:p>
        <text:p text:style-name="P153"><text:s text:c="8"/>int u = fila.front();</text:p>
        <text:p text:style-name="P153"><text:s text:c="8"/>fila.pop();</text:p>
        <text:p text:style-name="P153"/>
        <text:p text:style-name="P153"><text:s text:c="8"/>if (dist[u] &lt; dist[0])</text:p>
        <text:p text:style-name="P153"><text:s text:c="12"/>for (int v : graph[u])</text:p>
        <text:p text:style-name="P153"><text:s text:c="16"/>if (dist[pairV[v-AUX]] == INF) {</text:p>
        <text:p text:style-name="P153"><text:s text:c="20"/>dist[pairV[v-AUX]] = dist[u] + 1;</text:p>
        <text:p text:style-name="P153"><text:s text:c="20"/>fila.push(pairV[v-AUX]);</text:p>
        <text:p text:style-name="P153"><text:s text:c="16"/>}</text:p>
        <text:p text:style-name="P153"><text:s text:c="4"/>}</text:p>
        <text:p text:style-name="P153"/>
        <text:p text:style-name="P153"><text:s text:c="4"/>return dist[0] != INF;</text:p>
        <text:p text:style-name="P153">}</text:p>
        <text:p text:style-name="P153"/>
        <text:p text:style-name="P153">bool hopDfs(int u) {</text:p>
        <text:p text:style-name="P153"><text:s text:c="4"/>if (u == 0) return true;</text:p>
        <text:p text:style-name="P153"/>
        <text:p text:style-name="P153"><text:s text:c="4"/>for (int v : graph[u])</text:p>
        <text:p text:style-name="P153"><text:s text:c="8"/>if (dist[pairV[v-AUX]] == dist[u] + 1)</text:p>
        <text:p text:style-name="P153"><text:s text:c="12"/>if (hopDfs(pairV[v-AUX])) {</text:p>
        <text:p text:style-name="P153"><text:s text:c="16"/>pairV[v-AUX] = u;</text:p>
        <text:p text:style-name="P153"><text:s text:c="16"/>pairU[u] = v;</text:p>
        <text:p text:style-name="P153"><text:s text:c="16"/>return true;</text:p>
        <text:p text:style-name="P153"><text:s text:c="12"/>}</text:p>
        <text:p text:style-name="P153"/>
        <text:p text:style-name="P153"><text:s text:c="4"/>dist[u] = INF;</text:p>
        <text:p text:style-name="P153"><text:s text:c="4"/>return false;</text:p>
        <text:p text:style-name="P153">}</text:p>
        <text:p text:style-name="P153"/>
        <text:p text:style-name="P153">int hopcroft() {</text:p>
        <text:p text:style-name="P153"><text:s text:c="4"/>int result = 0;</text:p>
        <text:p text:style-name="P153"/>
        <text:p text:style-name="P153"><text:s text:c="4"/>while (hopBfs())</text:p>
        <text:p text:style-name="P153"><text:s text:c="8"/>for (int u = 1; u &lt;= n; u++)</text:p>
        <text:p text:style-name="P153"><text:s text:c="12"/>if (pairU[u] == 0 &amp;&amp; hopDfs(u))</text:p>
        <text:p text:style-name="P153"><text:s text:c="16"/>result++;</text:p>
        <text:p text:style-name="P153"/>
        <text:p text:style-name="P153"><text:s text:c="4"/>return result;</text:p>
        <text:p text:style-name="P155">}</text:p>
        <text:p text:style-name="P77"/>
        <text:p text:style-name="P23">Edmond's Karp – Max Flow O(VE²)</text:p>
        <text:p text:style-name="P83"/>
        <text:p text:style-name="P151">#define INF 2000000000</text:p>
        <text:p text:style-name="P153">#define N 250</text:p>
        <text:p text:style-name="P153"/>
        <text:p text:style-name="P153">int res[N][N];</text:p>
        <text:p text:style-name="P153">vector &lt; int &gt; graph[N];</text:p>
        <text:p text:style-name="P153"/>
        <text:p text:style-name="P153">int flow(int ini, int fim, int n) {</text:p>
        <text:p text:style-name="P153"><text:soft-page-break/><text:s text:c="4"/>int answer = 0;</text:p>
        <text:p text:style-name="P153"><text:s text:c="4"/>int previous[n];</text:p>
        <text:p text:style-name="P153"><text:s text:c="4"/>bool used[n];</text:p>
        <text:p text:style-name="P153"/>
        <text:p text:style-name="P153"><text:s text:c="4"/>while(true) {</text:p>
        <text:p text:style-name="P153"><text:s text:c="8"/>fill(used, used+n, false);</text:p>
        <text:p text:style-name="P153"><text:s text:c="8"/>fill(previous, previous+n, -1);</text:p>
        <text:p text:style-name="P153"/>
        <text:p text:style-name="P153"><text:s text:c="8"/>queue &lt; int &gt; fila;</text:p>
        <text:p text:style-name="P153"><text:s text:c="8"/>fila.push(ini);</text:p>
        <text:p text:style-name="P153"/>
        <text:p text:style-name="P153"><text:s text:c="8"/>while(!fila.empty()) {</text:p>
        <text:p text:style-name="P153"><text:s text:c="12"/>int u = fila.front();</text:p>
        <text:p text:style-name="P153"><text:s text:c="12"/>used[u] = true;</text:p>
        <text:p text:style-name="P153"><text:s text:c="12"/>fila.pop();</text:p>
        <text:p text:style-name="P153"/>
        <text:p text:style-name="P153"><text:s text:c="12"/>for(int v : graph[u])</text:p>
        <text:p text:style-name="P153"><text:s text:c="16"/>if(!used[v] and res[u][v] &gt; 0) {</text:p>
        <text:p text:style-name="P153"><text:s text:c="20"/>previous[v] = u;</text:p>
        <text:p text:style-name="P153"><text:s text:c="20"/>fila.push(v);</text:p>
        <text:p text:style-name="P153"><text:s text:c="16"/>}</text:p>
        <text:p text:style-name="P153"><text:s text:c="8"/>}</text:p>
        <text:p text:style-name="P153"/>
        <text:p text:style-name="P153"><text:s text:c="8"/>if (previous[fim] == -1) break;</text:p>
        <text:p text:style-name="P153"><text:s text:c="8"/>int minimum = INT_MAX, u = fim;</text:p>
        <text:p text:style-name="P153"/>
        <text:p text:style-name="P153"><text:s text:c="8"/>while (previous[u] != -1) {</text:p>
        <text:p text:style-name="P153"><text:s text:c="12"/>minimum = min(res[previous[u]][u], minimum);</text:p>
        <text:p text:style-name="P153"><text:s text:c="12"/>u = previous[u];</text:p>
        <text:p text:style-name="P153"><text:s text:c="8"/>}</text:p>
        <text:p text:style-name="P153"/>
        <text:p text:style-name="P153"><text:s text:c="8"/>answer += minimum;</text:p>
        <text:p text:style-name="P153"><text:s text:c="8"/>u = fim;</text:p>
        <text:p text:style-name="P153"/>
        <text:p text:style-name="P153"><text:s text:c="8"/>while (previous[u] != -1) {</text:p>
        <text:p text:style-name="P153"><text:s text:c="12"/>res[previous[u]][u] -= minimum;</text:p>
        <text:p text:style-name="P153"><text:s text:c="12"/>res[u][previous[u]] += minimum;</text:p>
        <text:p text:style-name="P153"><text:s text:c="12"/>u = previous[u];</text:p>
        <text:p text:style-name="P153"><text:s text:c="8"/>}</text:p>
        <text:p text:style-name="P153"><text:s text:c="4"/>}</text:p>
        <text:p text:style-name="P153"/>
        <text:p text:style-name="P153"><text:s text:c="4"/>return answer;</text:p>
        <text:p text:style-name="P155">}</text:p>
        <text:p text:style-name="P23"/>
        <text:p text:style-name="P23">Dinic – Max Flow O(V²E)</text:p>
        <text:p text:style-name="P80"/>
        <text:p text:style-name="P150">#define INF 2000000000</text:p>
        <text:p text:style-name="P153">#define N 10100</text:p>
        <text:p text:style-name="P153"/>
        <text:p text:style-name="P153">int nodes = N, ini, fim;</text:p>
        <text:p text:style-name="P153">int dist[N], work[N];</text:p>
        <text:p text:style-name="P153"/>
        <text:p text:style-name="P153">struct Edge {</text:p>
        <text:p text:style-name="P153"><text:s text:c="4"/>int to, rev, used_flow, cap;</text:p>
        <text:p text:style-name="P153">};</text:p>
        <text:p text:style-name="P153"/>
        <text:p text:style-name="P153">vector &lt; Edge &gt; graph[N];</text:p>
        <text:p text:style-name="P153"/>
        <text:p text:style-name="P153">void addEdge(int from, int to, int cap) {</text:p>
        <text:p text:style-name="P153"><text:s text:c="4"/>Edge a = {to, graph[to].size(), 0, cap};</text:p>
        <text:p text:style-name="P153"><text:s text:c="4"/>Edge b = {from, graph[from].size(), 0, <text:span text:style-name="T54">0</text:span>};</text:p>
        <text:p text:style-name="P153"><text:s text:c="4"/>graph[from].push_back(a);</text:p>
        <text:p text:style-name="P153"><text:s text:c="4"/>graph[to].push_back(b);</text:p>
        <text:p text:style-name="P153">}</text:p>
        <text:p text:style-name="P153"/>
        <text:p text:style-name="P153">bool dinic_bfs() {</text:p>
        <text:p text:style-name="P153"><text:soft-page-break/><text:s text:c="4"/>fill(dist, dist + nodes, -1);</text:p>
        <text:p text:style-name="P153"><text:s text:c="4"/>dist[ini] = 0;</text:p>
        <text:p text:style-name="P153"/>
        <text:p text:style-name="P153"><text:s text:c="4"/>queue &lt; int &gt; fila;</text:p>
        <text:p text:style-name="P153"><text:s text:c="4"/>fila.push(ini);</text:p>
        <text:p text:style-name="P153"/>
        <text:p text:style-name="P153"><text:s text:c="4"/>while (!fila.empty()) {</text:p>
        <text:p text:style-name="P153"><text:s text:c="8"/>int u = fila.front();</text:p>
        <text:p text:style-name="P153"><text:s text:c="8"/>fila.pop();</text:p>
        <text:p text:style-name="P153"/>
        <text:p text:style-name="P153"><text:s text:c="8"/>for (int i = 0; i &lt; graph[u].size(); i++) {</text:p>
        <text:p text:style-name="P153"><text:s text:c="12"/>Edge &amp;e = graph[u][i];</text:p>
        <text:p text:style-name="P153"><text:s text:c="12"/>int v = e.to;</text:p>
        <text:p text:style-name="P153"><text:s text:c="12"/>if (dist[v] &lt; 0 &amp;&amp; e.used_flow &lt; e.cap) {</text:p>
        <text:p text:style-name="P153"><text:s text:c="16"/>dist[v] = dist[u] + 1;</text:p>
        <text:p text:style-name="P153"><text:s text:c="16"/>fila.push(v);</text:p>
        <text:p text:style-name="P153"><text:s text:c="12"/>}</text:p>
        <text:p text:style-name="P153"><text:s text:c="8"/>}</text:p>
        <text:p text:style-name="P153"><text:s text:c="4"/>}</text:p>
        <text:p text:style-name="P153"/>
        <text:p text:style-name="P153"><text:s text:c="4"/>return dist[fim] &gt;= 0;</text:p>
        <text:p text:style-name="P153">}</text:p>
        <text:p text:style-name="P153"/>
        <text:p text:style-name="P153">int dinic_dfs(int u, int flow) {</text:p>
        <text:p text:style-name="P153"><text:s text:c="4"/>if (u == fim)</text:p>
        <text:p text:style-name="P153"><text:s text:c="8"/>return flow;</text:p>
        <text:p text:style-name="P153"/>
        <text:p text:style-name="P153"><text:s text:c="4"/>for (int &amp;i = work[u]; i &lt; graph[u].size(); i++) {</text:p>
        <text:p text:style-name="P153"><text:s text:c="8"/>Edge &amp;e = graph[u][i];</text:p>
        <text:p text:style-name="P153"/>
        <text:p text:style-name="P153"><text:s text:c="8"/>if (e.cap &gt; e.used_flow) {</text:p>
        <text:p text:style-name="P153"><text:s text:c="12"/>int v = e.to;</text:p>
        <text:p text:style-name="P153"/>
        <text:p text:style-name="P153"><text:s text:c="12"/>if (dist[v] == dist[u] + 1) {</text:p>
        <text:p text:style-name="P153"><text:s text:c="16"/>int minf = dinic_dfs(v, min(flow, e.cap - e.used_flow));</text:p>
        <text:p text:style-name="P153"><text:s text:c="16"/>if (minf &gt; 0) {</text:p>
        <text:p text:style-name="P153"><text:s text:c="20"/>e.used_flow += minf;</text:p>
        <text:p text:style-name="P153"><text:s text:c="20"/>graph[v][e.rev].used_flow -= minf;</text:p>
        <text:p text:style-name="P153"><text:s text:c="20"/>return minf;</text:p>
        <text:p text:style-name="P153"><text:s text:c="16"/>}</text:p>
        <text:p text:style-name="P153"><text:s text:c="12"/>}</text:p>
        <text:p text:style-name="P153"><text:s text:c="8"/>}</text:p>
        <text:p text:style-name="P153"><text:s text:c="4"/>}</text:p>
        <text:p text:style-name="P153"/>
        <text:p text:style-name="P153"><text:s text:c="4"/>return 0;</text:p>
        <text:p text:style-name="P153">}</text:p>
        <text:p text:style-name="P153"/>
        <text:p text:style-name="P153">int flow(int _ini, int _fim) {</text:p>
        <text:p text:style-name="P153"><text:s text:c="4"/>ini = _ini;</text:p>
        <text:p text:style-name="P153"><text:s text:c="4"/>fim = _fim;</text:p>
        <text:p text:style-name="P153"><text:s text:c="4"/>int result = 0;</text:p>
        <text:p text:style-name="P153"/>
        <text:p text:style-name="P153"><text:s text:c="4"/>while (dinic_bfs()) {</text:p>
        <text:p text:style-name="P153"><text:s text:c="8"/>fill(work, work + nodes, 0);</text:p>
        <text:p text:style-name="P153"><text:s text:c="8"/>while (int delta = dinic_dfs(ini, INT_MAX))</text:p>
        <text:p text:style-name="P153"><text:s text:c="12"/>result += delta;</text:p>
        <text:p text:style-name="P153"><text:s text:c="4"/>}</text:p>
        <text:p text:style-name="P153"/>
        <text:p text:style-name="P153"><text:s text:c="4"/>return result;</text:p>
        <text:p text:style-name="P155">}</text:p>
        <text:p text:style-name="P11"/>
        <text:p text:style-name="P25">2-SAT</text:p>
        <text:p text:style-name="P80"/>
        <text:p text:style-name="P88">#define JUMP 100050</text:p>
        <text:p text:style-name="P88"/>
        <text:p text:style-name="P88">int counter = 1, scc = 1, value[100100];</text:p>
        <text:p text:style-name="P88"><text:soft-page-break/>bool visited[200100], new_edges[200100];</text:p>
        <text:p text:style-name="P88">int dfs_num[200100], dfs_low[200100], cp[200100];</text:p>
        <text:p text:style-name="P88">vector &lt; int &gt; graph[200100], new_graph[200100], comp[200100], aux, used, toposort;</text:p>
        <text:p text:style-name="P88"/>
        <text:p text:style-name="P88">void dfs(int u) {</text:p>
        <text:p text:style-name="P88"><text:s text:c="4"/>dfs_low[u] = dfs_num[u] = counter++;</text:p>
        <text:p text:style-name="P88"><text:s text:c="4"/>aux.push_back(u);</text:p>
        <text:p text:style-name="P88"><text:s text:c="4"/>visited[u] = true;</text:p>
        <text:p text:style-name="P88"/>
        <text:p text:style-name="P88"><text:s text:c="4"/>for (int v : graph[u]) {</text:p>
        <text:p text:style-name="P88"><text:s text:c="8"/>if (!dfs_num[v])</text:p>
        <text:p text:style-name="P88"><text:s text:c="12"/>dfs(v);</text:p>
        <text:p text:style-name="P88"><text:s text:c="8"/>if (visited[v])</text:p>
        <text:p text:style-name="P88"><text:s text:c="12"/>dfs_low[u] = min(dfs_low[u], dfs_low[v]);</text:p>
        <text:p text:style-name="P88"><text:s text:c="4"/>}</text:p>
        <text:p text:style-name="P88"/>
        <text:p text:style-name="P88"><text:s text:c="4"/>if (dfs_low[u] == dfs_num[u]) {</text:p>
        <text:p text:style-name="P88"><text:s text:c="8"/>while (1) {</text:p>
        <text:p text:style-name="P88"><text:s text:c="12"/>int v = aux.back();</text:p>
        <text:p text:style-name="P88"><text:s text:c="12"/>aux.pop_back();</text:p>
        <text:p text:style-name="P88"><text:s text:c="12"/>visited[v] = false;</text:p>
        <text:p text:style-name="P88"/>
        <text:p text:style-name="P88"><text:s text:c="12"/>comp[scc].push_back(v);</text:p>
        <text:p text:style-name="P88"><text:s text:c="12"/>cp[v] = scc;</text:p>
        <text:p text:style-name="P88"/>
        <text:p text:style-name="P88"><text:s text:c="12"/>if (u == v) break;</text:p>
        <text:p text:style-name="P88"><text:s text:c="8"/>}</text:p>
        <text:p text:style-name="P88"><text:s text:c="8"/>scc++;</text:p>
        <text:p text:style-name="P88"><text:s text:c="4"/>}</text:p>
        <text:p text:style-name="P88">}</text:p>
        <text:p text:style-name="P88"/>
        <text:p text:style-name="P88">void create_new_graph() {</text:p>
        <text:p text:style-name="P88"><text:s text:c="4"/>for (int i = 1; i &lt; scc; i++) {</text:p>
        <text:p text:style-name="P88"><text:s text:c="8"/>for (int j = 0; j &lt; used.size(); j++)</text:p>
        <text:p text:style-name="P88"><text:s text:c="12"/>new_edges[used[j]] = false;</text:p>
        <text:p text:style-name="P88"/>
        <text:p text:style-name="P88"><text:s text:c="8"/>used.clear();</text:p>
        <text:p text:style-name="P88"/>
        <text:p text:style-name="P88"><text:s text:c="8"/>for (int j = 0; j &lt; comp[i].size(); j++)</text:p>
        <text:p text:style-name="P88"><text:s text:c="12"/>for (int v : graph[comp[i][j]])</text:p>
        <text:p text:style-name="P88"><text:s text:c="16"/>if (cp[v] != i &amp;&amp; !new_edges[cp[v]]) {</text:p>
        <text:p text:style-name="P88"><text:s text:c="20"/>new_graph[i].push_back(cp[v]);</text:p>
        <text:p text:style-name="P88"><text:s text:c="20"/>used.push_back(cp[v]);</text:p>
        <text:p text:style-name="P88"><text:s text:c="20"/>new_edges[cp[v]] = true;</text:p>
        <text:p text:style-name="P88"><text:s text:c="16"/>}</text:p>
        <text:p text:style-name="P88"><text:s text:c="4"/>}</text:p>
        <text:p text:style-name="P88">}</text:p>
        <text:p text:style-name="P88"/>
        <text:p text:style-name="P88">void Tsort(int u) {</text:p>
        <text:p text:style-name="P88"><text:s text:c="4"/>dfs_num[u] = 1;</text:p>
        <text:p text:style-name="P88"><text:s text:c="4"/>for (int v : new_graph[u])</text:p>
        <text:p text:style-name="P88"><text:s text:c="8"/>if (!dfs_num[v])</text:p>
        <text:p text:style-name="P88"><text:s text:c="12"/>Tsort(v);</text:p>
        <text:p text:style-name="P88"><text:s text:c="4"/>toposort.push_back(u);</text:p>
        <text:p text:style-name="P88">}</text:p>
        <text:p text:style-name="P88"/>
        <text:p text:style-name="P88">void set_values() {</text:p>
        <text:p text:style-name="P88"><text:s text:c="4"/>for (int i = 0; i &lt; 100100; i++)</text:p>
        <text:p text:style-name="P88"><text:s text:c="8"/>value[i] = -1;</text:p>
        <text:p text:style-name="P88"/>
        <text:p text:style-name="P88"><text:s text:c="4"/>for (int i = toposort.size()-1; i &gt;= 0; i--)</text:p>
        <text:p text:style-name="P88"><text:s text:c="8"/>for (int v : comp[toposort[i]])</text:p>
        <text:p text:style-name="P88"><text:s text:c="12"/>if (v &lt; JUMP &amp;&amp; value[v] == -1)</text:p>
        <text:p text:style-name="P88"><text:s text:c="16"/>value[v] = 1;</text:p>
        <text:p text:style-name="P88"><text:s text:c="12"/>else if (v &gt; JUMP &amp;&amp; value[v-JUMP] == -1)</text:p>
        <text:p text:style-name="P88"><text:s text:c="16"/>value[v-JUMP] = 0;</text:p>
        <text:p text:style-name="P88">}</text:p>
        <text:p text:style-name="P87"><text:soft-page-break/></text:p>
        <text:p text:style-name="P31">Heavy Light Decomposition</text:p>
        <text:p text:style-name="P80"/>
        <text:p text:style-name="P150">#define N 100<text:span text:style-name="T55">1</text:span>00</text:p>
        <text:p text:style-name="P153"/>
        <text:p text:style-name="P153">struct Node {</text:p>
        <text:p text:style-name="P153"><text:s text:c="4"/>int depth, ini_path, weight, parent, pos;</text:p>
        <text:p text:style-name="P153">} nodes[N];</text:p>
        <text:p text:style-name="P153"/>
        <text:p text:style-name="P153">int seg[4*N], nums[N];</text:p>
        <text:p text:style-name="P153"/>
        <text:p text:style-name="P153">bool cmp(int a, int b) {</text:p>
        <text:p text:style-name="P153"><text:s text:c="4"/>return nodes[a].depth &lt; nodes[b].depth;</text:p>
        <text:p text:style-name="P153">}</text:p>
        <text:p text:style-name="P153"/>
        <text:p text:style-name="P153">//<text:span text:style-name="T56">AUXILIAR DATA STRUCTURE HERE</text:span></text:p>
        <text:p text:style-name="P153"/>
        <text:p text:style-name="P153">bool visited[N];</text:p>
        <text:p text:style-name="P153">vector &lt; int &gt; graph[N], paths[N];</text:p>
        <text:p text:style-name="P153"/>
        <text:p text:style-name="P153">void dfs1(int u, int dep) {</text:p>
        <text:p text:style-name="P153"><text:s text:c="4"/>visited[u] = true;</text:p>
        <text:p text:style-name="P153"><text:s text:c="4"/>nodes[u].depth = dep;</text:p>
        <text:p text:style-name="P153"><text:s text:c="4"/>nodes[u].weight = 1;</text:p>
        <text:p text:style-name="P153"><text:s text:c="4"/>for (int v : graph[u])</text:p>
        <text:p text:style-name="P153"><text:s text:c="8"/>if (!visited[v]) {</text:p>
        <text:p text:style-name="P153"><text:s text:c="12"/>nodes[v].parent = u;</text:p>
        <text:p text:style-name="P153"><text:s text:c="12"/>dfs1(v, dep+1);</text:p>
        <text:p text:style-name="P153"><text:s text:c="12"/>nodes[u].weight += nodes[v].weight;</text:p>
        <text:p text:style-name="P153"><text:s text:c="8"/>}</text:p>
        <text:p text:style-name="P153">}</text:p>
        <text:p text:style-name="P153"/>
        <text:p text:style-name="P153">void dfs2(int u, int id) {</text:p>
        <text:p text:style-name="P153"><text:s text:c="4"/>visited[u] = true;</text:p>
        <text:p text:style-name="P153"><text:s text:c="4"/>paths[id].push_back(u);</text:p>
        <text:p text:style-name="P153"><text:s text:c="4"/>nodes[u].ini_path = id;</text:p>
        <text:p text:style-name="P153"/>
        <text:p text:style-name="P153"><text:s text:c="4"/>for (int v : graph[u])</text:p>
        <text:p text:style-name="P153"><text:s text:c="8"/>if (!visited[v]) {</text:p>
        <text:p text:style-name="P153"><text:s text:c="12"/>if (nodes[v].weight*2 &lt; nodes[u].weight)</text:p>
        <text:p text:style-name="P153"><text:s text:c="16"/>dfs2(v, v);</text:p>
        <text:p text:style-name="P153"><text:s text:c="12"/>else</text:p>
        <text:p text:style-name="P153"><text:s text:c="16"/>dfs2(v, id);</text:p>
        <text:p text:style-name="P153"><text:s text:c="8"/>}</text:p>
        <text:p text:style-name="P153">}</text:p>
        <text:p text:style-name="P153"/>
        <text:p text:style-name="P153">int lca(int a, int b) {</text:p>
        <text:p text:style-name="P153"><text:s text:c="4"/>while (nodes[a].ini_path != nodes[b].ini_path) {</text:p>
        <text:p text:style-name="P153"><text:s text:c="8"/>if (nodes[nodes[a].ini_path].depth &gt;= nodes[nodes[b].ini_path].depth)</text:p>
        <text:p text:style-name="P153"><text:s text:c="12"/>a = nodes[nodes[a].ini_path].parent;</text:p>
        <text:p text:style-name="P153"><text:s text:c="8"/>else</text:p>
        <text:p text:style-name="P153"><text:s text:c="12"/>b = nodes[nodes[b].ini_path].parent;</text:p>
        <text:p text:style-name="P153"><text:s text:c="4"/>}</text:p>
        <text:p text:style-name="P153"><text:s text:c="4"/>return (nodes[a].depth &lt; nodes[b].depth? a : b);</text:p>
        <text:p text:style-name="P153">}</text:p>
        <text:p text:style-name="P153"/>
        <text:p text:style-name="P153">int get_max(int a, int b) {</text:p>
        <text:p text:style-name="P153"><text:s text:c="4"/>int aux = 0;</text:p>
        <text:p text:style-name="P153"><text:s text:c="4"/>while (nodes[a].ini_path != nodes[b].ini_path) {</text:p>
        <text:p text:style-name="P153"><text:s text:c="8"/>aux = max(aux, query(1, 1, n, nodes[nodes[a].ini_path].pos, nodes[a].pos));</text:p>
        <text:p text:style-name="P153"><text:s text:c="8"/>a = nodes[nodes[a].ini_path].parent;</text:p>
        <text:p text:style-name="P153"><text:s text:c="4"/>}</text:p>
        <text:p text:style-name="P153"><text:s text:c="4"/>aux = max(aux, query(1, 1, n, nodes[b].pos+1, nodes[a].pos));</text:p>
        <text:p text:style-name="P153"><text:s text:c="4"/>return aux;</text:p>
        <text:p text:style-name="P153">}</text:p>
        <text:p text:style-name="P153"/>
        <text:p text:style-name="P153">int main() {</text:p>
        <text:p text:style-name="P153"><text:soft-page-break/><text:s text:c="4"/>//get input and construct graph</text:p>
        <text:p text:style-name="P153"/>
        <text:p text:style-name="P153"><text:s text:c="4"/>dfs1(1, 1);</text:p>
        <text:p text:style-name="P153"/>
        <text:p text:style-name="P153"><text:s text:c="4"/>for (int i = 0; i &lt; N; i++)</text:p>
        <text:p text:style-name="P153"><text:s text:c="8"/>visited[i] = false;</text:p>
        <text:p text:style-name="P153"/>
        <text:p text:style-name="P153"><text:s text:c="4"/>dfs2(1, 1);</text:p>
        <text:p text:style-name="P153"/>
        <text:p text:style-name="P153"><text:s text:c="4"/>//calculate the position that each node needs to be on <text:span text:style-name="T57">the data structure</text:span></text:p>
        <text:p text:style-name="P153"><text:s text:c="4"/>int cont = 1;</text:p>
        <text:p text:style-name="P153"><text:s text:c="4"/>for (int i = 1; i &lt; N; i++) {</text:p>
        <text:p text:style-name="P153"><text:s text:c="8"/>sort(paths[i].begin(), paths[i].end(), cmp);</text:p>
        <text:p text:style-name="P153"><text:s text:c="8"/>for (int j = 0; j &lt; paths[i].size(); j++) {</text:p>
        <text:p text:style-name="P153"><text:s text:c="12"/>nodes[paths[i][j]].pos = cont;</text:p>
        <text:p text:style-name="P153"><text:s text:c="12"/>cont++;</text:p>
        <text:p text:style-name="P153"><text:s text:c="8"/>}</text:p>
        <text:p text:style-name="P153"><text:s text:c="4"/>}</text:p>
        <text:p text:style-name="P153"/>
        <text:p text:style-name="P153"><text:s text:c="4"/>for (int i = 1; i &lt;= n; i++)</text:p>
        <text:p text:style-name="P153"><text:s text:c="8"/>nums[nodes[i].pos] = nodes[i].cost;</text:p>
        <text:p text:style-name="P153"/>
        <text:p text:style-name="P153"><text:s text:c="4"/>build(1, 1, n);</text:p>
        <text:p text:style-name="P153"/>
        <text:p text:style-name="P153"><text:s text:c="4"/>//queries</text:p>
        <text:p text:style-name="P153"/>
        <text:p text:style-name="P153"><text:s text:c="4"/>return 0;</text:p>
        <text:p text:style-name="P155">}</text:p>
        <text:p text:style-name="P80"/>
        <text:p text:style-name="P25"/>
        <text:p text:style-name="P25"/>
        <text:p text:style-name="P25">Centroid Decomposition</text:p>
        <text:p text:style-name="P84"/>
        <text:p text:style-name="P126">#define N 100100</text:p>
        <text:p text:style-name="P126"/>
        <text:p text:style-name="P126">vector &lt; int &gt; graph[N];</text:p>
        <text:p text:style-name="P126"/>
        <text:p text:style-name="P126">struct CentroidDec {</text:p>
        <text:p text:style-name="P126"><text:s text:c="4"/>int root, visited[N], siz[N], layer[N], parent[N];</text:p>
        <text:p text:style-name="P126"><text:s text:c="4"/>vector &lt; int &gt; centroidTree[N];</text:p>
        <text:p text:style-name="P126"/>
        <text:p text:style-name="P126"><text:s text:c="4"/>void init() {</text:p>
        <text:p text:style-name="P126"><text:s text:c="8"/>for (int i = 0; i &lt; N; i++) {</text:p>
        <text:p text:style-name="P126"><text:s text:c="12"/>visited[i] = siz[i] = layer[i] = parent[i] = 0;</text:p>
        <text:p text:style-name="P126"><text:s text:c="12"/>centroidTree[i].clear();</text:p>
        <text:p text:style-name="P126"><text:s text:c="8"/>}</text:p>
        <text:p text:style-name="P126"><text:s text:c="4"/>}</text:p>
        <text:p text:style-name="P126"/>
        <text:p text:style-name="P126"><text:s text:c="4"/>int getCentroid(int u, int p = 0) {</text:p>
        <text:p text:style-name="P126"><text:s text:c="8"/>siz[u] = 1;</text:p>
        <text:p text:style-name="P126"><text:s text:c="8"/>for (int v : graph[u])</text:p>
        <text:p text:style-name="P126"><text:s text:c="12"/>if (v != p &amp;&amp; !visited[v]) {</text:p>
        <text:p text:style-name="P126"><text:s text:c="16"/>getCentroid(v, u);</text:p>
        <text:p text:style-name="P126"><text:s text:c="16"/>siz[u] += siz[v];</text:p>
        <text:p text:style-name="P126"><text:s text:c="12"/>}</text:p>
        <text:p text:style-name="P126"><text:s text:c="8"/>if (p) return 0;</text:p>
        <text:p text:style-name="P126"/>
        <text:p text:style-name="P126"><text:s text:c="8"/>int par = 0, aux = u, nxt = 0;</text:p>
        <text:p text:style-name="P126"><text:s text:c="8"/>while (1) {</text:p>
        <text:p text:style-name="P126"><text:s text:c="12"/>for (int v : graph[aux])</text:p>
        <text:p text:style-name="P126"><text:s text:c="16"/>if (!visited[v] &amp;&amp; v != par &amp;&amp; siz[v] &gt; siz[u] / 2)</text:p>
        <text:p text:style-name="P126"><text:s text:c="20"/>nxt = v;</text:p>
        <text:p text:style-name="P126"/>
        <text:p text:style-name="P126"><text:s text:c="12"/>if (!nxt) return aux;</text:p>
        <text:p text:style-name="P126"><text:s text:c="12"/>else { par = aux; aux = nxt; nxt = 0; }</text:p>
        <text:p text:style-name="P126"><text:soft-page-break/><text:s text:c="8"/>}</text:p>
        <text:p text:style-name="P126"><text:s text:c="4"/>}</text:p>
        <text:p text:style-name="P126"/>
        <text:p text:style-name="P126"><text:s text:c="4"/>void buildTree(int u = 0) {</text:p>
        <text:p text:style-name="P126"><text:s text:c="8"/>if (u == 0) {</text:p>
        <text:p text:style-name="P126"><text:s text:c="12"/>u = root = getCentroid(1);</text:p>
        <text:p text:style-name="P126"><text:s text:c="12"/>visited[u] = 1; layer[u] = 1;</text:p>
        <text:p text:style-name="P126"><text:s text:c="8"/>}</text:p>
        <text:p text:style-name="P126"/>
        <text:p text:style-name="P126"><text:s text:c="8"/>for (int v : graph[u])</text:p>
        <text:p text:style-name="P126"><text:s text:c="12"/>if (!visited[v]) {</text:p>
        <text:p text:style-name="P126"><text:s text:c="16"/>int x = getCentroid(v);</text:p>
        <text:p text:style-name="P126"><text:s text:c="16"/>visited[x] = 1; layer[x] = layer[u] + 1; parent[x] = u;</text:p>
        <text:p text:style-name="P126"><text:s text:c="16"/>centroidTree[u].push_back(x);</text:p>
        <text:p text:style-name="P126"><text:s text:c="16"/>centroidTree[x].push_back(u);</text:p>
        <text:p text:style-name="P126"><text:s text:c="16"/>buildTree(x);</text:p>
        <text:p text:style-name="P126"><text:s text:c="12"/>}</text:p>
        <text:p text:style-name="P126"><text:s text:c="4"/>}</text:p>
        <text:p text:style-name="P127">} centroid;</text:p>
        <text:p text:style-name="P127"/>
        <text:p text:style-name="P136"/>
        <text:p text:style-name="P37">Dynamic Union-Find</text:p>
        <text:p text:style-name="P118"/>
        <text:p text:style-name="P119">#define pii pair &lt; int, int &gt;</text:p>
        <text:p text:style-name="P119"/>
        <text:p text:style-name="P119">int nxt, color_siz[500500], color[100100], visited[100100], pos[100100];</text:p>
        <text:p text:style-name="P119">vector &lt; int &gt; graph[100100];</text:p>
        <text:p text:style-name="P119">vector &lt; pii &gt; used;</text:p>
        <text:p text:style-name="P119">stack &lt; int &gt; pilha[2];</text:p>
        <text:p text:style-name="P119"/>
        <text:p text:style-name="P119">void dfs(int u, int c) {</text:p>
        <text:p text:style-name="P119"><text:s text:c="4"/>color_siz[color[u]]--;</text:p>
        <text:p text:style-name="P119"><text:s text:c="4"/>color_siz[color[c]]++;</text:p>
        <text:p text:style-name="P119"/>
        <text:p text:style-name="P119"><text:s text:c="4"/>int aux = color[u];</text:p>
        <text:p text:style-name="P119"><text:s text:c="4"/>color[u] = color[c];</text:p>
        <text:p text:style-name="P119"/>
        <text:p text:style-name="P119"><text:s text:c="4"/>for (int v : graph[u])</text:p>
        <text:p text:style-name="P119"><text:s text:c="8"/>if (color[v] == aux)</text:p>
        <text:p text:style-name="P119"><text:s text:c="12"/>dfs(v, c);</text:p>
        <text:p text:style-name="P119">}</text:p>
        <text:p text:style-name="P119"/>
        <text:p text:style-name="P119">void connect(int x, int y) {</text:p>
        <text:p text:style-name="P119"><text:s text:c="4"/>if (color_siz[color[x]] &lt; color_siz[color[y]]) dfs(x, y);</text:p>
        <text:p text:style-name="P119"><text:s text:c="4"/>else dfs(y, x);</text:p>
        <text:p text:style-name="P119"/>
        <text:p text:style-name="P119"><text:s text:c="4"/>graph[x].push_back(y);</text:p>
        <text:p text:style-name="P119"><text:s text:c="4"/>graph[y].push_back(x);</text:p>
        <text:p text:style-name="P119">}</text:p>
        <text:p text:style-name="P119"/>
        <text:p text:style-name="P119">void disconnect(int x, int y) {</text:p>
        <text:p text:style-name="P119"><text:s text:c="4"/>pilha[0].push(x);</text:p>
        <text:p text:style-name="P119"><text:s text:c="4"/>pilha[1].push(y);</text:p>
        <text:p text:style-name="P119"/>
        <text:p text:style-name="P119"><text:s text:c="4"/>while (!pilha[0].empty() &amp;&amp; !pilha[1].empty()) {</text:p>
        <text:p text:style-name="P119"><text:s text:c="8"/>int a = pilha[0].top(), b = pilha[1].top();</text:p>
        <text:p text:style-name="P119"><text:s text:c="8"/>visited[a] = visited[b] = true;</text:p>
        <text:p text:style-name="P119"><text:s text:c="8"/>used.push_back({a, 0});</text:p>
        <text:p text:style-name="P119"><text:s text:c="8"/>used.push_back({b, 1});</text:p>
        <text:p text:style-name="P119"/>
        <text:p text:style-name="P119"><text:s text:c="8"/>while (pos[a] &lt; graph[a].size() &amp;&amp; (visited[graph[a][pos[a]]] || color[graph[a][pos[a]]] != color[a])) pos[a]++;</text:p>
        <text:p text:style-name="P119"><text:s text:c="8"/>while (pos[b] &lt; graph[b].size() &amp;&amp; (visited[graph[b][pos[b]]] || color[graph[b][pos[b]]] != color[b])) pos[b]++;</text:p>
        <text:p text:style-name="P119"/>
        <text:p text:style-name="P119"><text:s text:c="8"/>if (pos[a] &gt;= graph[a].size()) pilha[0].pop();</text:p>
        <text:p text:style-name="P119"><text:s text:c="8"/>else if (pos[b] &gt;= graph[b].size()) pilha[1].pop();</text:p>
        <text:p text:style-name="P119"><text:s text:c="8"/>else {</text:p>
        <text:p text:style-name="P119"><text:soft-page-break/><text:s text:c="12"/>pilha[0].push(graph[a][pos[a]]);</text:p>
        <text:p text:style-name="P119"><text:s text:c="12"/>pilha[1].push(graph[b][pos[b]]);</text:p>
        <text:p text:style-name="P119"><text:s text:c="8"/>}</text:p>
        <text:p text:style-name="P119"><text:s text:c="4"/>}</text:p>
        <text:p text:style-name="P119"/>
        <text:p text:style-name="P119"><text:s text:c="4"/>if (pilha[0].empty()) {</text:p>
        <text:p text:style-name="P119"><text:s text:c="8"/>for (pii v : used)</text:p>
        <text:p text:style-name="P119"><text:s text:c="12"/>if (v.second == 0) {</text:p>
        <text:p text:style-name="P119"><text:s text:c="16"/>color_siz[color[y]]--;</text:p>
        <text:p text:style-name="P119"><text:s text:c="16"/>color_siz[nxt]++;</text:p>
        <text:p text:style-name="P119"><text:s text:c="16"/>color[v.first] = nxt;</text:p>
        <text:p text:style-name="P119"><text:s text:c="12"/>}</text:p>
        <text:p text:style-name="P119"/>
        <text:p text:style-name="P119"><text:s text:c="8"/>pilha[1] = stack &lt;int&gt; ();</text:p>
        <text:p text:style-name="P119"><text:s text:c="4"/>}</text:p>
        <text:p text:style-name="P119"><text:s text:c="4"/>else {</text:p>
        <text:p text:style-name="P119"><text:s text:c="8"/>for (pii v : used)</text:p>
        <text:p text:style-name="P119"><text:s text:c="12"/>if (v.second == 1) {</text:p>
        <text:p text:style-name="P119"><text:s text:c="16"/>color_siz[color[x]]--;</text:p>
        <text:p text:style-name="P119"><text:s text:c="16"/>color_siz[nxt]++;</text:p>
        <text:p text:style-name="P119"><text:s text:c="16"/>color[v.first] = nxt;</text:p>
        <text:p text:style-name="P119"><text:s text:c="12"/>}</text:p>
        <text:p text:style-name="P119"><text:s text:c="8"/>pilha[0] = stack &lt;int&gt; ();</text:p>
        <text:p text:style-name="P119"><text:s text:c="4"/>}</text:p>
        <text:p text:style-name="P119"/>
        <text:p text:style-name="P119"><text:s text:c="4"/>for (pii v : used) { visited[v.first] = false; pos[v.first] = 0; }</text:p>
        <text:p text:style-name="P119"><text:s text:c="4"/>used.clear();</text:p>
        <text:p text:style-name="P119"><text:s text:c="4"/>nxt++;</text:p>
        <text:p text:style-name="P119">}</text:p>
        <text:p text:style-name="P119"/>
        <text:p text:style-name="P119">//initializing</text:p>
        <text:p text:style-name="P119">int main() {</text:p>
        <text:p text:style-name="P119"><text:s text:c="4"/>int n;</text:p>
        <text:p text:style-name="P119"><text:s text:c="4"/>scanf("%d", &amp;n);</text:p>
        <text:p text:style-name="P119"/>
        <text:p text:style-name="P119"><text:s text:c="4"/>for (int i = 1; i &lt;= n; i++) {</text:p>
        <text:p text:style-name="P119"><text:s text:c="8"/>color[i] = i;</text:p>
        <text:p text:style-name="P119"><text:s text:c="8"/>color_siz[i] = 1;</text:p>
        <text:p text:style-name="P119"><text:s text:c="4"/>}</text:p>
        <text:p text:style-name="P119"><text:s text:c="4"/>int nxt = n+1;</text:p>
        <text:p text:style-name="P119"/>
        <text:p text:style-name="P119"><text:s text:c="4"/>return 0;</text:p>
        <text:p text:style-name="P119">}</text:p>
        <text:p text:style-name="P42"><text:s text:c="3"/></text:p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><text:soft-page-break/>3 Strings</text:p>
        <text:p text:style-name="P11"/>
        <text:p text:style-name="P32">Hashing</text:p>
        <text:p text:style-name="P99"/>
        <text:p text:style-name="P100">#define MAXN <text:span text:style-name="T69">100100</text:span></text:p>
        <text:p text:style-name="P109">#define ll long long</text:p>
        <text:p text:style-name="P100"><text:span text:style-name="T70">#define </text:span>pll <text:span text:style-name="T70">pair &lt;ll, ll&gt;</text:span> </text:p>
        <text:p text:style-name="P100"/>
        <text:p text:style-name="P100">struct hash { </text:p>
        <text:p text:style-name="P101"><text:span text:style-name="T61"><text:s text:c="4"/></text:span><text:span text:style-name="T63">ll </text:span>chash[MAXN][2]; </text:p>
        <text:p text:style-name="P101"><text:span text:style-name="T61"><text:s text:c="4"/></text:span><text:span text:style-name="T63">ll </text:span>mult[MAXN][2]; </text:p>
        <text:p text:style-name="P101"><text:span text:style-name="T61"><text:s text:c="4"/></text:span><text:span text:style-name="T63">ll </text:span>b1, M1, b2, M2; </text:p>
        <text:p text:style-name="P101"/>
        <text:p text:style-name="P102"><text:span text:style-name="T61"><text:s text:c="4"/></text:span>hash(ll b1 = 311, ll M1 = 1000000021, ll b2 = 317, ll M2 = 1000000009) : b1(b1), M1(M1), b2(b2), M2(M2) { calc(); } </text:p>
        <text:p text:style-name="P100"/>
        <text:p text:style-name="P103"><text:span text:style-name="T61"><text:s text:c="4"/></text:span>void calc() { </text:p>
        <text:p text:style-name="P103"><text:span text:style-name="T61"><text:s text:c="8"/></text:span>mult[0][0] = mult[0][1] = 1; </text:p>
        <text:p text:style-name="P103"><text:span text:style-name="T61"><text:s text:c="8"/></text:span>for(ll i=1; i &lt; MAXN; i++) { </text:p>
        <text:p text:style-name="P103"><text:span text:style-name="T61"><text:s text:c="12"/></text:span>mult[i][0] = (mult[i-1][0] * b1)%M1; </text:p>
        <text:p text:style-name="P103"><text:span text:style-name="T61"><text:s text:c="12"/></text:span>mult[i][1] = (mult[i-1][1] * b2)%M2; </text:p>
        <text:p text:style-name="P103"><text:span text:style-name="T61"><text:s text:c="8"/></text:span>} </text:p>
        <text:p text:style-name="P103"><text:span text:style-name="T61"><text:s text:c="4"/></text:span>}</text:p>
        <text:p text:style-name="P103"/>
        <text:p text:style-name="P103"><text:span text:style-name="T61"><text:s text:c="4"/></text:span>// Preprocess new string in global string st </text:p>
        <text:p text:style-name="P103"><text:span text:style-name="T61"><text:s text:c="4"/></text:span>void compute(string &amp;st) { </text:p>
        <text:p text:style-name="P103"><text:span text:style-name="T61"><text:s text:c="8"/></text:span>chash[0][0] = chash[0][1] = st[0] + 1; </text:p>
        <text:p text:style-name="P103"><text:span text:style-name="T61"><text:s text:c="8"/></text:span>for(int i=1; i&lt;(int)st.size();i++) { </text:p>
        <text:p text:style-name="P103"><text:span text:style-name="T61"><text:s text:c="12"/></text:span>chash[i][0] = ((chash[i-1][0]*b1)%M1 + st[i] + 1)%M1; </text:p>
        <text:p text:style-name="P103"><text:span text:style-name="T61"><text:s text:c="12"/></text:span>chash[i][1] = ((chash[i-1][1]*b2)%M2 + st[i] + 1)%M2; </text:p>
        <text:p text:style-name="P104"><text:span text:style-name="T61"><text:s text:c="8"/></text:span>} </text:p>
        <text:p text:style-name="P105"><text:span text:style-name="T61"><text:s text:c="4"/></text:span>}</text:p>
        <text:p text:style-name="P105"><text:s/></text:p>
        <text:p text:style-name="P106"><text:span text:style-name="T61"><text:s text:c="4"/></text:span>// Hash of substring [l, r] INCLUSIVE </text:p>
        <text:p text:style-name="P107"><text:span text:style-name="T61"><text:s text:c="4"/></text:span>pll substr(ll l, ll r) { </text:p>
        <text:p text:style-name="P107"><text:span text:style-name="T61"><text:s text:c="8"/></text:span>if(!l) return make_pair(chash[r][0], chash[r][1]); </text:p>
        <text:p text:style-name="P107"/>
        <text:p text:style-name="P108"><text:span text:style-name="T61"><text:s text:c="8"/></text:span>ll p1 = (chash[r][0] - (chash[l-1][0] * mult[r-l+1][0])%M1 + M1)%M1; </text:p>
        <text:p text:style-name="P107"><text:span text:style-name="T61"><text:s text:c="8"/></text:span>ll p2 = (chash[r][1] - (chash[l-1][1] * mult[r-l+1][1])%M2 + M2)%M2; </text:p>
        <text:p text:style-name="P107"><text:span text:style-name="T61"><text:s text:c="8"/></text:span>return make_pair(p1, p2); </text:p>
        <text:p text:style-name="P107"><text:span text:style-name="T61"><text:s text:c="4"/></text:span>} </text:p>
        <text:p text:style-name="P100">};</text:p>
        <text:p text:style-name="P26"/>
        <text:p text:style-name="P26">Z-function</text:p>
        <text:p text:style-name="P86"/>
        <text:p text:style-name="P152">#define N 1001000</text:p>
        <text:p text:style-name="P153"/>
        <text:p text:style-name="P153">int lens[N];</text:p>
        <text:p text:style-name="P153">string s;</text:p>
        <text:p text:style-name="P153"/>
        <text:p text:style-name="P153">void Zfunction() {</text:p>
        <text:p text:style-name="P153"><text:s text:c="4"/>int n = s.size();</text:p>
        <text:p text:style-name="P153"><text:s text:c="4"/>int L = 0, R = 0;</text:p>
        <text:p text:style-name="P153"/>
        <text:p text:style-name="P153"><text:s text:c="4"/>for (int i = 1; i &lt; n; i++) {</text:p>
        <text:p text:style-name="P153"><text:s text:c="8"/>if (i &gt; R) {</text:p>
        <text:p text:style-name="P153"><text:s text:c="12"/>L = R = i;</text:p>
        <text:p text:style-name="P153"><text:s text:c="12"/>while (R &lt; n &amp;&amp; s[R-L] == s[R]) R++;</text:p>
        <text:p text:style-name="P153"><text:s text:c="12"/>lens[i] = R-L;</text:p>
        <text:p text:style-name="P153"><text:s text:c="12"/>R--;</text:p>
        <text:p text:style-name="P153"><text:s text:c="8"/>}</text:p>
        <text:p text:style-name="P153"><text:s text:c="8"/>else {</text:p>
        <text:p text:style-name="P153"><text:s text:c="12"/>if (lens[i-L] &lt; R-i+1)</text:p>
        <text:p text:style-name="P153"><text:soft-page-break/><text:s text:c="16"/>lens[i] = lens[i-L];</text:p>
        <text:p text:style-name="P153"><text:s text:c="12"/>else {</text:p>
        <text:p text:style-name="P153"><text:s text:c="16"/>L = i;</text:p>
        <text:p text:style-name="P153"><text:s text:c="16"/>while (R &lt; n &amp;&amp; s[R-L] == s[R]) R++;</text:p>
        <text:p text:style-name="P153"><text:s text:c="16"/>lens[i] = R-L;</text:p>
        <text:p text:style-name="P153"><text:s text:c="16"/>R--;</text:p>
        <text:p text:style-name="P153"><text:s text:c="12"/>}</text:p>
        <text:p text:style-name="P153"><text:s text:c="8"/>}</text:p>
        <text:p text:style-name="P153"><text:s text:c="4"/>}</text:p>
        <text:p text:style-name="P155">}</text:p>
        <text:p text:style-name="P86"/>
        <text:p text:style-name="P26">Manacher</text:p>
        <text:p text:style-name="P86"/>
        <text:p text:style-name="P152">#define N 2000020</text:p>
        <text:p text:style-name="P153"/>
        <text:p text:style-name="P153">int n, lens[N];</text:p>
        <text:p text:style-name="P153">string s;</text:p>
        <text:p text:style-name="P153"/>
        <text:p text:style-name="P153">void manacher() {</text:p>
        <text:p text:style-name="P153"><text:s text:c="4"/>int m = 2*n + 1;</text:p>
        <text:p text:style-name="P153"><text:s text:c="4"/>int C = -1, R = 0;</text:p>
        <text:p text:style-name="P153"/>
        <text:p text:style-name="P153"><text:s text:c="4"/>for (int i = 0; i &lt; m; i++) {</text:p>
        <text:p text:style-name="P153"><text:s text:c="8"/>int mirror = 2*C-i;</text:p>
        <text:p text:style-name="P153"><text:s text:c="8"/>int diff = R - i;</text:p>
        <text:p text:style-name="P153"/>
        <text:p text:style-name="P153"><text:s text:c="8"/>if(diff &gt; 0)</text:p>
        <text:p text:style-name="P153"><text:s text:c="12"/>lens[i] = min(lens[mirror], diff);</text:p>
        <text:p text:style-name="P153"/>
        <text:p text:style-name="P153"><text:s text:c="8"/>while (i + lens[i] &lt; m &amp;&amp; i - lens[i] &gt; 0) {</text:p>
        <text:p text:style-name="P153"><text:s text:c="12"/>if ((i + lens[i] + 1) % 2 == 0)</text:p>
        <text:p text:style-name="P153"><text:s text:c="16"/>lens[i]++;</text:p>
        <text:p text:style-name="P153"><text:s text:c="12"/>else if (s[(i + lens[i] + 1)/2] == s[(i - lens[i] - 1)/2])</text:p>
        <text:p text:style-name="P153"><text:s text:c="16"/>lens[i]++;</text:p>
        <text:p text:style-name="P153"><text:s text:c="12"/>else</text:p>
        <text:p text:style-name="P153"><text:s text:c="16"/>break;</text:p>
        <text:p text:style-name="P153"><text:s text:c="8"/>}</text:p>
        <text:p text:style-name="P153"/>
        <text:p text:style-name="P153"><text:s text:c="8"/>if (i + lens[i] &gt; R) {</text:p>
        <text:p text:style-name="P153"><text:s text:c="12"/>C = i;</text:p>
        <text:p text:style-name="P153"><text:s text:c="12"/>R = i + lens[i];</text:p>
        <text:p text:style-name="P153"><text:s text:c="8"/>}</text:p>
        <text:p text:style-name="P153"><text:s text:c="4"/>}</text:p>
        <text:p text:style-name="P155">}</text:p>
        <text:p text:style-name="P26">Suffix Array + LCP</text:p>
        <text:p text:style-name="P86"/>
        <text:p text:style-name="P135"><text:span text:style-name="T2">#define N </text:span><text:span text:style-name="T22">1</text:span><text:span text:style-name="T2">00100</text:span></text:p>
        <text:p text:style-name="P135"><text:span text:style-name="T2">#define LOGN </text:span><text:span text:style-name="T23">3</text:span><text:span text:style-name="T2">0</text:span></text:p>
        <text:p text:style-name="P130"/>
        <text:p text:style-name="P130">//Suffix Array + LCP</text:p>
        <text:p text:style-name="P130"/>
        <text:p text:style-name="P130">struct suffix {</text:p>
        <text:p text:style-name="P130"><text:s text:c="4"/>int index;</text:p>
        <text:p text:style-name="P130"><text:s text:c="4"/>int rank[2];</text:p>
        <text:p text:style-name="P130">} suffixes[N];</text:p>
        <text:p text:style-name="P130"/>
        <text:p text:style-name="P130">int ind[N], suffixArr[N], lcp[N], invSuff[N];</text:p>
        <text:p text:style-name="P130"/>
        <text:p text:style-name="P130">int cmp(struct suffix a, struct suffix b) {</text:p>
        <text:p text:style-name="P130"><text:s text:c="4"/>if (a.rank[0] == b.rank[0])</text:p>
        <text:p text:style-name="P130"><text:s text:c="8"/>return a.rank[1] &lt; b.rank[1];</text:p>
        <text:p text:style-name="P130"><text:s text:c="4"/>return a.rank[0] &lt; b.rank[0];</text:p>
        <text:p text:style-name="P130">}</text:p>
        <text:p text:style-name="P130"/>
        <text:p text:style-name="P130">void buildSuffixArray(string txt, int n) {</text:p>
        <text:p text:style-name="P130"><text:s text:c="4"/>for (int i = 0; i &lt; n; i++) {</text:p>
        <text:p text:style-name="P130"><text:soft-page-break/><text:s text:c="8"/>suffixes[i].index = i;</text:p>
        <text:p text:style-name="P130"><text:s text:c="8"/>suffixes[i].rank[0] = txt[i];</text:p>
        <text:p text:style-name="P130"><text:s text:c="8"/>suffixes[i].rank[1] = ((i+1) &lt; n)? (txt[i + 1]): -1;</text:p>
        <text:p text:style-name="P130"><text:s text:c="4"/>}</text:p>
        <text:p text:style-name="P130"/>
        <text:p text:style-name="P130"><text:s text:c="4"/>sort(suffixes, suffixes+n, cmp);</text:p>
        <text:p text:style-name="P130"/>
        <text:p text:style-name="P130"><text:s text:c="4"/>for (int k = 4; k &lt; 2*n; k = k*2) {</text:p>
        <text:p text:style-name="P130"><text:s text:c="8"/>int rank = 0;</text:p>
        <text:p text:style-name="P130"><text:s text:c="8"/>int prev_rank = suffixes[0].rank[0];</text:p>
        <text:p text:style-name="P130"><text:s text:c="8"/>suffixes[0].rank[0] = rank;</text:p>
        <text:p text:style-name="P130"><text:s text:c="8"/>ind[suffixes[0].index] = 0;</text:p>
        <text:p text:style-name="P130"/>
        <text:p text:style-name="P130"><text:s text:c="8"/>for (int i = 1; i &lt; n; i++) {</text:p>
        <text:p text:style-name="P130"><text:s text:c="12"/>if (suffixes[i].rank[0] == prev_rank &amp;&amp; suffixes[i].rank[1] == suffixes[i-1].rank[1]) {</text:p>
        <text:p text:style-name="P130"><text:s text:c="16"/>prev_rank = suffixes[i].rank[0];</text:p>
        <text:p text:style-name="P130"><text:s text:c="16"/>suffixes[i].rank[0] = rank;</text:p>
        <text:p text:style-name="P130"><text:s text:c="12"/>}</text:p>
        <text:p text:style-name="P130"><text:s text:c="12"/>else {</text:p>
        <text:p text:style-name="P130"><text:s text:c="16"/>prev_rank = suffixes[i].rank[0];</text:p>
        <text:p text:style-name="P130"><text:s text:c="16"/>suffixes[i].rank[0] = ++rank;</text:p>
        <text:p text:style-name="P130"><text:s text:c="12"/>}</text:p>
        <text:p text:style-name="P130"><text:s text:c="12"/>ind[suffixes[i].index] = i;</text:p>
        <text:p text:style-name="P130"><text:s text:c="8"/>}</text:p>
        <text:p text:style-name="P130"/>
        <text:p text:style-name="P130"><text:s text:c="8"/>for (int i = 0; i &lt; n; i++) {</text:p>
        <text:p text:style-name="P130"><text:s text:c="12"/>int nextindex = suffixes[i].index + k/2;</text:p>
        <text:p text:style-name="P130"><text:s text:c="12"/>suffixes[i].rank[1] = (nextindex &lt; n)? suffixes[ind[nextindex]].rank[0]: -1;</text:p>
        <text:p text:style-name="P130"><text:s text:c="8"/>}</text:p>
        <text:p text:style-name="P130"/>
        <text:p text:style-name="P130"><text:s text:c="8"/>sort(suffixes, suffixes+n, cmp);</text:p>
        <text:p text:style-name="P130"><text:s text:c="4"/>}</text:p>
        <text:p text:style-name="P130"/>
        <text:p text:style-name="P130"><text:s text:c="4"/>for (int i = 0; i &lt; n; i++)</text:p>
        <text:p text:style-name="P130"><text:s text:c="8"/>suffixArr[i] = suffixes[i].index;</text:p>
        <text:p text:style-name="P130">}</text:p>
        <text:p text:style-name="P130"/>
        <text:p text:style-name="P130">void kasai(string txt, int n) {</text:p>
        <text:p text:style-name="P130"><text:s text:c="4"/>for (int i = 0; i &lt; n; i++)</text:p>
        <text:p text:style-name="P130"><text:s text:c="8"/>invSuff[suffixArr[i]] = i;</text:p>
        <text:p text:style-name="P130"/>
        <text:p text:style-name="P130"><text:s text:c="4"/>int k = 0;</text:p>
        <text:p text:style-name="P130"/>
        <text:p text:style-name="P130"><text:s text:c="4"/>for (int i = 0; i &lt; n; i++) {</text:p>
        <text:p text:style-name="P130"><text:s text:c="8"/>if (invSuff[i] == n-1) {</text:p>
        <text:p text:style-name="P130"><text:s text:c="12"/>k = 0;</text:p>
        <text:p text:style-name="P130"><text:s text:c="12"/>continue;</text:p>
        <text:p text:style-name="P130"><text:s text:c="8"/>}</text:p>
        <text:p text:style-name="P130"/>
        <text:p text:style-name="P130"><text:s text:c="8"/>int j = suffixArr[invSuff[i]+1];</text:p>
        <text:p text:style-name="P130"/>
        <text:p text:style-name="P130"><text:s text:c="8"/>while (i+k&lt;n &amp;&amp; j+k&lt;n &amp;&amp; txt[i+k]==txt[j+k] &amp;&amp; txt[i+k] != ' ' &amp;&amp; txt[j+k] != ' ')</text:p>
        <text:p text:style-name="P130"><text:s text:c="12"/>k++;</text:p>
        <text:p text:style-name="P130"/>
        <text:p text:style-name="P130"><text:s text:c="8"/>lcp[invSuff[i]] = k;</text:p>
        <text:p text:style-name="P130"/>
        <text:p text:style-name="P130"><text:s text:c="8"/>if (k &gt; 0) k--;</text:p>
        <text:p text:style-name="P130"><text:s text:c="4"/>}</text:p>
        <text:p text:style-name="P130">}</text:p>
        <text:p text:style-name="P130"/>
        <text:p text:style-name="P130">//RMQ</text:p>
        <text:p text:style-name="P130"/>
        <text:p text:style-name="P130">int rmq[N][LOGN], LOG[N];</text:p>
        <text:p text:style-name="P130"/>
        <text:p text:style-name="P130">void processRMQ() {</text:p>
        <text:p text:style-name="P130"><text:soft-page-break/><text:s text:c="4"/>for (int i = 0, ret = 0; i &lt; N; i++)</text:p>
        <text:p text:style-name="P130"><text:s text:c="8"/>LOG[i] = ret += (i &gt; 1 &amp;&amp; !(i&amp;(i-1)));</text:p>
        <text:p text:style-name="P130"/>
        <text:p text:style-name="P130"><text:s text:c="4"/>for (int i = 0; i &lt; N; i++)</text:p>
        <text:p text:style-name="P130"><text:s text:c="8"/>rmq[i][0] = i;</text:p>
        <text:p text:style-name="P130"/>
        <text:p text:style-name="P130"><text:s text:c="4"/>for (int j = 1; 1 &lt;&lt; j &lt; N; j++)</text:p>
        <text:p text:style-name="P130"><text:s text:c="8"/>for (int i = 0; i + (1 &lt;&lt; j) - 1 &lt; N; i++)</text:p>
        <text:p text:style-name="P130"><text:s text:c="12"/>if (lcp[rmq[i][j - 1]] &lt; lcp[rmq[i + (1 &lt;&lt; (j - 1))][j - 1]])</text:p>
        <text:p text:style-name="P130"><text:s text:c="16"/>rmq[i][j] = rmq[i][j - 1];</text:p>
        <text:p text:style-name="P130"><text:s text:c="12"/>else</text:p>
        <text:p text:style-name="P130"><text:s text:c="16"/>rmq[i][j] = rmq[i + (1 &lt;&lt; (j - 1))][j - 1];</text:p>
        <text:p text:style-name="P130">}</text:p>
        <text:p text:style-name="P130"/>
        <text:p text:style-name="P130">int RMQquery(int i, int j) {</text:p>
        <text:p text:style-name="P130"><text:s text:c="4"/>int k = LOG[j - i + 1];</text:p>
        <text:p text:style-name="P130"><text:s text:c="4"/>return min(lcp[rmq[i][k]], lcp[rmq[j - (1 &lt;&lt; k) + 1][k]]);</text:p>
        <text:p text:style-name="P128">}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>Aho-Corasick</text:p>
        <text:p text:style-name="P86"/>
        <text:p text:style-name="P159">#include &lt;bits/stdc++.h&gt;</text:p>
        <text:p text:style-name="P159"/>
        <text:p text:style-name="P159">using namespace std;</text:p>
        <text:p text:style-name="P159"/>
        <text:p text:style-name="P159">#define N 300300</text:p>
        <text:p text:style-name="P159">#define ALP_SIZ 26</text:p>
        <text:p text:style-name="P159"/>
        <text:p text:style-name="P159">struct Automaton {</text:p>
        <text:p text:style-name="P159"><text:s text:c="4"/>int nodes, fail[N], wid[N], endLink[N], child[N][ALP_SIZ];</text:p>
        <text:p text:style-name="P159"><text:s text:c="4"/>queue &lt; int &gt; q;</text:p>
        <text:p text:style-name="P159"><text:s text:c="4"/>bool leaf[N];</text:p>
        <text:p text:style-name="P159"/>
        <text:p text:style-name="P159"><text:s text:c="4"/>int newnode() {</text:p>
        <text:p text:style-name="P159"><text:s text:c="8"/>fail[nodes] = wid[nodes] = endLink[nodes] = leaf[nodes] = 0;</text:p>
        <text:p text:style-name="P159"><text:s text:c="8"/>memset(child[nodes], 0, sizeof(child[nodes]));</text:p>
        <text:p text:style-name="P159"><text:s text:c="8"/>return nodes++;</text:p>
        <text:p text:style-name="P159"><text:s text:c="4"/>}</text:p>
        <text:p text:style-name="P159"/>
        <text:p text:style-name="P159"><text:s text:c="4"/>void clear() {</text:p>
        <text:p text:style-name="P159"><text:s text:c="8"/>nodes = 0;</text:p>
        <text:p text:style-name="P159"><text:s text:c="8"/>newnode();</text:p>
        <text:p text:style-name="P159"><text:s text:c="4"/>}</text:p>
        <text:p text:style-name="P159"/>
        <text:p text:style-name="P159"><text:s text:c="4"/>void insert(string s, int id) {</text:p>
        <text:p text:style-name="P159"><text:s text:c="8"/>int atual = 0;</text:p>
        <text:p text:style-name="P159"><text:s text:c="8"/>for (int i = 0; i &lt; s.size(); i++) {</text:p>
        <text:p text:style-name="P159"><text:s text:c="12"/>int c = s[i] - 'a';</text:p>
        <text:p text:style-name="P159"><text:s text:c="12"/>if (!child[atual][c])</text:p>
        <text:p text:style-name="P159"><text:s text:c="16"/>child[atual][c] = newnode();</text:p>
        <text:p text:style-name="P159"><text:s text:c="12"/>atual = child[atual][c];</text:p>
        <text:p text:style-name="P159"><text:s text:c="8"/>}</text:p>
        <text:p text:style-name="P159"><text:s text:c="8"/>leaf[atual] = true;</text:p>
        <text:p text:style-name="P159"><text:soft-page-break/><text:s text:c="8"/>wid[atual] = id;</text:p>
        <text:p text:style-name="P159"><text:s text:c="4"/>}</text:p>
        <text:p text:style-name="P159"/>
        <text:p text:style-name="P159"><text:s text:c="4"/>void getFails() {</text:p>
        <text:p text:style-name="P159"><text:s text:c="8"/>for (int i = 0; i &lt; ALP_SIZ; i++)</text:p>
        <text:p text:style-name="P159"><text:s text:c="12"/>if (child[0][i]) {</text:p>
        <text:p text:style-name="P159"><text:s text:c="16"/>fail[child[0][i]] = 0, q.push(child[0][i]);</text:p>
        <text:p text:style-name="P159"><text:s text:c="16"/>if (leaf[child[0][i]]) endLink[child[0][i]] = child[0][i];</text:p>
        <text:p text:style-name="P159"><text:s text:c="12"/>}</text:p>
        <text:p text:style-name="P159"/>
        <text:p text:style-name="P159"><text:s text:c="8"/>while (!q.empty()) {</text:p>
        <text:p text:style-name="P159"><text:s text:c="12"/>int u = q.front(); q.pop();</text:p>
        <text:p text:style-name="P159"/>
        <text:p text:style-name="P159"><text:s text:c="12"/>for (int i = 0; i &lt; ALP_SIZ; i++) {</text:p>
        <text:p text:style-name="P159"><text:s text:c="16"/>int v = child[u][i];</text:p>
        <text:p text:style-name="P159"><text:s text:c="16"/>if (!v) { child[u][i] = child[fail[u]][i]; continue; }</text:p>
        <text:p text:style-name="P159"/>
        <text:p text:style-name="P159"><text:s text:c="16"/>q.push(v);</text:p>
        <text:p text:style-name="P159"><text:s text:c="16"/>int j = fail[u];</text:p>
        <text:p text:style-name="P159"><text:s text:c="16"/>while (j &amp;&amp; !child[j][i]) j = fail[j];</text:p>
        <text:p text:style-name="P159"><text:s text:c="16"/>fail[v] = child[j][i];</text:p>
        <text:p text:style-name="P159"/>
        <text:p text:style-name="P159"><text:s text:c="16"/>if (leaf[v]) endLink[v] = v;</text:p>
        <text:p text:style-name="P159"><text:s text:c="16"/>else endLink[v] = endLink[fail[v]];</text:p>
        <text:p text:style-name="P159"><text:s text:c="12"/>}</text:p>
        <text:p text:style-name="P159"><text:s text:c="8"/>}</text:p>
        <text:p text:style-name="P159"><text:s text:c="4"/>}</text:p>
        <text:p text:style-name="P159">} AC;</text:p>
        <text:p text:style-name="P159"/>
        <text:p text:style-name="P159">int n;</text:p>
        <text:p text:style-name="P159">string pat[N], s;</text:p>
        <text:p text:style-name="P159"/>
        <text:p text:style-name="P159">void findOccurs(string s) {</text:p>
        <text:p text:style-name="P159"><text:s text:c="4"/>int atual = 0;</text:p>
        <text:p text:style-name="P159"/>
        <text:p text:style-name="P159"><text:s text:c="4"/>for (int i = 0; i &lt; s.size(); i++) {</text:p>
        <text:p text:style-name="P159"><text:s text:c="8"/>while (!AC.child[atual][s[i] - 'a'] &amp;&amp; atual != 0) atual = AC.fail[atual];</text:p>
        <text:p text:style-name="P159"><text:s text:c="8"/>atual = AC.child[atual][s[i] - 'a'];</text:p>
        <text:p text:style-name="P159"/>
        <text:p text:style-name="P159"><text:s text:c="8"/>int aux = atual;</text:p>
        <text:p text:style-name="P159"><text:s text:c="8"/>while (true) {</text:p>
        <text:p text:style-name="P159"><text:s text:c="12"/>aux = AC.endLink[aux];</text:p>
        <text:p text:style-name="P159"><text:s text:c="12"/>if (aux == 0) break;</text:p>
        <text:p text:style-name="P159"/>
        <text:p text:style-name="P159"><text:s text:c="12"/>cout &lt;&lt; pat[AC.wid[aux]] &lt;&lt; " found at position " &lt;&lt; i - pat[AC.wid[aux]].size() + 1 &lt;&lt; endl;</text:p>
        <text:p text:style-name="P159"/>
        <text:p text:style-name="P159"><text:s text:c="12"/>aux = AC.fail[aux];</text:p>
        <text:p text:style-name="P159"><text:s text:c="8"/>}</text:p>
        <text:p text:style-name="P159"><text:s text:c="4"/>}</text:p>
        <text:p text:style-name="P159">}</text:p>
        <text:p text:style-name="P159"/>
        <text:p text:style-name="P159">int main() {</text:p>
        <text:p text:style-name="P159"><text:s text:c="4"/>AC.clear();</text:p>
        <text:p text:style-name="P159"/>
        <text:p text:style-name="P159"><text:s text:c="4"/>scanf("%d", &amp;n); //numero de padroes</text:p>
        <text:p text:style-name="P159"><text:s text:c="4"/>for (int i = 0; i &lt; n; i++) {</text:p>
        <text:p text:style-name="P159"><text:s text:c="8"/>cin &gt;&gt; pat[i];</text:p>
        <text:p text:style-name="P159"><text:s text:c="8"/>AC.insert(pat[i], i);</text:p>
        <text:p text:style-name="P159"><text:s text:c="4"/>}</text:p>
        <text:p text:style-name="P159"><text:s text:c="4"/>AC.getFails();</text:p>
        <text:p text:style-name="P159"/>
        <text:p text:style-name="P159"><text:s text:c="4"/>getchar();</text:p>
        <text:p text:style-name="P159"><text:s text:c="4"/>getline(cin, s);</text:p>
        <text:p text:style-name="P159"><text:s text:c="4"/>findOccurs(s);</text:p>
        <text:p text:style-name="P159">}</text:p>
        <text:p text:style-name="P47"/>
        <text:p text:style-name="P54"><text:soft-page-break/>4 Geometry</text:p>
        <text:p text:style-name="P11"/>
        <text:p text:style-name="P27"><text:span text:style-name="T82">General </text:span>Geometry</text:p>
        <text:p text:style-name="P89"/>
        <text:p text:style-name="P90">#define INF 1e9</text:p>
        <text:p text:style-name="P90">#define EPS 1e-9</text:p>
        <text:p text:style-name="P90">#define PI acos(-1)</text:p>
        <text:p text:style-name="P120"/>
        <text:p text:style-name="P120">struct point {</text:p>
        <text:p text:style-name="P120"><text:s text:c="4"/>double x, y;</text:p>
        <text:p text:style-name="P120"><text:s text:c="4"/>point() { x = y = 0; }</text:p>
        <text:p text:style-name="P120"><text:s text:c="4"/>point(double x, double y) : x(x), y(y) {}</text:p>
        <text:p text:style-name="P120"><text:s text:c="4"/>bool operator &lt; (point other) const {</text:p>
        <text:p text:style-name="P120"><text:s text:c="8"/>if (fabs(x - other.x) &gt; EPS)</text:p>
        <text:p text:style-name="P120"><text:s text:c="12"/>return x &lt; other.x;</text:p>
        <text:p text:style-name="P120"><text:s text:c="8"/>return y &lt; other.y;</text:p>
        <text:p text:style-name="P120"><text:s text:c="4"/>}</text:p>
        <text:p text:style-name="P120">};</text:p>
        <text:p text:style-name="P120"/>
        <text:p text:style-name="P120">struct vec {</text:p>
        <text:p text:style-name="P120"><text:s text:c="4"/>double x, y;</text:p>
        <text:p text:style-name="P120"><text:s text:c="4"/>vec(double x, double y) : x(x), y(y) {}</text:p>
        <text:p text:style-name="P120">};</text:p>
        <text:p text:style-name="P120"/>
        <text:p text:style-name="P120">vec toVec(point a, point b) {</text:p>
        <text:p text:style-name="P120"><text:s text:c="4"/>return vec(b.x - a.x, b.y - a.y);</text:p>
        <text:p text:style-name="P120">}</text:p>
        <text:p text:style-name="P120"/>
        <text:p text:style-name="P120">vec scale(vec v, double s) {</text:p>
        <text:p text:style-name="P120"><text:s text:c="4"/>return vec(v.x * s, v.y * s);</text:p>
        <text:p text:style-name="P120">}</text:p>
        <text:p text:style-name="P120"/>
        <text:p text:style-name="P120">point translate(point p, vec v) {</text:p>
        <text:p text:style-name="P120"><text:s text:c="4"/>return point(p.x + v.x, p.y + v.y);</text:p>
        <text:p text:style-name="P120">}</text:p>
        <text:p text:style-name="P120"/>
        <text:p text:style-name="P120">double dot(vec a, vec b) { return a.x * b.x + a.y * b.y; }</text:p>
        <text:p text:style-name="P120">double norm_sq(vec v) { return v.x * v.x + v.y * v.y; }</text:p>
        <text:p text:style-name="P120">double dist(point a, point b) { return hypot(a.x - b.x, a.y - b.y); }</text:p>
        <text:p text:style-name="P120"/>
        <text:p text:style-name="P120">double distToLine(point p, point a, point b) {</text:p>
        <text:p text:style-name="P120"><text:s text:c="4"/>vec ap = toVec(a, p), ab = toVec(a, b);</text:p>
        <text:p text:style-name="P120"><text:s text:c="4"/>double u = dot(ap, ab) / norm_sq(ab);</text:p>
        <text:p text:style-name="P120"><text:s text:c="4"/>point c = translate(a, scale(ab, u));</text:p>
        <text:p text:style-name="P120"><text:s text:c="4"/>return dist(p, c);</text:p>
        <text:p text:style-name="P120">}</text:p>
        <text:p text:style-name="P120"/>
        <text:p text:style-name="P120">double cross(vec a, vec b) { return a.x * b.y - a.y * b.x; }</text:p>
        <text:p text:style-name="P120"/>
        <text:p text:style-name="P120">double ccw(point p, point q, point r) {</text:p>
        <text:p text:style-name="P120"><text:s text:c="4"/>return cross(toVec(r, p), toVec(r, q));</text:p>
        <text:p text:style-name="P120">}</text:p>
        <text:p text:style-name="P120"/>
        <text:p text:style-name="P120">vector &lt; point &gt; pol, conv;</text:p>
        <text:p text:style-name="P120"/>
        <text:p text:style-name="P120">int cmp(double x, double y = 0, double tol = EPS) {</text:p>
        <text:p text:style-name="P120"><text:s text:c="4"/>return (x &lt;= y + tol) ? (x + tol &lt; y) ? -1 : 0 : 1;</text:p>
        <text:p text:style-name="P120">}</text:p>
        <text:p text:style-name="P120"/>
        <text:p text:style-name="P120">point pivot;</text:p>
        <text:p text:style-name="P120"/>
        <text:p text:style-name="P120">bool radial_lt(point p, point q) {</text:p>
        <text:p text:style-name="P120"><text:s text:c="4"/>vec P = toVec(pivot, p), Q = toVec(pivot, q);</text:p>
        <text:p text:style-name="P120"><text:s text:c="4"/>double R = cross(P, Q);</text:p>
        <text:p text:style-name="P120"><text:s text:c="4"/>if (cmp(R)) return R &gt; 0;</text:p>
        <text:p text:style-name="P120"><text:s text:c="4"/>return cmp(dot(P, P), dot(Q, Q)) &lt; 0;</text:p>
        <text:p text:style-name="P120"><text:soft-page-break/>}</text:p>
        <text:p text:style-name="P120"/>
        <text:p text:style-name="P120">vector &lt; point &gt; convex_hull(vector &lt; point &gt;&amp; T) {</text:p>
        <text:p text:style-name="P120"><text:s text:c="4"/>int j = 0, k, n = T.size(); vector &lt; point &gt; U(n);</text:p>
        <text:p text:style-name="P120"/>
        <text:p text:style-name="P120"><text:s text:c="4"/>pivot = *min_element(T.begin(), T.end());</text:p>
        <text:p text:style-name="P120"><text:s text:c="4"/>sort(T.begin(), T.end(), radial_lt);</text:p>
        <text:p text:style-name="P120"/>
        <text:p text:style-name="P120"><text:s text:c="4"/>for (k = n-2; k &gt;= 0 &amp;&amp; ccw(T[0], T[n-1], T[k]) == 0; k--);</text:p>
        <text:p text:style-name="P120"><text:s text:c="4"/>reverse((k+1) + T.begin(), T.end());</text:p>
        <text:p text:style-name="P120"/>
        <text:p text:style-name="P120"><text:s text:c="4"/>for (int i = 0; i &lt; n; i++) {</text:p>
        <text:p text:style-name="P120"><text:s text:c="8"/>while (j &gt; 1 &amp;&amp; ccw(U[j-1], U[j-2], T[i]) &gt;= 0) j--;</text:p>
        <text:p text:style-name="P120"><text:s text:c="8"/>U[j++] = T[i];</text:p>
        <text:p text:style-name="P120"><text:s text:c="4"/>}</text:p>
        <text:p text:style-name="P120"/>
        <text:p text:style-name="P120"><text:s text:c="4"/>U.erase(j + U.begin(), U.end());</text:p>
        <text:p text:style-name="P120"><text:s text:c="4"/>return U;</text:p>
        <text:p text:style-name="P120">}</text:p>
        <text:p text:style-name="P90"/>
        <text:p text:style-name="P90">// convert point and gradient/slope to line</text:p>
        <text:p text:style-name="P90">void pointSlopeToLine(point p, double m, line &amp;l) {</text:p>
        <text:p text:style-name="P90"><text:s text:c="2"/>l.a = -m;</text:p>
        <text:p text:style-name="P90"><text:s text:c="2"/>l.b = 1;</text:p>
        <text:p text:style-name="P90"><text:s text:c="2"/>l.c = -((l.a * p.x) + (l.b * p.y));</text:p>
        <text:p text:style-name="P90">}</text:p>
        <text:p text:style-name="P90"/>
        <text:p text:style-name="P90">// returns 1 if there is a circumCenter center, returns 0 otherwise</text:p>
        <text:p text:style-name="P90">// if this function returns 1, ctr will be the circumCircle center</text:p>
        <text:p text:style-name="P90">// and r is the same as rCircumCircle</text:p>
        <text:p text:style-name="P90">int circumCircle(point p1, point p2, point p3, point &amp;ctr, double &amp;r){</text:p>
        <text:p text:style-name="P90"><text:s text:c="2"/>double a = p2.x - p1.x, b = p2.y - p1.y;</text:p>
        <text:p text:style-name="P90"><text:s text:c="2"/>double c = p3.x - p1.x, d = p3.y - p1.y;</text:p>
        <text:p text:style-name="P90"><text:s text:c="2"/>double e = a * (p1.x + p2.x) + b * (p1.y + p2.y);</text:p>
        <text:p text:style-name="P90"><text:s text:c="2"/>double f = c * (p1.x + p3.x) + d * (p1.y + p3.y);</text:p>
        <text:p text:style-name="P90"><text:s text:c="2"/>double g = 2.0 * (a * (p3.y - p2.y) - b * (p3.x - p2.x));</text:p>
        <text:p text:style-name="P90"><text:s text:c="2"/>if (fabs(g) &lt; EPS) return 0;</text:p>
        <text:p text:style-name="P90"/>
        <text:p text:style-name="P90"><text:s text:c="2"/>ctr.x = (d*e - b*f) / g;</text:p>
        <text:p text:style-name="P90"><text:s text:c="2"/>ctr.y = (a*f - c*e) / g;</text:p>
        <text:p text:style-name="P90"><text:s text:c="2"/>r = dist(p1, ctr); <text:s/>// r = distance from center to 1 of the 3 points</text:p>
        <text:p text:style-name="P90"><text:s text:c="2"/>return 1;</text:p>
        <text:p text:style-name="P90">}</text:p>
        <text:p text:style-name="P90"/>
        <text:p text:style-name="P91"><text:span text:style-name="Source_20_Text"><text:span text:style-name="T65">long long areaTriangle(const point &amp;a, const point &amp;b, const point &amp;c) {</text:span></text:span></text:p>
        <text:p text:style-name="P91"><text:span text:style-name="Source_20_Text"><text:span text:style-name="T65"><text:s text:c="4"/>return (a.x * (b.y - c.y) + b.x * (c.y - a.y) + c.x * (a.y - b.y));</text:span></text:span></text:p>
        <text:p text:style-name="P91"><text:span text:style-name="Source_20_Text"><text:span text:style-name="T65">}</text:span></text:span></text:p>
        <text:p text:style-name="P91"/>
        <text:p text:style-name="P91"><text:span text:style-name="Source_20_Text"><text:span text:style-name="T65">//Check if point is inside of a convex polygon in O(log(n))</text:span></text:span></text:p>
        <text:p text:style-name="P91"><text:span text:style-name="Source_20_Text"><text:span text:style-name="T65">bool inConvexPoly(const vector &lt; point &gt; &amp;convPoly, point p) {</text:span></text:span></text:p>
        <text:p text:style-name="P91"><text:span text:style-name="Source_20_Text"><text:span text:style-name="T65"><text:s text:c="4"/>long long start = 1, last = (int) convPoly.size() - 1;</text:span></text:span></text:p>
        <text:p text:style-name="P91"/>
        <text:p text:style-name="P91"><text:span text:style-name="Source_20_Text"><text:span text:style-name="T65"><text:s text:c="4"/>while (last - start &gt; 1) {</text:span></text:span></text:p>
        <text:p text:style-name="P91"><text:span text:style-name="Source_20_Text"><text:span text:style-name="T65"><text:s text:c="8"/>long long mid = (start + last) / 2;</text:span></text:span></text:p>
        <text:p text:style-name="P91"><text:span text:style-name="Source_20_Text"><text:span text:style-name="T65"><text:s text:c="8"/>if (areaTriangle(convPoly[0], convPoly[mid], p) &lt; 0) last = mid;</text:span></text:span></text:p>
        <text:p text:style-name="P91"><text:span text:style-name="Source_20_Text"><text:span text:style-name="T65"><text:s text:c="8"/>else start = mid;</text:span></text:span></text:p>
        <text:p text:style-name="P91"><text:span text:style-name="Source_20_Text"><text:span text:style-name="T65"><text:s text:c="4"/>}</text:span></text:span></text:p>
        <text:p text:style-name="P91"/>
        <text:p text:style-name="P91"><text:span text:style-name="Source_20_Text"><text:span text:style-name="T65"><text:s text:c="4"/>long long r0 = abs(areaTriangle(convPoly[0], convPoly[start], convPoly[last]));</text:span></text:span></text:p>
        <text:p text:style-name="P91"/>
        <text:p text:style-name="P91"><text:span text:style-name="Source_20_Text"><text:span text:style-name="T65"><text:s text:c="4"/>long long r1 = abs(areaTriangle(convPoly[0], convPoly[start], p));</text:span></text:span></text:p>
        <text:p text:style-name="P91"><text:span text:style-name="Source_20_Text"><text:span text:style-name="T65"><text:s text:c="4"/>long long r2 = abs(areaTriangle(convPoly[0], convPoly[last], p));</text:span></text:span></text:p>
        <text:p text:style-name="P91"><text:span text:style-name="Source_20_Text"><text:span text:style-name="T65"><text:s text:c="4"/>long long r3 = abs(areaTriangle(convPoly[start], convPoly[last], p));</text:span></text:span></text:p>
        <text:p text:style-name="P91"/>
        <text:p text:style-name="P91"><text:span text:style-name="Source_20_Text"><text:span text:style-name="T65"><text:s text:c="4"/>// if you need strictly inside</text:span></text:span></text:p>
        <text:p text:style-name="P91"><text:span text:style-name="Source_20_Text"><text:span text:style-name="T65"><text:s text:c="4"/>long long r4 = areaTriangle(convPoly[0], convPoly[1], p);</text:span></text:span></text:p>
        <text:p text:style-name="P91"><text:span text:style-name="Source_20_Text"><text:span text:style-name="T65"><text:s text:c="4"/>long long r5 = areaTriangle(convPoly[0], convPoly[convPoly.size() - 1], </text:span></text:span><text:soft-page-break/><text:span text:style-name="Source_20_Text"><text:span text:style-name="T65">p);</text:span></text:span></text:p>
        <text:p text:style-name="P91"/>
        <text:p text:style-name="P91"><text:span text:style-name="Source_20_Text"><text:span text:style-name="T65"><text:s text:c="4"/>// if you need strictly inside, add '&amp;&amp; r3 != 0 &amp;&amp; r4 != 0 &amp;&amp; r5 != 0' to return</text:span></text:span></text:p>
        <text:p text:style-name="P91"><text:span text:style-name="Source_20_Text"><text:span text:style-name="T65"><text:s text:c="4"/>return r0 == (r1 + r2 + r3);</text:span></text:span></text:p>
        <text:p text:style-name="P91"><text:span text:style-name="Source_20_Text"><text:span text:style-name="T65">}</text:span></text:span></text:p>
        <text:p text:style-name="P33"/>
        <text:p text:style-name="P33">3D Geometry</text:p>
        <text:p text:style-name="P80"/>
        <text:p text:style-name="P85">#define EPS 1e-9</text:p>
        <text:p text:style-name="P85"/>
        <text:p text:style-name="P85">struct point {</text:p>
        <text:p text:style-name="P85"><text:s text:c="4"/>double x, y, z;</text:p>
        <text:p text:style-name="P85"><text:s text:c="4"/>point() { x = y = z = 0.0; }</text:p>
        <text:p text:style-name="P85"><text:s text:c="4"/>point(double x, double y, double z) : x(x), y(y), z(z) {}</text:p>
        <text:p text:style-name="P85">};</text:p>
        <text:p text:style-name="P85"/>
        <text:p text:style-name="P85">double dist(point a, point b) {</text:p>
        <text:p text:style-name="P85"><text:s text:c="4"/>return sqrt((a.x - b.x)*(a.x - b.x) + (a.y - b.y)*(a.y - b.y) + (a.z - b.z)*(a.z - b.z));</text:p>
        <text:p text:style-name="P85">}</text:p>
        <text:p text:style-name="P85"/>
        <text:p text:style-name="P85">struct vec {</text:p>
        <text:p text:style-name="P85"><text:s text:c="4"/>double x, y, z;</text:p>
        <text:p text:style-name="P85"><text:s text:c="4"/>vec(double x, double y, double z) : x(x), y(y), z(z) {}</text:p>
        <text:p text:style-name="P85">};</text:p>
        <text:p text:style-name="P85"/>
        <text:p text:style-name="P85">vec toVec(point a, point b) {</text:p>
        <text:p text:style-name="P85"><text:s text:c="4"/>return vec(b.x - a.x, b.y - a.y, b.z - a.z);</text:p>
        <text:p text:style-name="P85">}</text:p>
        <text:p text:style-name="P85"/>
        <text:p text:style-name="P85">vec scale(vec v, double s) {</text:p>
        <text:p text:style-name="P85"><text:s text:c="4"/>return vec(v.x * s, v.y * s, v.z * s);</text:p>
        <text:p text:style-name="P85">}</text:p>
        <text:p text:style-name="P85"/>
        <text:p text:style-name="P85">point translate(point p, vec v) {</text:p>
        <text:p text:style-name="P85"><text:s text:c="4"/>return point(p.x + v.x, p.y + v.y, p.z + v.z);</text:p>
        <text:p text:style-name="P85">}</text:p>
        <text:p text:style-name="P85"/>
        <text:p text:style-name="P85">vec add(vec p, vec v) {</text:p>
        <text:p text:style-name="P85"><text:s text:c="4"/>return vec(p.x + v.x, p.y + v.y, p.z + v.z);</text:p>
        <text:p text:style-name="P85">}</text:p>
        <text:p text:style-name="P85"/>
        <text:p text:style-name="P85">double dot(vec a, vec b) { return a.x * b.x + a.y * b.y + a.z * b.z; }</text:p>
        <text:p text:style-name="P85"/>
        <text:p text:style-name="P85">double norm_sq(vec v) { return v.x * v.x + v.y * v.y + v.z * v.z; }</text:p>
        <text:p text:style-name="P85"/>
        <text:p text:style-name="P85">double distToLine(point p, point a, point b) {</text:p>
        <text:p text:style-name="P85"><text:s text:c="4"/>vec ap = toVec(a, p), ab = toVec(a, b);</text:p>
        <text:p text:style-name="P85"><text:s text:c="4"/>double u = dot(ap, ab) / norm_sq(ab);</text:p>
        <text:p text:style-name="P85"><text:s text:c="4"/>point c = translate(a, scale(ab, u));</text:p>
        <text:p text:style-name="P85"><text:s text:c="4"/>return dist(p, c);</text:p>
        <text:p text:style-name="P85">}</text:p>
        <text:p text:style-name="P85"/>
        <text:p text:style-name="P85">double distToLineS(point p, point a, point b) {</text:p>
        <text:p text:style-name="P85"><text:s text:c="4"/>vec ap = toVec(a, p), ab = toVec(a, b);</text:p>
        <text:p text:style-name="P85"><text:s text:c="4"/>double u = dot(ap, ab) / norm_sq(ab);</text:p>
        <text:p text:style-name="P85"><text:s text:c="4"/>if (u &lt; 0.0) return dist(p, a);</text:p>
        <text:p text:style-name="P85"><text:s text:c="4"/>if (u &gt; 1.0) return dist(p, b);</text:p>
        <text:p text:style-name="P85"><text:s text:c="4"/>return distToLine(p, a, b);</text:p>
        <text:p text:style-name="P85">}</text:p>
        <text:p text:style-name="P85"/>
        <text:p text:style-name="P85">vec norm(vec a, vec b) {</text:p>
        <text:p text:style-name="P85"><text:s text:c="4"/>return vec(a.y * b.z - a.z * b.y, a.z * b.x - a.x * b.z, a.x * b.y - a.y * b.x);</text:p>
        <text:p text:style-name="P85">}</text:p>
        <text:p text:style-name="P85"/>
        <text:p text:style-name="P85">double area(point a, point b, point c) {</text:p>
        <text:p text:style-name="P85"><text:soft-page-break/><text:s text:c="4"/>return sqrt(norm_sq(norm(toVec(a, b), toVec(a, c)))) / 2.0;</text:p>
        <text:p text:style-name="P85">}</text:p>
        <text:p text:style-name="P85"/>
        <text:p text:style-name="P85">double inside(point p, point a, point b, point c) {</text:p>
        <text:p text:style-name="P85"><text:s text:c="4"/>vec ab = toVec(a, b), ac = toVec(a, c);</text:p>
        <text:p text:style-name="P85"><text:s text:c="4"/>vec n = norm(ab, ac);</text:p>
        <text:p text:style-name="P85"><text:s text:c="4"/>n = scale(n, 1.0 / sqrt(norm_sq(n)));</text:p>
        <text:p text:style-name="P85"/>
        <text:p text:style-name="P85"><text:s text:c="4"/>double d = -a.x*n.x - a.y*n.y - a.z*n.z;</text:p>
        <text:p text:style-name="P85"><text:s text:c="4"/>double dst = dot(n, vec(p.x, p.y, p.z)) + d;</text:p>
        <text:p text:style-name="P85"/>
        <text:p text:style-name="P85"><text:s text:c="4"/>point pj = translate(p, scale(n, -dot(toVec(a, p), n)));</text:p>
        <text:p text:style-name="P85"/>
        <text:p text:style-name="P85"><text:s text:c="4"/>double area1 = area(a, b, c), area2 = 0.0;</text:p>
        <text:p text:style-name="P85"><text:s text:c="4"/>area2 += area(a, b, pj);</text:p>
        <text:p text:style-name="P85"><text:s text:c="4"/>area2 += area(b, c, pj);</text:p>
        <text:p text:style-name="P85"><text:s text:c="4"/>area2 += area(c, a, pj);</text:p>
        <text:p text:style-name="P85"/>
        <text:p text:style-name="P85"><text:s text:c="4"/>if (fabs(area1 - area2) &lt; EPS) return fabs(dst);</text:p>
        <text:p text:style-name="P85"><text:s text:c="4"/>return -1.0;</text:p>
        <text:p text:style-name="P85">}</text:p>
        <text:p text:style-name="P85"/>
        <text:p text:style-name="P85">double distseg(point p1, point p2, point p3, point p4) {</text:p>
        <text:p text:style-name="P85"><text:s text:c="4"/>vec u = toVec(p1, p2);</text:p>
        <text:p text:style-name="P85"><text:s text:c="4"/>vec v = toVec(p3, p4);</text:p>
        <text:p text:style-name="P85"><text:s text:c="4"/>vec w = toVec(p3, p1);</text:p>
        <text:p text:style-name="P85"><text:s text:c="4"/>double a = dot(u, u);</text:p>
        <text:p text:style-name="P85"><text:s text:c="4"/>double b = dot(u, v);</text:p>
        <text:p text:style-name="P85"><text:s text:c="4"/>double c = dot(v, v);</text:p>
        <text:p text:style-name="P85"><text:s text:c="4"/>double d = dot(u, w);</text:p>
        <text:p text:style-name="P85"><text:s text:c="4"/>double e = dot(v, w);</text:p>
        <text:p text:style-name="P85"><text:s text:c="4"/>double D = a*c - b*b;</text:p>
        <text:p text:style-name="P85"><text:s text:c="4"/>double sc, sN, sD = D;</text:p>
        <text:p text:style-name="P85"><text:s text:c="4"/>double tc, tN, tD = D;</text:p>
        <text:p text:style-name="P85"/>
        <text:p text:style-name="P85"><text:s text:c="4"/>if (D &lt; EPS) {</text:p>
        <text:p text:style-name="P85"><text:s text:c="8"/>sN = 0.0; sD = 1.0; tN = e; tD = c;</text:p>
        <text:p text:style-name="P85"><text:s text:c="4"/>}</text:p>
        <text:p text:style-name="P85"><text:s text:c="4"/>else {</text:p>
        <text:p text:style-name="P85"><text:s text:c="8"/>sN = (b*e - c*d);</text:p>
        <text:p text:style-name="P85"><text:s text:c="8"/>tN = (a*e - b*d);</text:p>
        <text:p text:style-name="P85"><text:s text:c="8"/>if (sN &lt; 0.0) {</text:p>
        <text:p text:style-name="P85"><text:s text:c="12"/>sN = 0.0;</text:p>
        <text:p text:style-name="P85"><text:s text:c="12"/>tN = e;</text:p>
        <text:p text:style-name="P85"><text:s text:c="12"/>tD = c;</text:p>
        <text:p text:style-name="P85"><text:s text:c="8"/>}</text:p>
        <text:p text:style-name="P85"><text:s text:c="8"/>else if (sN &gt; sD) {</text:p>
        <text:p text:style-name="P85"><text:s text:c="12"/>sN = sD;</text:p>
        <text:p text:style-name="P85"><text:s text:c="12"/>tN = e + b;</text:p>
        <text:p text:style-name="P85"><text:s text:c="12"/>tD = c;</text:p>
        <text:p text:style-name="P85"><text:s text:c="8"/>}</text:p>
        <text:p text:style-name="P85"><text:s text:c="4"/>}</text:p>
        <text:p text:style-name="P85"/>
        <text:p text:style-name="P85"><text:s text:c="4"/>if (tN &lt; 0.0) {</text:p>
        <text:p text:style-name="P85"><text:s text:c="8"/>tN = 0.0;</text:p>
        <text:p text:style-name="P85"><text:s text:c="8"/>if (-d &lt; 0.0) sN = 0.0;</text:p>
        <text:p text:style-name="P85"><text:s text:c="8"/>else if (-d &gt; a) sN = sD;</text:p>
        <text:p text:style-name="P85"><text:s text:c="8"/>else {</text:p>
        <text:p text:style-name="P85"><text:s text:c="12"/>sN = -d;</text:p>
        <text:p text:style-name="P85"><text:s text:c="12"/>sD = a;</text:p>
        <text:p text:style-name="P85"><text:s text:c="8"/>}</text:p>
        <text:p text:style-name="P85"><text:s text:c="4"/>}</text:p>
        <text:p text:style-name="P85"><text:s text:c="4"/>else if (tN &gt; tD) {</text:p>
        <text:p text:style-name="P85"><text:s text:c="8"/>tN = tD;</text:p>
        <text:p text:style-name="P85"><text:s text:c="8"/>if ((-d + b) &lt; 0.0) sN = 0;</text:p>
        <text:p text:style-name="P85"><text:s text:c="8"/>else if ((-d + b) &gt; a) sN = sD;</text:p>
        <text:p text:style-name="P85"><text:s text:c="8"/>else {</text:p>
        <text:p text:style-name="P85"><text:s text:c="12"/>sN = (-d + <text:s/>b);</text:p>
        <text:p text:style-name="P85"><text:soft-page-break/><text:s text:c="12"/>sD = a;</text:p>
        <text:p text:style-name="P85"><text:s text:c="8"/>}</text:p>
        <text:p text:style-name="P85"><text:s text:c="4"/>}</text:p>
        <text:p text:style-name="P85"/>
        <text:p text:style-name="P85"><text:s text:c="4"/>sc = (abs(sN) &lt; EPS ? 0.0 : sN / sD);</text:p>
        <text:p text:style-name="P85"><text:s text:c="4"/>tc = (abs(tN) &lt; EPS ? 0.0 : tN / tD);</text:p>
        <text:p text:style-name="P85"/>
        <text:p text:style-name="P85"><text:s text:c="4"/>vec dP = add(w, scale(u, sc));</text:p>
        <text:p text:style-name="P85"><text:s text:c="4"/>dP = add(dP, scale(v, -tc));</text:p>
        <text:p text:style-name="P85"/>
        <text:p text:style-name="P85"><text:s text:c="4"/>return sqrt(norm_sq(dP));</text:p>
        <text:p text:style-name="P85">}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54">5 Math</text:p>
        <text:p text:style-name="P11"/>
        <text:p text:style-name="P157">Numerical Integration</text:p>
        <text:p text:style-name="Standard"/>
        <text:p text:style-name="P145">//You should only worry about the implementation of get_value() which corresponds to the value of f(x)</text:p>
        <text:p text:style-name="Standard"/>
        <text:p text:style-name="Standard">long double get_value(long double x) {</text:p>
        <text:p text:style-name="Standard"><text:s text:c="3"/></text:p>
        <text:p text:style-name="Standard"><text:s text:c="4"/>return ret;</text:p>
        <text:p text:style-name="Standard">}</text:p>
        <text:p text:style-name="Standard"/>
        <text:p text:style-name="Standard">long double simpson(long double a, long double b) {</text:p>
        <text:p text:style-name="Standard"><text:s text:c="4"/>long double sum = get_value(a) + get_value(b);</text:p>
        <text:p text:style-name="Standard"><text:s text:c="4"/>int k = (int)1e4;</text:p>
        <text:p text:style-name="Standard"><text:s text:c="4"/>long double h = (b-a)/(long double)k;</text:p>
        <text:p text:style-name="Standard"><text:s text:c="4"/>for (int i = 1; i &lt;= k; i += 2) sum += 4.0 * get_value(a + i*h);</text:p>
        <text:p text:style-name="Standard"><text:s text:c="4"/>for (int i = 2; i &lt;= k-1; i += 2) sum += 2.0 * get_value(a + i*h);</text:p>
        <text:p text:style-name="Standard"><text:s text:c="4"/>return sum * h/3.0;</text:p>
        <text:p text:style-name="Standard">}</text:p>
        <text:p text:style-name="P11"/>
        <text:p text:style-name="P28">Floyd's Cycle-Finding Algorithm</text:p>
        <text:p text:style-name="P95"/>
        <text:p text:style-name="P98">#define ll long long</text:p>
        <text:p text:style-name="P98"/>
        <text:p text:style-name="P96">ll a, b, c; </text:p>
        <text:p text:style-name="P96"/>
        <text:p text:style-name="P96">ll f(ll x) { </text:p>
        <text:p text:style-name="P96"><text:span text:style-name="T68"><text:s text:c="4"/></text:span>return (a * x + (x % b)) % c; </text:p>
        <text:p text:style-name="P96">} </text:p>
        <text:p text:style-name="P96"/>
        <text:p text:style-name="P96"><text:soft-page-break/>ll mu, lambda; //mu -&gt; first ocurrence, lambda -&gt; cycle length </text:p>
        <text:p text:style-name="P96">void Floyd(ll x0) { </text:p>
        <text:p text:style-name="P96"><text:span text:style-name="T68"><text:s text:c="4"/></text:span>ll hare, tortoise; </text:p>
        <text:p text:style-name="P96"/>
        <text:p text:style-name="P96"><text:span text:style-name="T68"><text:s text:c="4"/></text:span>tortoise = f(x0), hare = f(f(x0)); </text:p>
        <text:p text:style-name="P96"><text:span text:style-name="T68"><text:s text:c="4"/></text:span>while(hare != tortoise) { </text:p>
        <text:p text:style-name="P96"><text:span text:style-name="T68"><text:s text:c="8"/></text:span>tortoise = f(tortoise); </text:p>
        <text:p text:style-name="P96"><text:span text:style-name="T68"><text:s text:c="8"/></text:span>hare = f(f(hare)); </text:p>
        <text:p text:style-name="P96"><text:span text:style-name="T68"><text:s text:c="4"/></text:span>} </text:p>
        <text:p text:style-name="P96"/>
        <text:p text:style-name="P97"><text:span text:style-name="T68"><text:s text:c="4"/></text:span>hare = x0, mu = 0; </text:p>
        <text:p text:style-name="P97"><text:span text:style-name="T68"><text:s text:c="4"/></text:span>while(tortoise != hare) { </text:p>
        <text:p text:style-name="P97"><text:span text:style-name="T68"><text:s text:c="8"/></text:span>tortoise = f(tortoise); </text:p>
        <text:p text:style-name="P97"><text:span text:style-name="T68"><text:s text:c="8"/></text:span>hare = f(hare); </text:p>
        <text:p text:style-name="P97"><text:span text:style-name="T68"><text:s text:c="8"/></text:span>mu++; </text:p>
        <text:p text:style-name="P97"><text:span text:style-name="T68"><text:s text:c="4"/></text:span>} </text:p>
        <text:p text:style-name="P97"/>
        <text:p text:style-name="P97"><text:span text:style-name="T68"><text:s text:c="4"/></text:span>hare = f(tortoise), lambda = 1; </text:p>
        <text:p text:style-name="P97"><text:span text:style-name="T68"><text:s text:c="4"/></text:span>while(t != h) { </text:p>
        <text:p text:style-name="P97"><text:span text:style-name="T68"><text:s text:c="8"/></text:span>hare = f(hare); </text:p>
        <text:p text:style-name="P97"><text:span text:style-name="T68"><text:s text:c="8"/></text:span>lambda++; </text:p>
        <text:p text:style-name="P97"><text:span text:style-name="T68"><text:s text:c="4"/></text:span>} </text:p>
        <text:p text:style-name="P96">}</text:p>
        <text:p text:style-name="P28"/>
        <text:p text:style-name="P54"/>
        <text:p text:style-name="P54"/>
        <text:p text:style-name="P54"/>
        <text:p text:style-name="P54"/>
        <text:p text:style-name="P54"/>
        <text:p text:style-name="P54">6 General</text:p>
        <text:p text:style-name="P11"/>
        <text:p text:style-name="P36">Random Number Generator</text:p>
        <text:p text:style-name="P117"/>
        <text:p text:style-name="P117">#define ull unsigned long long </text:p>
        <text:p text:style-name="P117"/>
        <text:p text:style-name="P117">ull seed = 0; </text:p>
        <text:p text:style-name="P117">ull nxt() { </text:p>
        <text:p text:style-name="P117"><text:span text:style-name="T68"><text:s text:c="4"/></text:span>seed ^= ull(102938711); </text:p>
        <text:p text:style-name="P117"><text:span text:style-name="T68"><text:s text:c="4"/></text:span>seed *= ull(109293); </text:p>
        <text:p text:style-name="P117"><text:span text:style-name="T68"><text:s text:c="4"/></text:span>seed ^= seed &gt;&gt; 13; </text:p>
        <text:p text:style-name="P117"><text:span text:style-name="T68"><text:s text:c="4"/></text:span>seed += ull(1357900102873); </text:p>
        <text:p text:style-name="P117"><text:span text:style-name="T68"><text:s text:c="4"/></text:span>return seed; </text:p>
        <text:p text:style-name="P117">}</text:p>
        <text:p text:style-name="P11"/>
        <text:p text:style-name="P34">Ternary Search - <text:span text:style-name="T66">Double</text:span></text:p>
        <text:p text:style-name="P92"/>
        <text:p text:style-name="P94">#define EPS 1e-9</text:p>
        <text:p text:style-name="P94"/>
        <text:p text:style-name="P94">double func(double x) {</text:p>
        <text:p text:style-name="P94"><text:s text:c="4"/>//any convex function</text:p>
        <text:p text:style-name="P94">}</text:p>
        <text:p text:style-name="P94"/>
        <text:p text:style-name="P94">int main() {</text:p>
        <text:p text:style-name="P94"><text:s text:c="4"/>//Ternary search for maximum value</text:p>
        <text:p text:style-name="P94"/>
        <text:p text:style-name="P94"><text:s text:c="4"/>double left = 0.0, right = 100000.0;</text:p>
        <text:p text:style-name="P94"><text:s text:c="4"/>int iterations_left = 150;</text:p>
        <text:p text:style-name="P94"/>
        <text:p text:style-name="P94"><text:s text:c="4"/>while (iterations_left--) {</text:p>
        <text:p text:style-name="P94"><text:s text:c="8"/>double leftThird = (2*left + right) / 3;</text:p>
        <text:p text:style-name="P94"><text:soft-page-break/><text:s text:c="8"/>double rightThird = (left + 2*right) / 3;</text:p>
        <text:p text:style-name="P94"/>
        <text:p text:style-name="P94"><text:s text:c="8"/>if (func(leftThird) &lt; func(rightThird) + EPS)</text:p>
        <text:p text:style-name="P94"><text:s text:c="12"/>left = leftThird;</text:p>
        <text:p text:style-name="P94"><text:s text:c="8"/>else</text:p>
        <text:p text:style-name="P94"><text:s text:c="12"/>right = rightThird;</text:p>
        <text:p text:style-name="P94"><text:s text:c="4"/>}</text:p>
        <text:p text:style-name="P94"/>
        <text:p text:style-name="P94"><text:s text:c="4"/>return 0;</text:p>
        <text:p text:style-name="P94">}</text:p>
        <text:p text:style-name="P94"/>
        <text:p text:style-name="P94"/>
        <text:p text:style-name="P35">Ternary Search – <text:span text:style-name="T67">Integer</text:span></text:p>
        <text:p text:style-name="P93"/>
        <text:p text:style-name="Standard"><text:span text:style-name="Source_20_Text"><text:span text:style-name="T61">//lo + 1 is the answer</text:span></text:span></text:p>
        <text:p text:style-name="Standard"><text:span text:style-name="Source_20_Text"><text:span text:style-name="T61">//</text:span></text:span><text:span text:style-name="Source_20_Text"><text:span text:style-name="T62">use only if hi-lo &gt; 10 </text:span></text:span></text:p>
        <text:p text:style-name="Standard"/>
        <text:p text:style-name="Standard"><text:span text:style-name="Source_20_Text"><text:span text:style-name="T61">int lo = -1, hi = n;</text:span></text:span></text:p>
        <text:p text:style-name="Standard"><text:span text:style-name="Source_20_Text"><text:span text:style-name="T58">while (hi - lo &gt; 1) {</text:span></text:span></text:p>
        <text:p text:style-name="Standard"><text:span text:style-name="Source_20_Text"><text:span text:style-name="T58"><text:s text:c="4"/>int mid = (hi + lo)&gt;&gt;1;</text:span></text:span></text:p>
        <text:p text:style-name="P144"><text:span text:style-name="Source_20_Text"><text:span text:style-name="T58"><text:s text:c="4"/></text:span></text:span></text:p>
        <text:p text:style-name="P144"><text:span text:style-name="Source_20_Text"><text:span text:style-name="T58"><text:s text:c="4"/>if (f(mid) &gt; f(mid + 1)) <text:s/>hi = mid;</text:span></text:span></text:p>
        <text:p text:style-name="Standard"><text:span text:style-name="Source_20_Text"><text:span text:style-name="T58"><text:s text:c="4"/>else lo = mid; </text:span></text:span></text:p>
        <text:p text:style-name="Standard"><text:span text:style-name="Source_20_Text"><text:span text:style-name="T58">}</text:span></text:span></text:p>
        <text:p text:style-name="P35"/>
        <text:p text:style-name="P13">Matrix Exponenciation</text:p>
        <text:p text:style-name="P80"/>
        <text:p text:style-name="P150">#define SIZE 2</text:p>
        <text:p text:style-name="P153">#define ll long long</text:p>
        <text:p text:style-name="P153"/>
        <text:p text:style-name="P153">ll M;</text:p>
        <text:p text:style-name="P153"/>
        <text:p text:style-name="P153">struct Matrix {</text:p>
        <text:p text:style-name="P153"><text:s text:c="4"/>ll mat[SIZE][SIZE];</text:p>
        <text:p text:style-name="P153"/>
        <text:p text:style-name="P153"><text:s text:c="4"/>Matrix() {</text:p>
        <text:p text:style-name="P153"><text:s text:c="8"/>memset(mat, 0,sizeof(mat));</text:p>
        <text:p text:style-name="P153"><text:s text:c="4"/>};</text:p>
        <text:p text:style-name="P153"/>
        <text:p text:style-name="P153"><text:s text:c="4"/>Matrix operator * (const Matrix &amp; in) const {</text:p>
        <text:p text:style-name="P153"><text:s text:c="8"/>Matrix aux;</text:p>
        <text:p text:style-name="P153"><text:s text:c="8"/>for(int i = 0; i &lt; SIZE; i++) {</text:p>
        <text:p text:style-name="P153"><text:s text:c="12"/>for(int j = 0; j &lt; SIZE; j++) {</text:p>
        <text:p text:style-name="P153"><text:s text:c="16"/>for(int k = 0; k &lt; SIZE; k++) {</text:p>
        <text:p text:style-name="P153"><text:s text:c="20"/>aux.mat[i][j] = (mat[i][k] * in.mat[k][j] + aux.mat[i][j]);</text:p>
        <text:p text:style-name="P153"><text:s text:c="16"/>}</text:p>
        <text:p text:style-name="P153"><text:s text:c="12"/>}</text:p>
        <text:p text:style-name="P153"><text:s text:c="8"/>}</text:p>
        <text:p text:style-name="P153"><text:s text:c="8"/>return aux;</text:p>
        <text:p text:style-name="P153"><text:s text:c="4"/>}</text:p>
        <text:p text:style-name="P153">};</text:p>
        <text:p text:style-name="P153"/>
        <text:p text:style-name="P153">Matrix matExpo(Matrix x, ll y) {</text:p>
        <text:p text:style-name="P153"><text:s text:c="8"/>Matrix result;</text:p>
        <text:p text:style-name="P153"><text:s text:c="8"/>if(y &lt;= 1) return x;</text:p>
        <text:p text:style-name="P153"/>
        <text:p text:style-name="P153"><text:s text:c="8"/>result = matExpo(x, y/2);</text:p>
        <text:p text:style-name="P153"><text:s text:c="8"/>result = result * result;</text:p>
        <text:p text:style-name="P153"><text:s text:c="8"/>if(y % 2 == 1) result = result * x;</text:p>
        <text:p text:style-name="P153"><text:s text:c="8"/>return result;</text:p>
        <text:p text:style-name="P156">}</text:p>
        <text:p text:style-name="P56"/>
        <text:p text:style-name="P56"/>
        <text:p text:style-name="P56"><text:soft-page-break/>FFT</text:p>
        <text:p text:style-name="P138"/>
        <text:p text:style-name="P137">#define PI acos(-1)</text:p>
        <text:p text:style-name="Standard"/>
        <text:p text:style-name="P137">int n;</text:p>
        <text:p text:style-name="Standard"/>
        <text:p text:style-name="P137">int rev(int k, int siz) {</text:p>
        <text:p text:style-name="P137"><text:s text:c="4"/>int sol = 0, log = log2(siz)-1;</text:p>
        <text:p text:style-name="P137"><text:s text:c="4"/>while (k) {</text:p>
        <text:p text:style-name="P137"><text:s text:c="8"/>if (k &amp; 1)</text:p>
        <text:p text:style-name="P137"><text:s text:c="12"/>sol += 1 &lt;&lt; log;</text:p>
        <text:p text:style-name="P137"><text:s text:c="8"/>k &gt;&gt;= 1;</text:p>
        <text:p text:style-name="P137"><text:s text:c="8"/>log--;</text:p>
        <text:p text:style-name="P137"><text:s text:c="4"/>}</text:p>
        <text:p text:style-name="P137"><text:s text:c="4"/>return sol;</text:p>
        <text:p text:style-name="P137">}</text:p>
        <text:p text:style-name="Standard"/>
        <text:p text:style-name="P137">void FFT(complex &lt; long double &gt; *coef, complex &lt; long double &gt; *pv, bool inverse) {</text:p>
        <text:p text:style-name="P137"><text:s text:c="4"/>int siz = 1 &lt;&lt; ((int) ceil(log2(n+1)));</text:p>
        <text:p text:style-name="P137"><text:s text:c="4"/>siz *= 2;</text:p>
        <text:p text:style-name="Standard"/>
        <text:p text:style-name="P137"><text:s text:c="4"/>for (int k = 0; k &lt; siz; k++)</text:p>
        <text:p text:style-name="P137"><text:s text:c="8"/>pv[rev(k, siz)] = coef[k];</text:p>
        <text:p text:style-name="Standard"/>
        <text:p text:style-name="P137"><text:s text:c="4"/>for (int s = 1; s &lt;= log2(siz); s++) {</text:p>
        <text:p text:style-name="P137"><text:s text:c="8"/>int m = 1 &lt;&lt; s;</text:p>
        <text:p text:style-name="Standard"/>
        <text:p text:style-name="P137"><text:s text:c="8"/>long double theta = (inverse? -1 : 1) * 2 * PI / m;</text:p>
        <text:p text:style-name="P137"><text:s text:c="8"/>complex &lt; long double &gt; unityRoot(cos(theta), sin(theta));</text:p>
        <text:p text:style-name="Standard"/>
        <text:p text:style-name="P137"><text:s text:c="8"/>for (int k = 0; k &lt; siz; k += m) {</text:p>
        <text:p text:style-name="P137"><text:s text:c="12"/>complex &lt; long double &gt; omega = 1;</text:p>
        <text:p text:style-name="Standard"/>
        <text:p text:style-name="P137"><text:s text:c="12"/>for (int j = 0; j &lt; m/2; j++) {</text:p>
        <text:p text:style-name="P137"><text:s text:c="16"/>complex &lt; long double &gt; t = omega * pv[k + j + m/2];</text:p>
        <text:p text:style-name="P137"><text:s text:c="16"/>complex &lt; long double &gt; u = pv[k + j];</text:p>
        <text:p text:style-name="Standard"/>
        <text:p text:style-name="P137"><text:s text:c="16"/>pv[k + j] = u + t;</text:p>
        <text:p text:style-name="P137"><text:s text:c="16"/>pv[k + j + m/2] = u - t;</text:p>
        <text:p text:style-name="P137"><text:s text:c="16"/>omega = omega * unityRoot;</text:p>
        <text:p text:style-name="P137"><text:s text:c="12"/>}</text:p>
        <text:p text:style-name="P137"><text:s text:c="8"/>}</text:p>
        <text:p text:style-name="P137"><text:s text:c="4"/>}</text:p>
        <text:p text:style-name="Standard"/>
        <text:p text:style-name="P137"><text:s text:c="4"/>if (inverse)</text:p>
        <text:p text:style-name="P137"><text:s text:c="8"/>for (int j = 0; j &lt; siz; j++)</text:p>
        <text:p text:style-name="P137"><text:s text:c="12"/>pv[j] /= siz;</text:p>
        <text:p text:style-name="P137">}</text:p>
        <text:p text:style-name="P5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><text:soft-page-break/>DP – Convex Hull Optimization</text:p>
        <text:p text:style-name="P121"/>
        <text:p text:style-name="P59"><text:span text:style-name="T59">Original recurrence: <text:s/></text:span><text:span text:style-name="T79">dp</text:span><text:span text:style-name="T77">[</text:span><text:span text:style-name="T79">i</text:span><text:span text:style-name="T77">] = </text:span><text:span text:style-name="T79">min</text:span><text:span text:style-name="T73">j</text:span><text:span text:style-name="T74"> &lt; </text:span><text:span text:style-name="T73">i</text:span><text:span text:style-name="T77">{</text:span><text:span text:style-name="T79">dp</text:span><text:span text:style-name="T77">[</text:span><text:span text:style-name="T80">j</text:span><text:span text:style-name="T77">] + </text:span><text:span text:style-name="T79">b</text:span><text:span text:style-name="T77">[</text:span><text:span text:style-name="T80">j</text:span><text:span text:style-name="T77">] * </text:span><text:span text:style-name="T79">a</text:span><text:span text:style-name="T77">[</text:span><text:span text:style-name="T80">i</text:span><text:span text:style-name="T77">]}</text:span></text:p>
        <text:p text:style-name="P121"/>
        <text:p text:style-name="P60"><text:span text:style-name="T60">Condition of applicability: </text:span><text:span text:style-name="T79">b</text:span><text:span text:style-name="T77">[</text:span><text:span text:style-name="T79">j</text:span><text:span text:style-name="T77">] ≥ </text:span><text:span text:style-name="T79">b</text:span><text:span text:style-name="T77">[</text:span><text:span text:style-name="T79">j</text:span><text:span text:style-name="T77"> + 1] </text:span><text:span text:style-name="T78">&amp;&amp; </text:span><text:span text:style-name="T79">a</text:span><text:span text:style-name="T77">[</text:span><text:span text:style-name="T79">i</text:span><text:span text:style-name="T77">] ≤ </text:span><text:span text:style-name="T79">a</text:span><text:span text:style-name="T77">[</text:span><text:span text:style-name="T79">i</text:span><text:span text:style-name="T77"> + 1]</text:span></text:p>
        <text:p text:style-name="P121"/>
        <text:p text:style-name="P134">Code example:</text:p>
        <text:p text:style-name="P123"/>
        <text:p text:style-name="P64">#define ll long long</text:p>
        <text:p text:style-name="P64">#define pll pair &lt; ll, ll &gt;</text:p>
        <text:p text:style-name="P64"/>
        <text:p text:style-name="P64">int n;</text:p>
        <text:p text:style-name="P64">ll a[100100], b[100100], dp[100100];</text:p>
        <text:p text:style-name="P64">vector &lt; pll &gt; retas;</text:p>
        <text:p text:style-name="P64"/>
        <text:p text:style-name="P64">double ddiv(double a, double b) { return a / b; }</text:p>
        <text:p text:style-name="P64"/>
        <text:p text:style-name="P64">int main() {</text:p>
        <text:p text:style-name="P64"><text:s text:c="8"/>scanf("%d", &amp;n);</text:p>
        <text:p text:style-name="P64"><text:s text:c="8"/>for (int i = 0; i &lt; n; i++)</text:p>
        <text:p text:style-name="P64"><text:s text:c="16"/>scanf("%lld", &amp;a[i]);</text:p>
        <text:p text:style-name="P64"><text:s text:c="8"/>for (int i = 0; i &lt; n; i++)</text:p>
        <text:p text:style-name="P64"><text:s text:c="16"/>scanf("%lld", &amp;b[i]);</text:p>
        <text:p text:style-name="P64"><text:s text:c="8"/></text:p>
        <text:p text:style-name="P64"><text:s text:c="8"/>int lind = 0;</text:p>
        <text:p text:style-name="P64"><text:s text:c="8"/>retas.push_back(pll(b[0], 0));</text:p>
        <text:p text:style-name="P64"><text:s text:c="8"/></text:p>
        <text:p text:style-name="P64"><text:s text:c="8"/>for (int i = 1; i &lt; n; i++) {</text:p>
        <text:p text:style-name="P64"><text:s text:c="16"/>int siz = retas.size();</text:p>
        <text:p text:style-name="P64"><text:s text:c="16"/>while (lind &lt; siz-1 &amp;&amp; a[i] * retas[lind].first + retas[lind].second &gt; a[i] * retas[lind+1].first + retas[lind+1].second) lind++;</text:p>
        <text:p text:style-name="P64"><text:s text:c="16"/></text:p>
        <text:p text:style-name="P64"><text:s text:c="16"/>dp[i] = a[i] * retas[lind].first + retas[lind].second;</text:p>
        <text:p text:style-name="P64"><text:s text:c="16"/></text:p>
        <text:p text:style-name="P64"><text:s text:c="16"/>pll newr = pll(b[i], dp[i]);</text:p>
        <text:p text:style-name="P64"><text:s text:c="16"/>while (siz &gt; 1 &amp;&amp; ddiv(newr.second - retas[siz-2].second, retas[siz-2].first - newr.first) &lt; ddiv(retas[siz-1].second - retas[siz-2].second, retas[siz-2].first - retas[siz-1].first)) {</text:p>
        <text:p text:style-name="P64"><text:s text:c="24"/>retas.pop_back();</text:p>
        <text:p text:style-name="P64"><text:s text:c="24"/>siz--;</text:p>
        <text:p text:style-name="P64"><text:s text:c="16"/>}</text:p>
        <text:p text:style-name="P64"><text:s text:c="16"/>retas.push_back(newr);</text:p>
        <text:p text:style-name="P64"><text:s text:c="16"/>lind = min(siz-1, lind);</text:p>
        <text:p text:style-name="P64"><text:s text:c="8"/>}</text:p>
        <text:p text:style-name="P64"/>
        <text:p text:style-name="P64"><text:s text:c="8"/>printf("%lld\n", dp[n-1]);</text:p>
        <text:p text:style-name="P64"><text:s text:c="8"/></text:p>
        <text:p text:style-name="P64"><text:s text:c="8"/>return 0;</text:p>
        <text:p text:style-name="P64">}</text:p>
        <text:p text:style-name="P64"/>
        <text:p text:style-name="P142">General <text:span text:style-name="T81">c</text:span>ase <text:span text:style-name="T81">example</text:span>:</text:p>
        <text:p text:style-name="P142"/>
        <text:p text:style-name="Standard">#define ll long long</text:p>
        <text:p text:style-name="Standard">#define EPS 1e-9</text:p>
        <text:p text:style-name="Standard"/>
        <text:p text:style-name="Standard">int n, c, m;</text:p>
        <text:p text:style-name="Standard">ll dp[100100];</text:p>
        <text:p text:style-name="Standard"/>
        <text:p text:style-name="Standard">struct mac {</text:p>
        <text:p text:style-name="Standard"><text:s text:c="4"/>ll d, p, r, g;</text:p>
        <text:p text:style-name="Standard">} macs[100100];</text:p>
        <text:p text:style-name="Standard"/>
        <text:p text:style-name="Standard">bool cmp(mac a, mac b) {</text:p>
        <text:p text:style-name="Standard"><text:s text:c="4"/>return a.d &lt; b.d;</text:p>
        <text:p text:style-name="Standard">}</text:p>
        <text:p text:style-name="Standard"/>
        <text:p text:style-name="Standard">struct item {</text:p>
        <text:p text:style-name="Standard"><text:soft-page-break/><text:s text:c="4"/>ll key, b;</text:p>
        <text:p text:style-name="Standard"><text:s text:c="4"/>int prior, cnt;</text:p>
        <text:p text:style-name="Standard"><text:s text:c="4"/>item *l, *r;</text:p>
        <text:p text:style-name="Standard"><text:s text:c="4"/>item() {}</text:p>
        <text:p text:style-name="Standard"><text:s text:c="4"/>item(ll key, ll b, int prior) : key(key), b(b), prior(prior), l(NULL), r(NULL) { }</text:p>
        <text:p text:style-name="Standard">};</text:p>
        <text:p text:style-name="Standard">typedef item *pitem;</text:p>
        <text:p text:style-name="Standard"/>
        <text:p text:style-name="Standard">int cnt(pitem t) {</text:p>
        <text:p text:style-name="Standard"><text:s text:c="4"/>return t ? t-&gt;cnt : 0;</text:p>
        <text:p text:style-name="Standard">}</text:p>
        <text:p text:style-name="Standard"/>
        <text:p text:style-name="Standard">void upd_cnt(pitem t) {</text:p>
        <text:p text:style-name="Standard"><text:s text:c="4"/>if (t) t-&gt;cnt = 1 + cnt(t-&gt;l) + cnt(t-&gt;r);</text:p>
        <text:p text:style-name="Standard">}</text:p>
        <text:p text:style-name="Standard"/>
        <text:p text:style-name="Standard">void split(pitem t, ll key, pitem &amp;l, pitem &amp;r) {</text:p>
        <text:p text:style-name="Standard"><text:s text:c="4"/>if (!t) l = r = NULL;</text:p>
        <text:p text:style-name="Standard"><text:s text:c="4"/>else if (key &lt; t-&gt;key) split(t-&gt;l, key, l, t-&gt;l), r = t;</text:p>
        <text:p text:style-name="Standard"><text:s text:c="4"/>else split(t-&gt;r, key, t-&gt;r, r), l = t;</text:p>
        <text:p text:style-name="Standard"><text:s text:c="4"/>upd_cnt(t);</text:p>
        <text:p text:style-name="Standard">}</text:p>
        <text:p text:style-name="Standard"/>
        <text:p text:style-name="Standard">void insert(pitem &amp;t, pitem it) {</text:p>
        <text:p text:style-name="Standard"><text:s text:c="4"/>if (!t) t = it;</text:p>
        <text:p text:style-name="Standard"><text:s text:c="4"/>else if (it-&gt;prior &gt; t-&gt;prior) split(t, it-&gt;key, it-&gt;l, it-&gt;r), t = it;</text:p>
        <text:p text:style-name="Standard"><text:s text:c="4"/>else insert(it-&gt;key &lt; t-&gt;key ? t-&gt;l : t-&gt;r, it);</text:p>
        <text:p text:style-name="Standard"><text:s text:c="4"/>upd_cnt(t);</text:p>
        <text:p text:style-name="Standard">}</text:p>
        <text:p text:style-name="Standard"/>
        <text:p text:style-name="Standard">void merge(pitem &amp;t, pitem l, pitem r) {</text:p>
        <text:p text:style-name="Standard"><text:s text:c="4"/>if (!l || !r) t = l ? l : r;</text:p>
        <text:p text:style-name="Standard"><text:s text:c="4"/>else if (l-&gt;prior &gt; r-&gt;prior) merge(l-&gt;r, l-&gt;r, r), t = l;</text:p>
        <text:p text:style-name="Standard"><text:s text:c="4"/>else merge(r-&gt;l, l, r-&gt;l), t = r;</text:p>
        <text:p text:style-name="Standard"><text:s text:c="4"/>upd_cnt(t);</text:p>
        <text:p text:style-name="Standard">}</text:p>
        <text:p text:style-name="Standard"/>
        <text:p text:style-name="Standard">void erase(pitem &amp;t, ll key) {</text:p>
        <text:p text:style-name="Standard"><text:s text:c="4"/>if (t-&gt;key == key) merge(t, t-&gt;l, t-&gt;r);</text:p>
        <text:p text:style-name="Standard"><text:s text:c="4"/>else erase(key &lt; t-&gt;key ? t-&gt;l : t-&gt;r, key);</text:p>
        <text:p text:style-name="Standard"><text:s text:c="4"/>upd_cnt(t);</text:p>
        <text:p text:style-name="Standard">}</text:p>
        <text:p text:style-name="Standard"/>
        <text:p text:style-name="Standard">pitem kth(pitem t, int k, int sum = 0) {</text:p>
        <text:p text:style-name="Standard"><text:s text:c="4"/>int pos = sum + cnt(t-&gt;l);</text:p>
        <text:p text:style-name="Standard"><text:s text:c="4"/>if (k &lt; pos) return kth(t-&gt;l, k, sum);</text:p>
        <text:p text:style-name="Standard"><text:s text:c="4"/>if (k &gt; pos) return kth(t-&gt;r, k, sum + cnt(t-&gt;l) + 1);</text:p>
        <text:p text:style-name="Standard"><text:s text:c="4"/>return t;</text:p>
        <text:p text:style-name="Standard">}</text:p>
        <text:p text:style-name="Standard"/>
        <text:p text:style-name="Standard">pitem root;</text:p>
        <text:p text:style-name="Standard"/>
        <text:p text:style-name="Standard">ll query(ll pos) {</text:p>
        <text:p text:style-name="Standard"><text:s text:c="4"/>if (cnt(root) == 1) return root-&gt;key * pos + root-&gt;b;</text:p>
        <text:p text:style-name="Standard"/>
        <text:p text:style-name="Standard"><text:s text:c="4"/>int ini = 0, fim = cnt(root) - 2;</text:p>
        <text:p text:style-name="Standard"><text:s text:c="4"/>while (ini &lt;= fim) {</text:p>
        <text:p text:style-name="Standard"><text:s text:c="8"/>int meio = (ini + fim) / 2;</text:p>
        <text:p text:style-name="Standard"><text:s text:c="8"/>pitem a = kth(root, meio), b = kth(root, meio+1);</text:p>
        <text:p text:style-name="Standard"><text:s text:c="8"/>double inter = (a-&gt;b - b-&gt;b + 0.0) / (b-&gt;key - a-&gt;key);</text:p>
        <text:p text:style-name="Standard"><text:s text:c="8"/>if (pos + EPS &lt; inter) fim = meio-1;</text:p>
        <text:p text:style-name="Standard"><text:s text:c="8"/>else ini = meio+1;</text:p>
        <text:p text:style-name="Standard"><text:s text:c="4"/>}</text:p>
        <text:p text:style-name="Standard"><text:s text:c="4"/>pitem aux = kth(root, ini);</text:p>
        <text:p text:style-name="Standard"><text:s text:c="4"/>return aux-&gt;key * pos + aux-&gt;b;</text:p>
        <text:p text:style-name="Standard">}</text:p>
        <text:p text:style-name="Standard"/>
        <text:p text:style-name="Standard"><text:soft-page-break/>void addLine(ll m, ll n) {</text:p>
        <text:p text:style-name="Standard"><text:s text:c="4"/>pitem t1, t2, t3, t4;</text:p>
        <text:p text:style-name="Standard"><text:s text:c="4"/>split(root, m, t1, t2);</text:p>
        <text:p text:style-name="Standard"/>
        <text:p text:style-name="Standard"><text:s text:c="8"/>t3 = kth(t1, cnt(t1)-1);</text:p>
        <text:p text:style-name="Standard"><text:s text:c="8"/></text:p>
        <text:p text:style-name="Standard"><text:s text:c="8"/>if (t3-&gt;key == m &amp;&amp; t3-&gt;b &gt;= n) { merge(root, t1, t2); return; }</text:p>
        <text:p text:style-name="Standard"><text:s text:c="8"/>if (t3-&gt;key == m) erase(t1, m);</text:p>
        <text:p text:style-name="Standard"/>
        <text:p text:style-name="Standard"><text:s text:c="8"/>if (t2) {</text:p>
        <text:p text:style-name="Standard"><text:s text:c="16"/>t3 = kth(t1, cnt(t1)-1), t4 = kth(t2, 0);</text:p>
        <text:p text:style-name="Standard"><text:s text:c="16"/>double inter1 = (t3-&gt;b - t4-&gt;b + 0.0) / (t4-&gt;key - t3-&gt;key);</text:p>
        <text:p text:style-name="Standard"><text:s text:c="16"/>double inter2 = (n - t3-&gt;b + 0.0) / (t3-&gt;key - m);</text:p>
        <text:p text:style-name="Standard"><text:s text:c="16"/>if (inter1 &lt; inter2) { merge(root, t1, t2); return; }</text:p>
        <text:p text:style-name="Standard"><text:s text:c="8"/>}</text:p>
        <text:p text:style-name="Standard"/>
        <text:p text:style-name="Standard"><text:s text:c="8"/>while (cnt(t1) &gt; 1) {</text:p>
        <text:p text:style-name="Standard"><text:s text:c="16"/>t3 = kth(t1, cnt(t1)-1), t4 = kth(t1, cnt(t1)-2);</text:p>
        <text:p text:style-name="Standard"><text:s text:c="16"/>double inter1 = (t3-&gt;b - t4-&gt;b + 0.0) / (t4-&gt;key - t3-&gt;key);</text:p>
        <text:p text:style-name="Standard"><text:s text:c="16"/>double inter2 = (n - t4-&gt;b + 0.0) / (t4-&gt;key - m);</text:p>
        <text:p text:style-name="Standard"><text:s text:c="16"/>if (inter2 &lt; inter1) erase(t1, t3-&gt;key);</text:p>
        <text:p text:style-name="Standard"><text:s text:c="16"/>else break;</text:p>
        <text:p text:style-name="Standard"><text:s text:c="8"/>}</text:p>
        <text:p text:style-name="Standard"/>
        <text:p text:style-name="Standard"><text:s text:c="4"/>merge(t1, t1, new item(m, n, rand()));</text:p>
        <text:p text:style-name="Standard"><text:s text:c="4"/>int nxt = cnt(t1) + 2;</text:p>
        <text:p text:style-name="Standard"><text:s text:c="4"/>merge(root, t1, t2);</text:p>
        <text:p text:style-name="Standard"/>
        <text:p text:style-name="Standard"><text:s text:c="4"/>while (nxt &lt;= cnt(root)) {</text:p>
        <text:p text:style-name="Standard"><text:s text:c="8"/>t1 = kth(root, nxt-1), t2 = kth(root, nxt-2), t3 = kth(root, nxt-3);</text:p>
        <text:p text:style-name="Standard"><text:s text:c="8"/>double inter1 = (t2-&gt;b - t3-&gt;b + 0.0) / (t3-&gt;key - t2-&gt;key);</text:p>
        <text:p text:style-name="Standard"><text:s text:c="8"/>double inter2 = (t1-&gt;b - t3-&gt;b + 0.0) / (t3-&gt;key - t1-&gt;key);</text:p>
        <text:p text:style-name="Standard"/>
        <text:p text:style-name="Standard"><text:s text:c="8"/>if (inter2 &lt; inter1) erase(root, t2-&gt;key);</text:p>
        <text:p text:style-name="Standard"><text:s text:c="8"/>else break;</text:p>
        <text:p text:style-name="Standard"><text:s text:c="4"/>}</text:p>
        <text:p text:style-name="Standard">}</text:p>
        <text:p text:style-name="Standard"/>
        <text:p text:style-name="Standard">int main() {</text:p>
        <text:p text:style-name="Standard"><text:s text:c="4"/>srand(time(NULL));</text:p>
        <text:p text:style-name="Standard"/>
        <text:p text:style-name="Standard"><text:s text:c="4"/>int t = 1;</text:p>
        <text:p text:style-name="Standard"><text:s text:c="4"/>while (1) {</text:p>
        <text:p text:style-name="Standard"><text:s text:c="8"/>scanf("%d %d %d", &amp;n, &amp;c, &amp;m);</text:p>
        <text:p text:style-name="Standard"><text:s text:c="8"/>if (n + c + m == 0) break;</text:p>
        <text:p text:style-name="Standard"/>
        <text:p text:style-name="Standard"><text:s text:c="8"/>for (int i = 0; i &lt; n; i++)</text:p>
        <text:p text:style-name="Standard"><text:s text:c="12"/>scanf("%lld %lld %lld %lld", &amp;macs[i].d, &amp;macs[i].p, &amp;macs[i].r, &amp;macs[i].g);</text:p>
        <text:p text:style-name="Standard"><text:s text:c="12"/></text:p>
        <text:p text:style-name="Standard"><text:s text:c="8"/>sort(macs, macs+n, cmp);</text:p>
        <text:p text:style-name="Standard"><text:s text:c="8"/>macs[n] = (mac) {m+1, 0, 0, 0};</text:p>
        <text:p text:style-name="Standard"/>
        <text:p text:style-name="Standard"><text:s text:c="8"/>root = new item(0, c, rand());</text:p>
        <text:p text:style-name="Standard"/>
        <text:p text:style-name="Standard"><text:s text:c="8"/>for (int i = 0; i &lt;= n; i++) {</text:p>
        <text:p text:style-name="Standard"><text:s text:c="12"/>dp[i] = query(macs[i].d);</text:p>
        <text:p text:style-name="Standard"><text:s text:c="12"/>if (i == n || dp[i] &lt; macs[i].p) continue;</text:p>
        <text:p text:style-name="Standard"><text:s text:c="12"/>addLine(macs[i].g, dp[i] + macs[i].r - macs[i].d*macs[i].g - macs[i].g - macs[i].p);</text:p>
        <text:p text:style-name="Standard"><text:s text:c="8"/>}</text:p>
        <text:p text:style-name="Standard"/>
        <text:p text:style-name="Standard"><text:s text:c="8"/>printf("Case %d: %lld\n", t++, dp[n]);</text:p>
        <text:p text:style-name="Standard"><text:s text:c="4"/>}</text:p>
        <text:p text:style-name="Standard"/>
        <text:p text:style-name="Standard"><text:s text:c="4"/>return 0;</text:p>
        <text:p text:style-name="Standard">}</text:p>
        <text:p text:style-name="Standard"/>
        <text:p text:style-name="P158"><text:soft-page-break/>DP – Divide &amp; Conquer Optimization</text:p>
        <text:p text:style-name="P139"/>
        <text:p text:style-name="P61"><text:span text:style-name="T59">Original recurrence: <text:s/></text:span><text:span text:style-name="T76">dp</text:span><text:span text:style-name="T75">[</text:span><text:span text:style-name="T76">i</text:span><text:span text:style-name="T75">][</text:span><text:span text:style-name="T76">j</text:span><text:span text:style-name="T75">] = </text:span><text:span text:style-name="T76">min</text:span><text:span text:style-name="T71">k</text:span><text:span text:style-name="T72"> &lt; </text:span><text:span text:style-name="T71">j</text:span><text:span text:style-name="T75">{</text:span><text:span text:style-name="T76">dp</text:span><text:span text:style-name="T75">[</text:span><text:span text:style-name="T76">i</text:span><text:span text:style-name="T75"> - 1][</text:span><text:span text:style-name="T76">k</text:span><text:span text:style-name="T75">] + </text:span><text:span text:style-name="T76">C</text:span><text:span text:style-name="T75">[</text:span><text:span text:style-name="T76">k</text:span><text:span text:style-name="T75">][</text:span><text:span text:style-name="T76">j</text:span><text:span text:style-name="T75">]}</text:span></text:p>
        <text:p text:style-name="P122"/>
        <text:p text:style-name="P61"><text:span text:style-name="T60">Condition of applicability: </text:span><text:span text:style-name="T76">A</text:span><text:span text:style-name="T75">[</text:span><text:span text:style-name="T76">i</text:span><text:span text:style-name="T75">][</text:span><text:span text:style-name="T76">j</text:span><text:span text:style-name="T75">] ≤ </text:span><text:span text:style-name="T76">A</text:span><text:span text:style-name="T75">[</text:span><text:span text:style-name="T76">i</text:span><text:span text:style-name="T75">][</text:span><text:span text:style-name="T76">j</text:span><text:span text:style-name="T75"> + 1]</text:span></text:p>
        <text:p text:style-name="P140"/>
        <text:p text:style-name="P141">#define INF 1000000000000000000LL</text:p>
        <text:p text:style-name="P141"/>
        <text:p text:style-name="P141">int n, k, weight[1010], pos[1010];</text:p>
        <text:p text:style-name="P141">long long dp[1010][1010], cost[1010][1010];</text:p>
        <text:p text:style-name="P141"/>
        <text:p text:style-name="P141">void solve(int ini, int fim, int mini, int maxi, int lvl) {</text:p>
        <text:p text:style-name="P141"><text:s text:c="4"/>if (ini &gt; fim) return;</text:p>
        <text:p text:style-name="P141"/>
        <text:p text:style-name="P141"><text:s text:c="4"/>int mid = (ini + fim) / 2;</text:p>
        <text:p text:style-name="P141"/>
        <text:p text:style-name="P141"><text:s text:c="4"/>int ind = mini;</text:p>
        <text:p text:style-name="P141"><text:s text:c="4"/>for (int i = mini; i &lt; min(maxi+1, mid); i++)</text:p>
        <text:p text:style-name="P141"><text:s text:c="8"/>if (dp[mid][lvl] &gt; dp[i][lvl-1] + cost[i+1][mid]) {</text:p>
        <text:p text:style-name="P141"><text:s text:c="12"/>ind = i;</text:p>
        <text:p text:style-name="P141"><text:s text:c="12"/>dp[mid][lvl] = dp[i][lvl-1] + cost[i+1][mid];</text:p>
        <text:p text:style-name="P141"><text:s text:c="8"/>}</text:p>
        <text:p text:style-name="P141"/>
        <text:p text:style-name="P141"><text:s text:c="4"/>solve(ini, mid-1, mini, ind, lvl);</text:p>
        <text:p text:style-name="P141"><text:s text:c="4"/>solve(mid+1, fim, ind, maxi, lvl);</text:p>
        <text:p text:style-name="P141">}</text:p>
        <text:p text:style-name="P141"/>
        <text:p text:style-name="P141">int main() {</text:p>
        <text:p text:style-name="P141"><text:s text:c="4"/>while (scanf("%d %d", &amp;n, &amp;k) != EOF) {</text:p>
        <text:p text:style-name="P141"><text:s text:c="8"/>for (int i = 0; i &lt; n; i++)</text:p>
        <text:p text:style-name="P141"><text:s text:c="12"/>scanf("%d %d", &amp;pos[i], &amp;weight[i]);</text:p>
        <text:p text:style-name="P141"/>
        <text:p text:style-name="P141"><text:s text:c="8"/>for (int i = 0; i &lt; n; i++)</text:p>
        <text:p text:style-name="P141"><text:s text:c="12"/>for (int j = 0; j &lt; k; j++)</text:p>
        <text:p text:style-name="P141"><text:s text:c="16"/>dp[i][j] = i &lt; j? 0 : INF;</text:p>
        <text:p text:style-name="P141"/>
        <text:p text:style-name="P141"><text:s text:c="8"/>for (int i = 0; i &lt; n; i++)</text:p>
        <text:p text:style-name="P141"><text:s text:c="12"/>for (int j = 0; j &lt; n; j++)</text:p>
        <text:p text:style-name="P141"><text:s text:c="16"/>cost[i][j] = 0;</text:p>
        <text:p text:style-name="P141"/>
        <text:p text:style-name="P141"><text:s text:c="8"/>long long total, aux;</text:p>
        <text:p text:style-name="P141"><text:s text:c="8"/>for (int i = 0; i &lt; n; i++) {</text:p>
        <text:p text:style-name="P141"><text:s text:c="12"/>total = 0, aux = 0;</text:p>
        <text:p text:style-name="P141"><text:s text:c="12"/>for (int j = i; j &lt; n; j++) {</text:p>
        <text:p text:style-name="P141"><text:s text:c="16"/>cost[i][j] = total;</text:p>
        <text:p text:style-name="P141"><text:s text:c="16"/>aux += weight[j];</text:p>
        <text:p text:style-name="P141"><text:s text:c="16"/>total += aux * (pos[j+1] - pos[j]);</text:p>
        <text:p text:style-name="P141"><text:s text:c="12"/>}</text:p>
        <text:p text:style-name="P141"><text:s text:c="8"/>}</text:p>
        <text:p text:style-name="P141"/>
        <text:p text:style-name="P141"><text:s text:c="8"/>for (int i = 0; i &lt; n; i++)</text:p>
        <text:p text:style-name="P141"><text:s text:c="12"/>dp[i][0] = cost[0][i];</text:p>
        <text:p text:style-name="P141"/>
        <text:p text:style-name="P141"><text:s text:c="8"/>for (int i = 1; i &lt; k; i++)</text:p>
        <text:p text:style-name="P141"><text:s text:c="12"/>solve(0, n-1, 0, n-1, i);</text:p>
        <text:p text:style-name="P141"/>
        <text:p text:style-name="P141"><text:s text:c="8"/>printf("%lld\n", dp[n-1][k-1]);</text:p>
        <text:p text:style-name="P141"><text:s text:c="4"/>}</text:p>
        <text:p text:style-name="P141"><text:s text:c="4"/>return 0;</text:p>
        <text:p text:style-name="P141">}</text:p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><text:soft-page-break/></text:p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betan Machine Uni1" svg:font-family="'Tibetan Machine Un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20:46:58.357227784</meta:creation-date>
    <dc:date>2017-09-15T00:11:48.701110404</dc:date>
    <meta:editing-duration>PT5H6M37S</meta:editing-duration>
    <meta:editing-cycles>275</meta:editing-cycles>
    <meta:generator>LibreOffice/4.2.8.2$Linux_X86_64 LibreOffice_project/420m0$Build-2</meta:generator>
    <meta:document-statistic meta:table-count="0" meta:image-count="0" meta:object-count="0" meta:page-count="39" meta:paragraph-count="1693" meta:word-count="7634" meta:character-count="47873" meta:non-whitespace-character-count="32914"/>
  </office:meta>
</office:document-meta>
</file>